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Lohit Hindi" svg:font-family="'Lohit Hindi'" style:font-family-generic="swiss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1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1.7189in"/>
    </style:style>
    <style:style style:name="co4" style:family="table-column">
      <style:table-column-properties fo:break-before="auto" style:column-width="1.6563in"/>
    </style:style>
    <style:style style:name="co5" style:family="table-column">
      <style:table-column-properties fo:break-before="auto" style:column-width="1.6453in"/>
    </style:style>
    <style:style style:name="co6" style:family="table-column">
      <style:table-column-properties fo:break-before="auto" style:column-width="1.5472in"/>
    </style:style>
    <style:style style:name="co7" style:family="table-column">
      <style:table-column-properties fo:break-before="auto" style:column-width="0.8618in"/>
    </style:style>
    <style:style style:name="co8" style:family="table-column">
      <style:table-column-properties fo:break-before="auto" style:column-width="1.2465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571in"/>
    </style:style>
    <style:style style:name="co12" style:family="table-column">
      <style:table-column-properties fo:break-before="auto" style:column-width="0.8717in"/>
    </style:style>
    <style:style style:name="co13" style:family="table-column">
      <style:table-column-properties fo:break-before="auto" style:column-width="0.7429in"/>
    </style:style>
    <style:style style:name="co14" style:family="table-column">
      <style:table-column-properties fo:break-before="auto" style:column-width="0.6681in"/>
    </style:style>
    <style:style style:name="co15" style:family="table-column">
      <style:table-column-properties fo:break-before="auto" style:column-width="1.211in"/>
    </style:style>
    <style:style style:name="co16" style:family="table-column">
      <style:table-column-properties fo:break-before="auto" style:column-width="2.2437in"/>
    </style:style>
    <style:style style:name="co17" style:family="table-column">
      <style:table-column-properties fo:break-before="auto" style:column-width="1.4063in"/>
    </style:style>
    <style:style style:name="co18" style:family="table-column">
      <style:table-column-properties fo:break-before="auto" style:column-width="2.1571in"/>
    </style:style>
    <style:style style:name="co19" style:family="table-column">
      <style:table-column-properties fo:break-before="auto" style:column-width="0.9898in"/>
    </style:style>
    <style:style style:name="co20" style:family="table-column">
      <style:table-column-properties fo:break-before="auto" style:column-width="1.011in"/>
    </style:style>
    <style:style style:name="co21" style:family="table-column">
      <style:table-column-properties fo:break-before="auto" style:column-width="1.311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Evaluation">
      <style:table-properties table:display="true" style:writing-mode="lr-tb"/>
    </style:style>
    <style:style style:name="ta2" style:family="table" style:master-page-name="PageStyle_5f_Critical_20_Reasoning">
      <style:table-properties table:display="true" style:writing-mode="lr-tb"/>
    </style:style>
    <style:style style:name="ta3" style:family="table" style:master-page-name="PageStyle_5f_Master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30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30">
      <style:table-cell-properties style:rotation-align="none"/>
    </style:style>
    <style:style style:name="ce5" style:family="table-cell" style:parent-style-name="Default" style:data-style-name="N37"/>
    <style:style style:name="ce6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7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Excel_20_Built-in_20_Pivot_20_Table_20_Corner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Pivot_20_Table_20_Field">
      <style:table-cell-properties style:cell-protect="protected" style:print-content="true" style:diagonal-bl-tr="none" style:diagonal-tl-br="none" style:text-align-source="value-type" style:repeat-content="false" fo:wrap-option="no-wrap" fo:border="1.5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Pivot_20_Table_20_Category" style:data-style-name="N30">
      <style:table-cell-properties fo:border-bottom="none" style:cell-protect="protected" style:print-content="true" style:diagonal-bl-tr="none" style:diagonal-tl-br="none" fo:border-left="1.5pt solid #000000" fo:border-right="1.5pt solid #000000" style:rotation-align="none" fo:border-top="1.5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Pivot_20_Table_20_Category" style:data-style-name="N30">
      <style:table-cell-properties fo:border-bottom="none" style:cell-protect="protected" style:print-content="true" style:diagonal-bl-tr="none" style:diagonal-tl-br="none" fo:border-left="1.5pt solid #000000" fo:border-right="1.5pt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Pivot_20_Table_20_Title" style:data-style-name="N30">
      <style:table-cell-properties style:cell-protect="protected" style:print-content="true" style:diagonal-bl-tr="none" style:diagonal-tl-br="none" fo:border="1.5pt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20_Built-in_20_Pivot_20_Table_20_Corner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5pt solid #000000" style:direction="ltr" fo:border-right="none" style:rotation-angle="0" style:rotation-align="none" style:shrink-to-fit="false" fo:border-top="1.5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20_Built-in_20_Pivot_20_Table_20_Category">
      <style:table-cell-properties fo:border-bottom="none" style:cell-protect="protected" style:print-content="true" style:diagonal-bl-tr="none" style:diagonal-tl-br="none" fo:border-left="1.5pt solid #000000" fo:border-right="1.5pt solid #000000" style:rotation-align="none" fo:border-top="1.5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20_Built-in_20_Pivot_20_Table_20_Category">
      <style:table-cell-properties fo:border-bottom="none" style:cell-protect="protected" style:print-content="true" style:diagonal-bl-tr="none" style:diagonal-tl-br="none" fo:border-left="1.5pt solid #000000" fo:border-right="1.5pt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Excel_20_Built-in_20_Pivot_20_Table_20_Category">
      <style:table-cell-properties fo:border-bottom="1.5pt solid #000000" style:cell-protect="protected" style:print-content="true" style:diagonal-bl-tr="none" style:diagonal-tl-br="none" fo:border-left="1.5pt solid #000000" fo:border-right="1.5pt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Excel_20_Built-in_20_Pivot_20_Table_20_Title">
      <style:table-cell-properties fo:border-bottom="1.5pt solid #000000" style:cell-protect="protected" style:print-content="true" style:diagonal-bl-tr="none" style:diagonal-tl-br="none" fo:border-left="1.5pt solid #000000" fo:border-right="none" style:rotation-align="none" fo:border-top="1.5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Excel_20_Built-in_20_Pivot_20_Table_20_Category">
      <style:table-cell-properties fo:border-bottom="1.5pt solid #000000" style:cell-protect="protected" style:print-content="true" style:diagonal-bl-tr="none" style:diagonal-tl-br="none" fo:border-left="1.5pt solid #000000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Excel_20_Built-in_20_Pivot_20_Table_20_Value" style:data-style-name="N11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5pt solid #000000" style:direction="ltr" fo:border-right="none" style:rotation-angle="0" style:rotation-align="none" style:shrink-to-fit="false" fo:border-top="1.5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Excel_20_Built-in_20_Pivot_20_Table_20_Value" style:data-style-name="N11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5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Excel_20_Built-in_20_Pivot_20_Table_20_Value" style:data-style-name="N11">
      <style:table-cell-properties fo:border-bottom="1.5pt solid #000000" style:cell-protect="protected" style:print-content="true" style:diagonal-bl-tr="none" style:diagonal-tl-br="none" style:text-align-source="value-type" style:repeat-content="false" fo:wrap-option="no-wrap" fo:border-left="1.5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Excel_20_Built-in_20_Pivot_20_Table_20_Result" style:data-style-name="N11">
      <style:table-cell-properties fo:border-bottom="1.5pt solid #000000" style:cell-protect="protected" style:print-content="true" style:diagonal-bl-tr="none" style:diagonal-tl-br="none" style:text-align-source="value-type" style:repeat-content="false" fo:wrap-option="no-wrap" fo:border-left="1.5pt solid #000000" style:direction="ltr" fo:border-right="none" style:rotation-angle="0" style:rotation-align="none" style:shrink-to-fit="false" fo:border-top="1.5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Excel_20_Built-in_20_Pivot_20_Table_20_Corner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5pt solid #000000" style:rotation-angle="0" style:rotation-align="none" style:shrink-to-fit="false" fo:border-top="1.5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20_Built-in_20_Pivot_20_Table_20_Category" style:data-style-name="N30">
      <style:table-cell-properties fo:border-bottom="1.5pt solid #000000" style:cell-protect="protected" style:print-content="true" style:diagonal-bl-tr="none" style:diagonal-tl-br="none" fo:border-left="1.5pt solid #000000" fo:border-right="1.5pt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Excel_20_Built-in_20_Pivot_20_Table_20_Title" style:data-style-name="N30">
      <style:table-cell-properties fo:border-bottom="1.5pt solid #000000" style:cell-protect="protected" style:print-content="true" style:diagonal-bl-tr="none" style:diagonal-tl-br="none" fo:border-left="none" fo:border-right="1.5pt solid #000000" style:rotation-align="none" fo:border-top="1.5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Excel_20_Built-in_20_Pivot_20_Table_20_Corner">
      <style:table-cell-properties fo:border-bottom="1.5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5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Excel_20_Built-in_20_Pivot_20_Table_20_Category">
      <style:table-cell-properties fo:border-bottom="1.5pt solid #000000" style:cell-protect="protected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Excel_20_Built-in_20_Pivot_20_Table_20_Value" style:data-style-name="N11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5pt solid #000000" style:rotation-angle="0" style:rotation-align="none" style:shrink-to-fit="false" fo:border-top="1.5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Excel_20_Built-in_20_Pivot_20_Table_20_Value" style:data-style-name="N11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5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xcel_20_Built-in_20_Pivot_20_Table_20_Value" style:data-style-name="N11">
      <style:table-cell-properties fo:border-bottom="1.5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5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Excel_20_Built-in_20_Pivot_20_Table_20_Result" style:data-style-name="N11">
      <style:table-cell-properties fo:border-bottom="1.5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5pt solid #000000" style:rotation-angle="0" style:rotation-align="none" style:shrink-to-fit="false" fo:border-top="1.5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Excel_20_Built-in_20_Pivot_20_Table_20_Value">
      <style:table-cell-properties fo:border-bottom="1.5pt solid #000000" style:cell-protect="protected" style:print-content="true" style:diagonal-bl-tr="none" style:diagonal-tl-br="none" style:text-align-source="value-type" style:repeat-content="false" fo:wrap-option="no-wrap" fo:border-left="1.5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Excel_20_Built-in_20_Pivot_20_Table_20_Value" style:data-style-name="N11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5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Excel_20_Built-in_20_Pivot_20_Table_20_Value" style:data-style-name="N11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Excel_20_Built-in_20_Pivot_20_Table_20_Value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Excel_20_Built-in_20_Pivot_20_Table_20_Value">
      <style:table-cell-properties fo:border-bottom="1.5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Excel_20_Built-in_20_Pivot_20_Table_20_Value" style:data-style-name="N11">
      <style:table-cell-properties fo:border-bottom="1.5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Excel_20_Built-in_20_Pivot_20_Table_20_Value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5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Excel_20_Built-in_20_Pivot_20_Table_20_Corner">
      <style:table-cell-properties fo:border-bottom="1.5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5pt solid #000000" style:rotation-angle="0" style:rotation-align="none" style:shrink-to-fit="false" fo:border-top="1.5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Excel_20_Built-in_20_Pivot_20_Table_20_Title">
      <style:table-cell-properties style:cell-protect="protected" style:print-content="true" style:diagonal-bl-tr="none" style:diagonal-tl-br="none" fo:border="1.5pt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Excel_20_Built-in_20_Pivot_20_Table_20_Result" style:data-style-name="N11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Excel_20_Built-in_20_Pivot_20_Table_20_Result" style:data-style-name="N11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5pt solid #000000" style:direction="ltr" fo:border-right="1.5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Excel_20_Built-in_20_Pivot_20_Table_20_Result" style:data-style-name="N11">
      <style:table-cell-properties fo:border-bottom="1.5pt solid #000000" style:cell-protect="protected" style:print-content="true" style:diagonal-bl-tr="none" style:diagonal-tl-br="none" style:text-align-source="value-type" style:repeat-content="false" fo:wrap-option="no-wrap" fo:border-left="1.5pt solid #000000" style:direction="ltr" fo:border-right="1.5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Excel_20_Built-in_20_Pivot_20_Table_20_Result" style:data-style-name="N11">
      <style:table-cell-properties style:cell-protect="protected" style:print-content="true" style:diagonal-bl-tr="none" style:diagonal-tl-br="none" style:text-align-source="value-type" style:repeat-content="false" fo:wrap-option="no-wrap" fo:border="1.5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Excel_20_Built-in_20_Pivot_20_Table_20_Value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5pt solid #000000" style:rotation-angle="0" style:rotation-align="none" style:shrink-to-fit="false" fo:border-top="1.5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Excel_20_Built-in_20_Pivot_20_Table_20_Value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5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Excel_20_Built-in_20_Pivot_20_Table_20_Value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5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Excel_20_Built-in_20_Pivot_20_Table_20_Value">
      <style:table-cell-properties fo:border-bottom="1.5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5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fo:language="en" fo:country="US"/>
    </style:style>
  </office:automatic-styles>
  <office:body>
    <office:spreadsheet>
      <table:calculation-settings table:case-sensitive="false" table:automatic-find-labels="false" table:use-regular-expressions="false"/>
      <table:table table:name="GMAT Test Evalu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number-columns-repeated="1012" table:default-cell-style-name="Default"/>
        <table:table-row table:style-name="ro1">
          <table:table-cell table:style-name="ce1" office:value-type="string" calcext:value-type="string">
            <text:p>Sr No</text:p>
          </table:table-cell>
          <table:table-cell table:style-name="ce3" office:value-type="string" calcext:value-type="string">
            <text:p>Date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istake type</text:p>
          </table:table-cell>
          <table:table-cell table:style-name="ce1" office:value-type="string" calcext:value-type="string">
            <text:p>Comments</text:p>
          </table:table-cell>
          <table:table-cell table:number-columns-repeated="3"/>
          <table:table-cell table:style-name="ce1" table:number-columns-repeated="101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23/11/2013</text:p>
          </table:table-cell>
          <table:table-cell table:style-name="ce2" office:value-type="string" calcext:value-type="string">
            <text:p>GMAT Prep Test 1</text:p>
          </table:table-cell>
          <table:table-cell table:style-name="ce2" office:value-type="string" calcext:value-type="string">
            <text:p>Problem Solving</text:p>
          </table:table-cell>
          <table:table-cell table:style-name="ce2" office:value-type="string" calcext:value-type="string">
            <text:p>Number Properties</text:p>
          </table:table-cell>
          <table:table-cell office:value-type="string" calcext:value-type="string">
            <text:p>Careless</text:p>
          </table:table-cell>
          <table:table-cell office:value-type="string" calcext:value-type="string">
            <text:p>Step 1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23/11/2013</text:p>
          </table:table-cell>
          <table:table-cell table:style-name="ce2" office:value-type="string" calcext:value-type="string">
            <text:p>GMAT Prep Test 1</text:p>
          </table:table-cell>
          <table:table-cell table:style-name="ce2" office:value-type="string" calcext:value-type="string">
            <text:p>Data Sufficiency</text:p>
          </table:table-cell>
          <table:table-cell table:style-name="ce2" office:value-type="string" calcext:value-type="string">
            <text:p>Profit</text:p>
          </table:table-cell>
          <table:table-cell office:value-type="string" calcext:value-type="string">
            <text:p>Careless</text:p>
          </table:table-cell>
          <table:table-cell office:value-type="string" calcext:value-type="string">
            <text:p>Step 2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23/11/2013</text:p>
          </table:table-cell>
          <table:table-cell table:style-name="ce2" office:value-type="string" calcext:value-type="string">
            <text:p>GMAT Prep Test 1</text:p>
          </table:table-cell>
          <table:table-cell table:style-name="ce2" office:value-type="string" calcext:value-type="string">
            <text:p>Problem Solving</text:p>
          </table:table-cell>
          <table:table-cell table:style-name="ce2" office:value-type="string" calcext:value-type="string">
            <text:p>Number Properties</text:p>
          </table:table-cell>
          <table:table-cell office:value-type="string" calcext:value-type="string">
            <text:p>Tough</text:p>
          </table:table-cell>
          <table:table-cell office:value-type="string" calcext:value-type="string">
            <text:p>Step 2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23/11/2013</text:p>
          </table:table-cell>
          <table:table-cell table:style-name="ce2" office:value-type="string" calcext:value-type="string">
            <text:p>GMAT Prep Test 1</text:p>
          </table:table-cell>
          <table:table-cell table:style-name="ce2" office:value-type="string" calcext:value-type="string">
            <text:p>Data Sufficiency</text:p>
          </table:table-cell>
          <table:table-cell table:style-name="ce2" office:value-type="string" calcext:value-type="string">
            <text:p>Averages</text:p>
          </table:table-cell>
          <table:table-cell office:value-type="string" calcext:value-type="string">
            <text:p>Concept Error</text:p>
          </table:table-cell>
          <table:table-cell office:value-type="string" calcext:value-type="string">
            <text:p>Step 2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23/11/2013</text:p>
          </table:table-cell>
          <table:table-cell table:style-name="ce2" office:value-type="string" calcext:value-type="string">
            <text:p>GMAT Prep Test 1</text:p>
          </table:table-cell>
          <table:table-cell table:style-name="ce2" office:value-type="string" calcext:value-type="string">
            <text:p>Data Sufficiency</text:p>
          </table:table-cell>
          <table:table-cell table:style-name="ce2" office:value-type="string" calcext:value-type="string">
            <text:p>Number Properties</text:p>
          </table:table-cell>
          <table:table-cell office:value-type="string" calcext:value-type="string">
            <text:p>Tough</text:p>
          </table:table-cell>
          <table:table-cell office:value-type="string" calcext:value-type="string">
            <text:p>Step 1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23/11/2013</text:p>
          </table:table-cell>
          <table:table-cell table:style-name="ce2" office:value-type="string" calcext:value-type="string">
            <text:p>GMAT Prep Test 1</text:p>
          </table:table-cell>
          <table:table-cell table:style-name="ce2" office:value-type="string" calcext:value-type="string">
            <text:p>Data Sufficiency</text:p>
          </table:table-cell>
          <table:table-cell table:style-name="ce2" office:value-type="string" calcext:value-type="string">
            <text:p>Distance</text:p>
          </table:table-cell>
          <table:table-cell office:value-type="string" calcext:value-type="string">
            <text:p>Guess</text:p>
          </table:table-cell>
          <table:table-cell table:number-columns-repeated="101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23/11/2013</text:p>
          </table:table-cell>
          <table:table-cell table:style-name="ce2" office:value-type="string" calcext:value-type="string">
            <text:p>GMAT Prep Test 1</text:p>
          </table:table-cell>
          <table:table-cell table:style-name="ce2" office:value-type="string" calcext:value-type="string">
            <text:p>Data Sufficiency</text:p>
          </table:table-cell>
          <table:table-cell table:style-name="ce2" office:value-type="string" calcext:value-type="string">
            <text:p>Number Properties</text:p>
          </table:table-cell>
          <table:table-cell office:value-type="string" calcext:value-type="string">
            <text:p>Tough</text:p>
          </table:table-cell>
          <table:table-cell office:value-type="string" calcext:value-type="string">
            <text:p>Step 1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23/11/2013</text:p>
          </table:table-cell>
          <table:table-cell table:style-name="ce2" office:value-type="string" calcext:value-type="string">
            <text:p>GMAT Prep Test 1</text:p>
          </table:table-cell>
          <table:table-cell table:style-name="ce2" office:value-type="string" calcext:value-type="string">
            <text:p>Data Sufficiency</text:p>
          </table:table-cell>
          <table:table-cell office:value-type="string" calcext:value-type="string">
            <text:p>Number Properties</text:p>
          </table:table-cell>
          <table:table-cell office:value-type="string" calcext:value-type="string">
            <text:p>Careless</text:p>
          </table:table-cell>
          <table:table-cell office:value-type="string" calcext:value-type="string">
            <text:p>Step 4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23/11/2013</text:p>
          </table:table-cell>
          <table:table-cell table:style-name="ce2" office:value-type="string" calcext:value-type="string">
            <text:p>GMAT Prep Test 1</text:p>
          </table:table-cell>
          <table:table-cell table:style-name="ce2" office:value-type="string" calcext:value-type="string">
            <text:p>Problem Solving</text:p>
          </table:table-cell>
          <table:table-cell table:style-name="ce2" office:value-type="string" calcext:value-type="string">
            <text:p>Averages</text:p>
          </table:table-cell>
          <table:table-cell office:value-type="string" calcext:value-type="string">
            <text:p>Careless</text:p>
          </table:table-cell>
          <table:table-cell office:value-type="string" calcext:value-type="string">
            <text:p>Step 5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23/11/2013</text:p>
          </table:table-cell>
          <table:table-cell table:style-name="ce2" office:value-type="string" calcext:value-type="string">
            <text:p>GMAT Prep Test 1</text:p>
          </table:table-cell>
          <table:table-cell table:style-name="ce2" office:value-type="string" calcext:value-type="string">
            <text:p>Problem Solving</text:p>
          </table:table-cell>
          <table:table-cell table:style-name="ce2" office:value-type="string" calcext:value-type="string">
            <text:p>Areas</text:p>
          </table:table-cell>
          <table:table-cell table:style-name="ce2" office:value-type="string" calcext:value-type="string">
            <text:p>Tough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23/11/2013</text:p>
          </table:table-cell>
          <table:table-cell table:style-name="ce2" office:value-type="string" calcext:value-type="string">
            <text:p>GMAT Prep Test 1</text:p>
          </table:table-cell>
          <table:table-cell table:style-name="ce2" office:value-type="string" calcext:value-type="string">
            <text:p>Problem Solving</text:p>
          </table:table-cell>
          <table:table-cell table:style-name="ce2" office:value-type="string" calcext:value-type="string">
            <text:p>Number Properties</text:p>
          </table:table-cell>
          <table:table-cell office:value-type="string" calcext:value-type="string">
            <text:p>Careless</text:p>
          </table:table-cell>
          <table:table-cell office:value-type="string" calcext:value-type="string">
            <text:p>Step 4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23/11/2013</text:p>
          </table:table-cell>
          <table:table-cell table:style-name="ce2" office:value-type="string" calcext:value-type="string">
            <text:p>GMAT Prep Test 1</text:p>
          </table:table-cell>
          <table:table-cell table:style-name="ce2" office:value-type="string" calcext:value-type="string">
            <text:p>Data Sufficiency</text:p>
          </table:table-cell>
          <table:table-cell table:style-name="ce2" office:value-type="string" calcext:value-type="string">
            <text:p>Number Properties</text:p>
          </table:table-cell>
          <table:table-cell office:value-type="string" calcext:value-type="string">
            <text:p>Concept Error</text:p>
          </table:table-cell>
          <table:table-cell office:value-type="string" calcext:value-type="string">
            <text:p>Step 5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23/11/2013</text:p>
          </table:table-cell>
          <table:table-cell table:style-name="ce2" office:value-type="string" calcext:value-type="string">
            <text:p>GMAT Prep Test 1</text:p>
          </table:table-cell>
          <table:table-cell table:style-name="ce2" office:value-type="string" calcext:value-type="string">
            <text:p>Data Sufficiency</text:p>
          </table:table-cell>
          <table:table-cell table:style-name="ce2" office:value-type="string" calcext:value-type="string">
            <text:p>Probability</text:p>
          </table:table-cell>
          <table:table-cell office:value-type="string" calcext:value-type="string">
            <text:p>Concept Error</text:p>
          </table:table-cell>
          <table:table-cell office:value-type="string" calcext:value-type="string">
            <text:p>Step 1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23/11/2013</text:p>
          </table:table-cell>
          <table:table-cell table:style-name="ce2" office:value-type="string" calcext:value-type="string">
            <text:p>GMAT Prep Test 1</text:p>
          </table:table-cell>
          <table:table-cell table:style-name="ce2" office:value-type="string" calcext:value-type="string">
            <text:p>Problem Solving</text:p>
          </table:table-cell>
          <table:table-cell table:style-name="ce2" office:value-type="string" calcext:value-type="string">
            <text:p>Number Properties</text:p>
          </table:table-cell>
          <table:table-cell table:style-name="ce2" office:value-type="string" calcext:value-type="string">
            <text:p>Careless</text:p>
          </table:table-cell>
          <table:table-cell table:style-name="ce2" office:value-type="string" calcext:value-type="string">
            <text:p>Step 2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23/11/2013</text:p>
          </table:table-cell>
          <table:table-cell table:style-name="ce2" office:value-type="string" calcext:value-type="string">
            <text:p>GMAT Prep Test 1</text:p>
          </table:table-cell>
          <table:table-cell table:style-name="ce2" office:value-type="string" calcext:value-type="string">
            <text:p>Data Sufficiency</text:p>
          </table:table-cell>
          <table:table-cell table:style-name="ce2" office:value-type="string" calcext:value-type="string">
            <text:p>Sets</text:p>
          </table:table-cell>
          <table:table-cell table:style-name="ce2" office:value-type="string" calcext:value-type="string">
            <text:p>Guess</text:p>
          </table:table-cell>
          <table:table-cell table:style-name="ce2" office:value-type="string" calcext:value-type="string">
            <text:p>Step 1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23/11/2013</text:p>
          </table:table-cell>
          <table:table-cell table:style-name="ce2" office:value-type="string" calcext:value-type="string">
            <text:p>GMAT Prep Test 1</text:p>
          </table:table-cell>
          <table:table-cell table:style-name="ce2" office:value-type="string" calcext:value-type="string">
            <text:p>Problem Solving</text:p>
          </table:table-cell>
          <table:table-cell table:style-name="ce2" office:value-type="string" calcext:value-type="string">
            <text:p>Arithmetic</text:p>
          </table:table-cell>
          <table:table-cell office:value-type="string" calcext:value-type="string">
            <text:p>Concept Error</text:p>
          </table:table-cell>
          <table:table-cell office:value-type="string" calcext:value-type="string">
            <text:p>Step 2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23/11/2013</text:p>
          </table:table-cell>
          <table:table-cell table:style-name="ce2" office:value-type="string" calcext:value-type="string">
            <text:p>GMAT Prep Test 1</text:p>
          </table:table-cell>
          <table:table-cell table:style-name="ce2" office:value-type="string" calcext:value-type="string">
            <text:p>Problem Solving</text:p>
          </table:table-cell>
          <table:table-cell table:style-name="ce2" office:value-type="string" calcext:value-type="string">
            <text:p>Circles</text:p>
          </table:table-cell>
          <table:table-cell office:value-type="string" calcext:value-type="string">
            <text:p>Careless</text:p>
          </table:table-cell>
          <table:table-cell office:value-type="string" calcext:value-type="string">
            <text:p>Step 2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23/11/2013</text:p>
          </table:table-cell>
          <table:table-cell table:style-name="ce2" office:value-type="string" calcext:value-type="string">
            <text:p>GMAT Prep Test 1</text:p>
          </table:table-cell>
          <table:table-cell table:style-name="ce2" office:value-type="string" calcext:value-type="string">
            <text:p>Critical Reasoning</text:p>
          </table:table-cell>
          <table:table-cell table:style-name="ce2" office:value-type="string" calcext:value-type="string">
            <text:p>Boldfaced Arguments</text:p>
          </table:table-cell>
          <table:table-cell office:value-type="string" calcext:value-type="string">
            <text:p>Tough</text:p>
          </table:table-cell>
          <table:table-cell office:value-type="string" calcext:value-type="string">
            <text:p>Step 3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23/11/2013</text:p>
          </table:table-cell>
          <table:table-cell table:style-name="ce2" office:value-type="string" calcext:value-type="string">
            <text:p>GMAT Prep Test 1</text:p>
          </table:table-cell>
          <table:table-cell table:style-name="ce2" office:value-type="string" calcext:value-type="string">
            <text:p>Sentence Correction</text:p>
          </table:table-cell>
          <table:table-cell table:style-name="ce2" office:value-type="string" calcext:value-type="string">
            <text:p>Modifiers</text:p>
          </table:table-cell>
          <table:table-cell office:value-type="string" calcext:value-type="string">
            <text:p>Tough</text:p>
          </table:table-cell>
          <table:table-cell office:value-type="string" calcext:value-type="string">
            <text:p>Step 1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23/11/2013</text:p>
          </table:table-cell>
          <table:table-cell table:style-name="ce2" office:value-type="string" calcext:value-type="string">
            <text:p>GMAT Prep Test 1</text:p>
          </table:table-cell>
          <table:table-cell table:style-name="ce2" office:value-type="string" calcext:value-type="string">
            <text:p>Reading Comprehension</text:p>
          </table:table-cell>
          <table:table-cell table:style-name="ce2" office:value-type="string" calcext:value-type="string">
            <text:p>Inference</text:p>
          </table:table-cell>
          <table:table-cell office:value-type="string" calcext:value-type="string">
            <text:p>Tough</text:p>
          </table:table-cell>
          <table:table-cell table:number-columns-repeated="101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23/11/2013</text:p>
          </table:table-cell>
          <table:table-cell table:style-name="ce2" office:value-type="string" calcext:value-type="string">
            <text:p>GMAT Prep Test 1</text:p>
          </table:table-cell>
          <table:table-cell table:style-name="ce2" office:value-type="string" calcext:value-type="string">
            <text:p>Reading Comprehension</text:p>
          </table:table-cell>
          <table:table-cell table:style-name="ce2" office:value-type="string" calcext:value-type="string">
            <text:p>Most Likely Agree</text:p>
          </table:table-cell>
          <table:table-cell office:value-type="string" calcext:value-type="string">
            <text:p>Careless</text:p>
          </table:table-cell>
          <table:table-cell office:value-type="string" calcext:value-type="string">
            <text:p>Step 3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23/11/2013</text:p>
          </table:table-cell>
          <table:table-cell table:style-name="ce2" office:value-type="string" calcext:value-type="string">
            <text:p>GMAT Prep Test 1</text:p>
          </table:table-cell>
          <table:table-cell table:style-name="ce2" office:value-type="string" calcext:value-type="string">
            <text:p>Critical Reasoning</text:p>
          </table:table-cell>
          <table:table-cell table:style-name="ce2" office:value-type="string" calcext:value-type="string">
            <text:p>Assumption</text:p>
          </table:table-cell>
          <table:table-cell office:value-type="string" calcext:value-type="string">
            <text:p>Tough</text:p>
          </table:table-cell>
          <table:table-cell office:value-type="string" calcext:value-type="string">
            <text:p>Step 3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23/11/2013</text:p>
          </table:table-cell>
          <table:table-cell table:style-name="ce2" office:value-type="string" calcext:value-type="string">
            <text:p>GMAT Prep Test 1</text:p>
          </table:table-cell>
          <table:table-cell table:style-name="ce2" office:value-type="string" calcext:value-type="string">
            <text:p>Sentence Correction</text:p>
          </table:table-cell>
          <table:table-cell table:style-name="ce2" office:value-type="string" calcext:value-type="string">
            <text:p>Modifiers</text:p>
          </table:table-cell>
          <table:table-cell office:value-type="string" calcext:value-type="string">
            <text:p>Tough</text:p>
          </table:table-cell>
          <table:table-cell office:value-type="string" calcext:value-type="string">
            <text:p>Step 1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23/11/2013</text:p>
          </table:table-cell>
          <table:table-cell table:style-name="ce2" office:value-type="string" calcext:value-type="string">
            <text:p>GMAT Prep Test 1</text:p>
          </table:table-cell>
          <table:table-cell table:style-name="ce2" office:value-type="string" calcext:value-type="string">
            <text:p>Critical Reasoning</text:p>
          </table:table-cell>
          <table:table-cell table:style-name="ce2" office:value-type="string" calcext:value-type="string">
            <text:p>Weakens</text:p>
          </table:table-cell>
          <table:table-cell office:value-type="string" calcext:value-type="string">
            <text:p>Careless</text:p>
          </table:table-cell>
          <table:table-cell office:value-type="string" calcext:value-type="string">
            <text:p>Step 3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23/11/2013</text:p>
          </table:table-cell>
          <table:table-cell table:style-name="ce2" office:value-type="string" calcext:value-type="string">
            <text:p>GMAT Prep Test 1</text:p>
          </table:table-cell>
          <table:table-cell table:style-name="ce2" office:value-type="string" calcext:value-type="string">
            <text:p>Sentence Correction</text:p>
          </table:table-cell>
          <table:table-cell table:style-name="ce2" office:value-type="string" calcext:value-type="string">
            <text:p>Modifiers</text:p>
          </table:table-cell>
          <table:table-cell office:value-type="string" calcext:value-type="string">
            <text:p>Careless</text:p>
          </table:table-cell>
          <table:table-cell office:value-type="string" calcext:value-type="string">
            <text:p>Step 1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23/11/2013</text:p>
          </table:table-cell>
          <table:table-cell table:style-name="ce2" office:value-type="string" calcext:value-type="string">
            <text:p>GMAT Prep Test 1</text:p>
          </table:table-cell>
          <table:table-cell table:style-name="ce2" office:value-type="string" calcext:value-type="string">
            <text:p>Sentence Correction</text:p>
          </table:table-cell>
          <table:table-cell table:style-name="ce2" office:value-type="string" calcext:value-type="string">
            <text:p>Subject Verb agreement</text:p>
          </table:table-cell>
          <table:table-cell office:value-type="string" calcext:value-type="string">
            <text:p>Careless</text:p>
          </table:table-cell>
          <table:table-cell office:value-type="string" calcext:value-type="string">
            <text:p>Step 3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23/11/2013</text:p>
          </table:table-cell>
          <table:table-cell table:style-name="ce2" office:value-type="string" calcext:value-type="string">
            <text:p>GMAT Prep Test 1</text:p>
          </table:table-cell>
          <table:table-cell table:style-name="ce2" office:value-type="string" calcext:value-type="string">
            <text:p>Sentence Correction</text:p>
          </table:table-cell>
          <table:table-cell table:style-name="ce2" office:value-type="string" calcext:value-type="string">
            <text:p>Modifiers</text:p>
          </table:table-cell>
          <table:table-cell office:value-type="string" calcext:value-type="string">
            <text:p>Tough</text:p>
          </table:table-cell>
          <table:table-cell office:value-type="string" calcext:value-type="string">
            <text:p>Step 1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23/11/2013</text:p>
          </table:table-cell>
          <table:table-cell table:style-name="ce2" office:value-type="string" calcext:value-type="string">
            <text:p>GMAT Prep Test 1</text:p>
          </table:table-cell>
          <table:table-cell table:style-name="ce2" office:value-type="string" calcext:value-type="string">
            <text:p>Sentence Correction</text:p>
          </table:table-cell>
          <table:table-cell table:style-name="ce2" office:value-type="string" calcext:value-type="string">
            <text:p>Pronoun Error</text:p>
          </table:table-cell>
          <table:table-cell office:value-type="string" calcext:value-type="string">
            <text:p>Careless</text:p>
          </table:table-cell>
          <table:table-cell office:value-type="string" calcext:value-type="string">
            <text:p>Step 1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23/11/2013</text:p>
          </table:table-cell>
          <table:table-cell table:style-name="ce2" office:value-type="string" calcext:value-type="string">
            <text:p>GMAT Prep Test 1</text:p>
          </table:table-cell>
          <table:table-cell table:style-name="ce2" office:value-type="string" calcext:value-type="string">
            <text:p>Sentence Correction</text:p>
          </table:table-cell>
          <table:table-cell table:style-name="ce2" office:value-type="string" calcext:value-type="string">
            <text:p>Usage/Idioms</text:p>
          </table:table-cell>
          <table:table-cell office:value-type="string" calcext:value-type="string">
            <text:p>Careless</text:p>
          </table:table-cell>
          <table:table-cell office:value-type="string" calcext:value-type="string">
            <text:p>Step 3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23/11/2013</text:p>
          </table:table-cell>
          <table:table-cell table:style-name="ce2" office:value-type="string" calcext:value-type="string">
            <text:p>GMAT Prep Test 1</text:p>
          </table:table-cell>
          <table:table-cell table:style-name="ce2" office:value-type="string" calcext:value-type="string">
            <text:p>Reading Comprehension</text:p>
          </table:table-cell>
          <table:table-cell table:style-name="ce2" office:value-type="string" calcext:value-type="string">
            <text:p>Implied</text:p>
          </table:table-cell>
          <table:table-cell office:value-type="string" calcext:value-type="string">
            <text:p>Tough</text:p>
          </table:table-cell>
          <table:table-cell office:value-type="string" calcext:value-type="string">
            <text:p>Step 2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23/11/2013</text:p>
          </table:table-cell>
          <table:table-cell table:style-name="ce2" office:value-type="string" calcext:value-type="string">
            <text:p>GMAT Prep Test 1</text:p>
          </table:table-cell>
          <table:table-cell table:style-name="ce2" office:value-type="string" calcext:value-type="string">
            <text:p>Reading Comprehension</text:p>
          </table:table-cell>
          <table:table-cell table:style-name="ce2" office:value-type="string" calcext:value-type="string">
            <text:p>Implied</text:p>
          </table:table-cell>
          <table:table-cell office:value-type="string" calcext:value-type="string">
            <text:p>Tough</text:p>
          </table:table-cell>
          <table:table-cell office:value-type="string" calcext:value-type="string">
            <text:p>Step 2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23/11/2013</text:p>
          </table:table-cell>
          <table:table-cell table:style-name="ce2" office:value-type="string" calcext:value-type="string">
            <text:p>GMAT Prep Test 1</text:p>
          </table:table-cell>
          <table:table-cell table:style-name="ce2" office:value-type="string" calcext:value-type="string">
            <text:p>Reading Comprehension</text:p>
          </table:table-cell>
          <table:table-cell table:style-name="ce2" office:value-type="string" calcext:value-type="string">
            <text:p>Suggests</text:p>
          </table:table-cell>
          <table:table-cell office:value-type="string" calcext:value-type="string">
            <text:p>Careless</text:p>
          </table:table-cell>
          <table:table-cell office:value-type="string" calcext:value-type="string">
            <text:p>Step 3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23/11/2013</text:p>
          </table:table-cell>
          <table:table-cell table:style-name="ce2" office:value-type="string" calcext:value-type="string">
            <text:p>GMAT Prep Test 1</text:p>
          </table:table-cell>
          <table:table-cell table:style-name="ce2" office:value-type="string" calcext:value-type="string">
            <text:p>Reading Comprehension</text:p>
          </table:table-cell>
          <table:table-cell table:style-name="ce2" office:value-type="string" calcext:value-type="string">
            <text:p>Suggests</text:p>
          </table:table-cell>
          <table:table-cell office:value-type="string" calcext:value-type="string">
            <text:p>Careless</text:p>
          </table:table-cell>
          <table:table-cell office:value-type="string" calcext:value-type="string">
            <text:p>Step 3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23/11/2013</text:p>
          </table:table-cell>
          <table:table-cell table:style-name="ce2" office:value-type="string" calcext:value-type="string">
            <text:p>GMAT Prep Test 1</text:p>
          </table:table-cell>
          <table:table-cell table:style-name="ce2" office:value-type="string" calcext:value-type="string">
            <text:p>Reading Comprehension</text:p>
          </table:table-cell>
          <table:table-cell table:style-name="ce2" office:value-type="string" calcext:value-type="string">
            <text:p>Purpose</text:p>
          </table:table-cell>
          <table:table-cell office:value-type="string" calcext:value-type="string">
            <text:p>Careless</text:p>
          </table:table-cell>
          <table:table-cell office:value-type="string" calcext:value-type="string">
            <text:p>Step 3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23/11/2013</text:p>
          </table:table-cell>
          <table:table-cell table:style-name="ce2" office:value-type="string" calcext:value-type="string">
            <text:p>GMAT Prep Test 1</text:p>
          </table:table-cell>
          <table:table-cell table:style-name="ce2" office:value-type="string" calcext:value-type="string">
            <text:p>Sentence Correction</text:p>
          </table:table-cell>
          <table:table-cell table:style-name="ce2" office:value-type="string" calcext:value-type="string">
            <text:p>Usage/Idioms</text:p>
          </table:table-cell>
          <table:table-cell office:value-type="string" calcext:value-type="string">
            <text:p>Careless</text:p>
          </table:table-cell>
          <table:table-cell office:value-type="string" calcext:value-type="string">
            <text:p>Step 3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23/11/2013</text:p>
          </table:table-cell>
          <table:table-cell table:style-name="ce2" office:value-type="string" calcext:value-type="string">
            <text:p>GMAT Prep Test 1</text:p>
          </table:table-cell>
          <table:table-cell table:style-name="ce2" office:value-type="string" calcext:value-type="string">
            <text:p>Sentence Correction</text:p>
          </table:table-cell>
          <table:table-cell table:style-name="ce2" office:value-type="string" calcext:value-type="string">
            <text:p>Subject Verb agreement</text:p>
          </table:table-cell>
          <table:table-cell office:value-type="string" calcext:value-type="string">
            <text:p>Careless</text:p>
          </table:table-cell>
          <table:table-cell office:value-type="string" calcext:value-type="string">
            <text:p>Step 3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23/11/2013</text:p>
          </table:table-cell>
          <table:table-cell table:style-name="ce2" office:value-type="string" calcext:value-type="string">
            <text:p>GMAT Prep Test 1</text:p>
          </table:table-cell>
          <table:table-cell table:style-name="ce2" office:value-type="string" calcext:value-type="string">
            <text:p>Critical Reasoning</text:p>
          </table:table-cell>
          <table:table-cell table:style-name="ce2" office:value-type="string" calcext:value-type="string">
            <text:p>Evaluate</text:p>
          </table:table-cell>
          <table:table-cell office:value-type="string" calcext:value-type="string">
            <text:p>Careless</text:p>
          </table:table-cell>
          <table:table-cell office:value-type="string" calcext:value-type="string">
            <text:p>Step 3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23/11/2013</text:p>
          </table:table-cell>
          <table:table-cell table:style-name="ce2" office:value-type="string" calcext:value-type="string">
            <text:p>GMAT Prep Test 1</text:p>
          </table:table-cell>
          <table:table-cell table:style-name="ce2" office:value-type="string" calcext:value-type="string">
            <text:p>Sentence Correction</text:p>
          </table:table-cell>
          <table:table-cell table:style-name="ce2" office:value-type="string" calcext:value-type="string">
            <text:p>Misc</text:p>
          </table:table-cell>
          <table:table-cell office:value-type="string" calcext:value-type="string">
            <text:p>Tough</text:p>
          </table:table-cell>
          <table:table-cell office:value-type="string" calcext:value-type="string">
            <text:p>Step 4 error</text:p>
          </table:table-cell>
          <table:table-cell table:number-columns-repeated="1015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/>
          <table:table-cell table:style-name="ce2" table:number-columns-repeated="5"/>
          <table:table-cell table:number-columns-repeated="1015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/>
          <table:table-cell table:style-name="ce2" table:number-columns-repeated="5"/>
          <table:table-cell table:number-columns-repeated="1015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/>
          <table:table-cell table:style-name="ce2" table:number-columns-repeated="5"/>
          <table:table-cell table:number-columns-repeated="1015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/>
          <table:table-cell table:style-name="ce2" table:number-columns-repeated="5"/>
          <table:table-cell table:number-columns-repeated="1015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4"/>
          <table:table-cell table:style-name="ce2" table:number-columns-repeated="5"/>
          <table:table-cell table:number-columns-repeated="1015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4"/>
          <table:table-cell table:style-name="ce2" table:number-columns-repeated="4"/>
          <table:table-cell table:number-columns-repeated="1016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4"/>
          <table:table-cell table:style-name="ce2" table:number-columns-repeated="4"/>
          <table:table-cell table:number-columns-repeated="1016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4"/>
          <table:table-cell table:style-name="ce2" table:number-columns-repeated="4"/>
          <table:table-cell table:number-columns-repeated="1016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4"/>
          <table:table-cell table:style-name="ce2" table:number-columns-repeated="4"/>
          <table:table-cell table:number-columns-repeated="1016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number-columns-repeated="1021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number-columns-repeated="1021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number-columns-repeated="1021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number-columns-repeated="1021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number-columns-repeated="1021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number-columns-repeated="1021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number-columns-repeated="1021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number-columns-repeated="1021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number-columns-repeated="1021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number-columns-repeated="1021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number-columns-repeated="1021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number-columns-repeated="1021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number-columns-repeated="1021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number-columns-repeated="1021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number-columns-repeated="1021"/>
        </table:table-row>
        <table:table-row table:style-name="ro3" table:number-rows-repeated="1048445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Evaluation" table:style-name="ta1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10" table:number-columns-repeated="1012" table:default-cell-style-name="Default"/>
        <table:table-row table:style-name="ro4">
          <table:table-cell table:style-name="ce1" office:value-type="string" calcext:value-type="string">
            <text:p>Sr No</text:p>
          </table:table-cell>
          <table:table-cell table:style-name="ce3" office:value-type="string" calcext:value-type="string">
            <text:p>Date</text:p>
          </table:table-cell>
          <table:table-cell table:style-name="ce1" office:value-type="string" calcext:value-type="string">
            <text:p>Question no</text:p>
          </table:table-cell>
          <table:table-cell table:style-name="ce1" office:value-type="string" calcext:value-type="string">
            <text:p>Response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Correct response if wrong</text:p>
          </table:table-cell>
          <table:table-cell table:style-name="ce1" office:value-type="string" calcext:value-type="string">
            <text:p>Mistake type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Book</text:p>
          </table:table-cell>
          <table:table-cell table:style-name="ce1" office:value-type="string" calcext:value-type="string">
            <text:p>Time taken</text:p>
          </table:table-cell>
          <table:table-cell table:style-name="ce1" table:number-columns-repeated="1012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13-10-21" calcext:value-type="date">
            <text:p>10/21/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2];[$Master.$A$2:.$B$125];2;1)" office:value-type="string" office:string-value="Strengthen" calcext:value-type="string">
            <text:p>Strengthen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4" office:value-type="date" office:date-value="2013-10-21" calcext:value-type="date">
            <text:p>10/21/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3];[$Master.$A$2:.$B$125];2;1)" office:value-type="string" office:string-value="Weaken" calcext:value-type="string">
            <text:p>Weaken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4" office:value-type="date" office:date-value="2013-10-21" calcext:value-type="date">
            <text:p>10/21/1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4];[$Master.$A$2:.$B$125];2;1)" office:value-type="string" office:string-value="Explain Discrepancy" calcext:value-type="string">
            <text:p>Explain Discrepancy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4" office:value-type="date" office:date-value="2013-10-21" calcext:value-type="date">
            <text:p>10/21/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5];[$Master.$A$2:.$B$125];2;1)" office:value-type="string" office:string-value="Weaken" calcext:value-type="string">
            <text:p>Weaken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4" office:value-type="date" office:date-value="2013-10-21" calcext:value-type="date">
            <text:p>10/21/1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6];[$Master.$A$2:.$B$125];2;1)" office:value-type="string" office:string-value="Strengthen" calcext:value-type="string">
            <text:p>Strengthen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4" office:value-type="date" office:date-value="2013-10-21" calcext:value-type="date">
            <text:p>10/21/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7];[$Master.$A$2:.$B$125];2;1)" office:value-type="string" office:string-value="Explain Discrepancy" calcext:value-type="string">
            <text:p>Explain Discrepancy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date" office:date-value="2013-10-21" calcext:value-type="date">
            <text:p>10/21/1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8];[$Master.$A$2:.$B$125];2;1)" office:value-type="string" office:string-value="Evaluate" calcext:value-type="string">
            <text:p>Evaluate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4" office:value-type="date" office:date-value="2013-10-21" calcext:value-type="date">
            <text:p>10/21/1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9];[$Master.$A$2:.$B$125];2;1)" office:value-type="string" office:string-value="Flaw" calcext:value-type="string">
            <text:p>Flaw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4" office:value-type="date" office:date-value="2013-10-21" calcext:value-type="date">
            <text:p>10/21/1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Incorrect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Silly mistake</text:p>
          </table:table-cell>
          <table:table-cell table:style-name="ce2" office:value-type="string" calcext:value-type="string">
            <text:p>Missed out on close answers</text:p>
          </table:table-cell>
          <table:table-cell table:style-name="ce2" office:value-type="string" calcext:value-type="string">
            <text:p>Critical Reasoning</text:p>
          </table:table-cell>
          <table:table-cell table:style-name="ce2" table:formula="of:=VLOOKUP([.C10];[$Master.$A$2:.$B$125];2;1)" office:value-type="string" office:string-value="Explain Discrepancy" calcext:value-type="string">
            <text:p>Explain Discrepancy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4" office:value-type="date" office:date-value="2013-10-21" calcext:value-type="date">
            <text:p>10/21/1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11];[$Master.$A$2:.$B$125];2;1)" office:value-type="string" office:string-value="Evaluate" calcext:value-type="string">
            <text:p>Evaluate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4" office:value-type="date" office:date-value="2013-10-22" calcext:value-type="date">
            <text:p>10/22/1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12];[$Master.$A$2:.$B$125];2;1)" office:value-type="string" office:string-value="Strengthen" calcext:value-type="string">
            <text:p>Strengthen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4" office:value-type="date" office:date-value="2013-10-22" calcext:value-type="date">
            <text:p>10/22/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13];[$Master.$A$2:.$B$125];2;1)" office:value-type="string" office:string-value="Complete Argument" calcext:value-type="string">
            <text:p>Complete Argument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4" office:value-type="date" office:date-value="2013-10-22" calcext:value-type="date">
            <text:p>10/22/1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Incorrect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ncept mistake</text:p>
          </table:table-cell>
          <table:table-cell table:style-name="ce2" office:value-type="string" calcext:value-type="string">
            <text:p>Wrong assumption</text:p>
          </table:table-cell>
          <table:table-cell table:style-name="ce2" office:value-type="string" calcext:value-type="string">
            <text:p>Critical Reasoning</text:p>
          </table:table-cell>
          <table:table-cell table:style-name="ce2" table:formula="of:=VLOOKUP([.C14];[$Master.$A$2:.$B$125];2;1)" office:value-type="string" office:string-value="Explain Discrepancy" calcext:value-type="string">
            <text:p>Explain Discrepancy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4" office:value-type="date" office:date-value="2013-10-22" calcext:value-type="date">
            <text:p>10/22/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Incorrec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illy mistake</text:p>
          </table:table-cell>
          <table:table-cell table:style-name="ce2" office:value-type="string" calcext:value-type="string">
            <text:p>Did not read the answers correctly</text:p>
          </table:table-cell>
          <table:table-cell table:style-name="ce2" office:value-type="string" calcext:value-type="string">
            <text:p>Critical Reasoning</text:p>
          </table:table-cell>
          <table:table-cell table:style-name="ce2" table:formula="of:=VLOOKUP([.C15];[$Master.$A$2:.$B$125];2;1)" office:value-type="string" office:string-value="Strengthen" calcext:value-type="string">
            <text:p>Strengthen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4" office:value-type="date" office:date-value="2013-10-22" calcext:value-type="date">
            <text:p>10/22/1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16];[$Master.$A$2:.$B$125];2;1)" office:value-type="string" office:string-value="Evaluate" calcext:value-type="string">
            <text:p>Evaluate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4" office:value-type="date" office:date-value="2013-10-22" calcext:value-type="date">
            <text:p>10/22/1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17];[$Master.$A$2:.$B$125];2;1)" office:value-type="string" office:string-value="Strengthen" calcext:value-type="string">
            <text:p>Strengthen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4" office:value-type="date" office:date-value="2013-10-22" calcext:value-type="date">
            <text:p>10/22/1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18];[$Master.$A$2:.$B$125];2;1)" office:value-type="string" office:string-value="Explain Discrepancy" calcext:value-type="string">
            <text:p>Explain Discrepancy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4" office:value-type="date" office:date-value="2013-10-22" calcext:value-type="date">
            <text:p>10/22/1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19];[$Master.$A$2:.$B$125];2;1)" office:value-type="string" office:string-value="Describe Role" calcext:value-type="string">
            <text:p>Describe Role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4" office:value-type="date" office:date-value="2013-10-22" calcext:value-type="date">
            <text:p>10/22/1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20];[$Master.$A$2:.$B$125];2;1)" office:value-type="string" office:string-value="Strengthen" calcext:value-type="string">
            <text:p>Strengthen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4" office:value-type="date" office:date-value="2013-10-22" calcext:value-type="date">
            <text:p>10/22/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Incorrect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Silly mistake</text:p>
          </table:table-cell>
          <table:table-cell table:style-name="ce2" office:value-type="string" calcext:value-type="string">
            <text:p>Wrong assumption</text:p>
          </table:table-cell>
          <table:table-cell table:style-name="ce2" office:value-type="string" calcext:value-type="string">
            <text:p>Critical Reasoning</text:p>
          </table:table-cell>
          <table:table-cell table:style-name="ce2" table:formula="of:=VLOOKUP([.C21];[$Master.$A$2:.$B$125];2;1)" office:value-type="string" office:string-value="Weaken" calcext:value-type="string">
            <text:p>Weaken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4" office:value-type="date" office:date-value="2013-10-24" calcext:value-type="date">
            <text:p>10/24/1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22];[$Master.$A$2:.$B$125];2;1)" office:value-type="string" office:string-value="Assumption" calcext:value-type="string">
            <text:p>Assumption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4" office:value-type="date" office:date-value="2013-10-24" calcext:value-type="date">
            <text:p>10/24/1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23];[$Master.$A$2:.$B$125];2;1)" office:value-type="string" office:string-value="Explain Discrepancy" calcext:value-type="string">
            <text:p>Explain Discrepancy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4" office:value-type="date" office:date-value="2013-10-24" calcext:value-type="date">
            <text:p>10/24/1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24];[$Master.$A$2:.$B$125];2;1)" office:value-type="string" office:string-value="Strengthen" calcext:value-type="string">
            <text:p>Strengthen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4" office:value-type="date" office:date-value="2013-10-24" calcext:value-type="date">
            <text:p>10/24/1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ncorrect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Silly mistake</text:p>
          </table:table-cell>
          <table:table-cell table:style-name="ce2" office:value-type="string" calcext:value-type="string">
            <text:p>Wrong assumption</text:p>
          </table:table-cell>
          <table:table-cell table:style-name="ce2" office:value-type="string" calcext:value-type="string">
            <text:p>Critical Reasoning</text:p>
          </table:table-cell>
          <table:table-cell table:style-name="ce2" table:formula="of:=VLOOKUP([.C25];[$Master.$A$2:.$B$125];2;1)" office:value-type="string" office:string-value="Explain Discrepancy" calcext:value-type="string">
            <text:p>Explain Discrepancy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4" office:value-type="date" office:date-value="2013-10-24" calcext:value-type="date">
            <text:p>10/24/1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26];[$Master.$A$2:.$B$125];2;1)" office:value-type="string" office:string-value="Weaken" calcext:value-type="string">
            <text:p>Weaken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4" office:value-type="date" office:date-value="2013-10-24" calcext:value-type="date">
            <text:p>10/24/1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27];[$Master.$A$2:.$B$125];2;1)" office:value-type="string" office:string-value="Inference" calcext:value-type="string">
            <text:p>Inference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4" office:value-type="date" office:date-value="2013-10-24" calcext:value-type="date">
            <text:p>10/24/1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28];[$Master.$A$2:.$B$125];2;1)" office:value-type="string" office:string-value="Evaluate" calcext:value-type="string">
            <text:p>Evaluate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4" office:value-type="date" office:date-value="2013-10-24" calcext:value-type="date">
            <text:p>10/24/1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29];[$Master.$A$2:.$B$125];2;1)" office:value-type="string" office:string-value="Describe Role" calcext:value-type="string">
            <text:p>Describe Role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4" office:value-type="date" office:date-value="2013-10-24" calcext:value-type="date">
            <text:p>10/24/1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30];[$Master.$A$2:.$B$125];2;1)" office:value-type="string" office:string-value="Strengthen" calcext:value-type="string">
            <text:p>Strengthen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4" office:value-type="date" office:date-value="2013-10-24" calcext:value-type="date">
            <text:p>10/24/1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31];[$Master.$A$2:.$B$125];2;1)" office:value-type="string" office:string-value="Strengthen" calcext:value-type="string">
            <text:p>Strengthen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4" office:value-type="date" office:date-value="2013-10-24" calcext:value-type="date">
            <text:p>10/24/1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Incorrect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Silly mistake</text:p>
          </table:table-cell>
          <table:table-cell table:style-name="ce2" office:value-type="string" calcext:value-type="string">
            <text:p>Did not read the answers correctly</text:p>
          </table:table-cell>
          <table:table-cell table:style-name="ce2" office:value-type="string" calcext:value-type="string">
            <text:p>Critical Reasoning</text:p>
          </table:table-cell>
          <table:table-cell table:style-name="ce2" table:formula="of:=VLOOKUP([.C32];[$Master.$A$2:.$B$125];2;1)" office:value-type="string" office:string-value="Strengthen" calcext:value-type="string">
            <text:p>Strengthen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4" office:value-type="date" office:date-value="2013-10-24" calcext:value-type="date">
            <text:p>10/24/1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33];[$Master.$A$2:.$B$125];2;1)" office:value-type="string" office:string-value="Weaken" calcext:value-type="string">
            <text:p>Weaken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4" office:value-type="date" office:date-value="2013-10-24" calcext:value-type="date">
            <text:p>10/24/1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34];[$Master.$A$2:.$B$125];2;1)" office:value-type="string" office:string-value="Complete Argument" calcext:value-type="string">
            <text:p>Complete Argument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4" office:value-type="date" office:date-value="2013-10-24" calcext:value-type="date">
            <text:p>10/24/1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35];[$Master.$A$2:.$B$125];2;1)" office:value-type="string" office:string-value="Describe Argument" calcext:value-type="string">
            <text:p>Describe Argument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4" office:value-type="date" office:date-value="2013-10-24" calcext:value-type="date">
            <text:p>10/24/1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Incorrect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Silly mistake</text:p>
          </table:table-cell>
          <table:table-cell table:style-name="ce2" office:value-type="string" calcext:value-type="string">
            <text:p>Did not read the answers correctly</text:p>
          </table:table-cell>
          <table:table-cell table:style-name="ce2" office:value-type="string" calcext:value-type="string">
            <text:p>Critical Reasoning</text:p>
          </table:table-cell>
          <table:table-cell table:style-name="ce2" table:formula="of:=VLOOKUP([.C36];[$Master.$A$2:.$B$125];2;1)" office:value-type="string" office:string-value="Strengthen" calcext:value-type="string">
            <text:p>Strengthen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4" office:value-type="date" office:date-value="2013-10-24" calcext:value-type="date">
            <text:p>10/24/1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ncorrec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illy mistake</text:p>
          </table:table-cell>
          <table:table-cell table:style-name="ce2" office:value-type="string" calcext:value-type="string">
            <text:p>Wrong assumption</text:p>
          </table:table-cell>
          <table:table-cell table:style-name="ce2" office:value-type="string" calcext:value-type="string">
            <text:p>Critical Reasoning</text:p>
          </table:table-cell>
          <table:table-cell table:style-name="ce2" table:formula="of:=VLOOKUP([.C37];[$Master.$A$2:.$B$125];2;1)" office:value-type="string" office:string-value="Evaluate" calcext:value-type="string">
            <text:p>Evaluate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4" office:value-type="date" office:date-value="2013-10-24" calcext:value-type="date">
            <text:p>10/24/1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38];[$Master.$A$2:.$B$125];2;1)" office:value-type="string" office:string-value="Weaken" calcext:value-type="string">
            <text:p>Weaken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4" office:value-type="date" office:date-value="2013-10-24" calcext:value-type="date">
            <text:p>10/24/13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Incorrect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oncept mistake</text:p>
          </table:table-cell>
          <table:table-cell table:style-name="ce2" office:value-type="string" calcext:value-type="string">
            <text:p>Wrong assumption</text:p>
          </table:table-cell>
          <table:table-cell table:style-name="ce2" office:value-type="string" calcext:value-type="string">
            <text:p>Critical Reasoning</text:p>
          </table:table-cell>
          <table:table-cell table:style-name="ce2" table:formula="of:=VLOOKUP([.C39];[$Master.$A$2:.$B$125];2;1)" office:value-type="string" office:string-value="Inference" calcext:value-type="string">
            <text:p>Inference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4" office:value-type="date" office:date-value="2013-10-24" calcext:value-type="date">
            <text:p>10/24/13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Incorrect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Silly mistake</text:p>
          </table:table-cell>
          <table:table-cell table:style-name="ce2" office:value-type="string" calcext:value-type="string">
            <text:p>Did not read the answers correctly</text:p>
          </table:table-cell>
          <table:table-cell table:style-name="ce2" office:value-type="string" calcext:value-type="string">
            <text:p>Critical Reasoning</text:p>
          </table:table-cell>
          <table:table-cell table:style-name="ce2" table:formula="of:=VLOOKUP([.C40];[$Master.$A$2:.$B$125];2;1)" office:value-type="string" office:string-value="Complete Argument" calcext:value-type="string">
            <text:p>Complete Argument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4" office:value-type="date" office:date-value="2013-10-24" calcext:value-type="date">
            <text:p>10/24/1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41];[$Master.$A$2:.$B$125];2;1)" office:value-type="string" office:string-value="Strengthen" calcext:value-type="string">
            <text:p>Strengthen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4" office:value-type="date" office:date-value="2013-10-28" calcext:value-type="date">
            <text:p>10/28/1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ncorrect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Silly mistake</text:p>
          </table:table-cell>
          <table:table-cell table:style-name="ce2" office:value-type="string" calcext:value-type="string">
            <text:p>Wrong assumption</text:p>
          </table:table-cell>
          <table:table-cell table:style-name="ce2" office:value-type="string" calcext:value-type="string">
            <text:p>Critical Reasoning</text:p>
          </table:table-cell>
          <table:table-cell table:style-name="ce2" table:formula="of:=VLOOKUP([.C42];[$Master.$A$2:.$B$125];2;1)" office:value-type="string" office:string-value="Assumption" calcext:value-type="string">
            <text:p>Assumptio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4" office:value-type="date" office:date-value="2013-10-28" calcext:value-type="date">
            <text:p>10/28/1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43];[$Master.$A$2:.$B$125];2;1)" office:value-type="string" office:string-value="Evaluate" calcext:value-type="string">
            <text:p>Evaluate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4" office:value-type="date" office:date-value="2013-10-28" calcext:value-type="date">
            <text:p>10/28/13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Incorrec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illy mistake</text:p>
          </table:table-cell>
          <table:table-cell table:style-name="ce2" office:value-type="string" calcext:value-type="string">
            <text:p>Did not read the answers correctly</text:p>
          </table:table-cell>
          <table:table-cell table:style-name="ce2" office:value-type="string" calcext:value-type="string">
            <text:p>Critical Reasoning</text:p>
          </table:table-cell>
          <table:table-cell table:style-name="ce2" table:formula="of:=VLOOKUP([.C44];[$Master.$A$2:.$B$125];2;1)" office:value-type="string" office:string-value="Weaken" calcext:value-type="string">
            <text:p>Weake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4" office:value-type="date" office:date-value="2013-10-28" calcext:value-type="date">
            <text:p>10/28/1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45];[$Master.$A$2:.$B$125];2;1)" office:value-type="string" office:string-value="Explain Discrepancy" calcext:value-type="string">
            <text:p>Explain Discrepancy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4" office:value-type="date" office:date-value="2013-10-28" calcext:value-type="date">
            <text:p>10/28/1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Incorrec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illy mistake</text:p>
          </table:table-cell>
          <table:table-cell table:style-name="ce2" office:value-type="string" calcext:value-type="string">
            <text:p>Did not read the answers correctly</text:p>
          </table:table-cell>
          <table:table-cell table:style-name="ce2" office:value-type="string" calcext:value-type="string">
            <text:p>Critical Reasoning</text:p>
          </table:table-cell>
          <table:table-cell table:style-name="ce2" table:formula="of:=VLOOKUP([.C46];[$Master.$A$2:.$B$125];2;1)" office:value-type="string" office:string-value="Strengthen" calcext:value-type="string">
            <text:p>Strengthe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46" calcext:value-type="float">
            <text:p>46</text:p>
          </table:table-cell>
          <table:table-cell table:style-name="ce4" office:value-type="date" office:date-value="2013-10-28" calcext:value-type="date">
            <text:p>10/28/13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47];[$Master.$A$2:.$B$125];2;1)" office:value-type="string" office:string-value="Assumption" calcext:value-type="string">
            <text:p>Assumptio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4" office:value-type="date" office:date-value="2013-10-28" calcext:value-type="date">
            <text:p>10/28/13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48];[$Master.$A$2:.$B$125];2;1)" office:value-type="string" office:string-value="Evaluate" calcext:value-type="string">
            <text:p>Evaluate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4" office:value-type="date" office:date-value="2013-10-28" calcext:value-type="date">
            <text:p>10/28/13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49];[$Master.$A$2:.$B$125];2;1)" office:value-type="string" office:string-value="Assumption" calcext:value-type="string">
            <text:p>Assumptio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 table:style-name="ce4" office:value-type="date" office:date-value="2013-10-28" calcext:value-type="date">
            <text:p>10/28/13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50];[$Master.$A$2:.$B$125];2;1)" office:value-type="string" office:string-value="Explain Discrepancy" calcext:value-type="string">
            <text:p>Explain Discrepancy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4" office:value-type="date" office:date-value="2013-10-28" calcext:value-type="date">
            <text:p>10/28/1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51];[$Master.$A$2:.$B$125];2;1)" office:value-type="string" office:string-value="Strengthen" calcext:value-type="string">
            <text:p>Strengthe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number-columns-repeated="1013"/>
        </table:table-row>
        <table:table-row table:style-name="ro3">
          <table:table-cell table:style-name="ce2" office:value-type="float" office:value="51" calcext:value-type="float">
            <text:p>51</text:p>
          </table:table-cell>
          <table:table-cell table:style-name="ce4" office:value-type="date" office:date-value="2013-10-29" calcext:value-type="date">
            <text:p>10/29/13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ncorrect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Silly mistake</text:p>
          </table:table-cell>
          <table:table-cell table:style-name="ce2" office:value-type="string" calcext:value-type="string">
            <text:p>Did not read the answers correctly</text:p>
          </table:table-cell>
          <table:table-cell table:style-name="ce2" office:value-type="string" calcext:value-type="string">
            <text:p>Critical Reasoning</text:p>
          </table:table-cell>
          <table:table-cell table:style-name="ce2" table:formula="of:=VLOOKUP([.C52];[$Master.$A$2:.$B$125];2;1)" office:value-type="string" office:string-value="Weaken" calcext:value-type="string">
            <text:p>Weake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2" office:value-type="float" office:value="2.0000000065" calcext:value-type="float">
            <text:p>2.0000000065</text:p>
          </table:table-cell>
          <table:table-cell table:number-columns-repeated="1012"/>
        </table:table-row>
        <table:table-row table:style-name="ro3">
          <table:table-cell table:style-name="ce2" office:value-type="float" office:value="52" calcext:value-type="float">
            <text:p>52</text:p>
          </table:table-cell>
          <table:table-cell table:style-name="ce4" office:value-type="date" office:date-value="2013-10-29" calcext:value-type="date">
            <text:p>10/29/13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53];[$Master.$A$2:.$B$125];2;1)" office:value-type="string" office:string-value="Strengthen" calcext:value-type="string">
            <text:p>Strengthe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2" office:value-type="float" office:value="4.4833333336" calcext:value-type="float">
            <text:p>4.4833333336</text:p>
          </table:table-cell>
          <table:table-cell table:number-columns-repeated="1012"/>
        </table:table-row>
        <table:table-row table:style-name="ro3">
          <table:table-cell table:style-name="ce2" office:value-type="float" office:value="53" calcext:value-type="float">
            <text:p>53</text:p>
          </table:table-cell>
          <table:table-cell table:style-name="ce4" office:value-type="date" office:date-value="2013-10-29" calcext:value-type="date">
            <text:p>10/29/13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ncorrect</text:p>
          </table:table-cell>
          <table:table-cell table:style-name="ce2" office:value-type="string" calcext:value-type="string">
            <text:p>A</text:p>
          </table:table-cell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54];[$Master.$A$2:.$B$125];2;1)" office:value-type="string" office:string-value="Evaluate" calcext:value-type="string">
            <text:p>Evaluate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2" office:value-type="float" office:value="2.8833333263" calcext:value-type="float">
            <text:p>2.8833333263</text:p>
          </table:table-cell>
          <table:table-cell table:number-columns-repeated="1012"/>
        </table:table-row>
        <table:table-row table:style-name="ro3">
          <table:table-cell table:style-name="ce2" office:value-type="float" office:value="54" calcext:value-type="float">
            <text:p>54</text:p>
          </table:table-cell>
          <table:table-cell table:style-name="ce4" office:value-type="date" office:date-value="2013-10-29" calcext:value-type="date">
            <text:p>10/29/1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55];[$Master.$A$2:.$B$125];2;1)" office:value-type="string" office:string-value="Inference" calcext:value-type="string">
            <text:p>Inference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2" office:value-type="float" office:value="3.5666666727" calcext:value-type="float">
            <text:p>3.5666666727</text:p>
          </table:table-cell>
          <table:table-cell table:number-columns-repeated="1012"/>
        </table:table-row>
        <table:table-row table:style-name="ro3">
          <table:table-cell table:style-name="ce2" office:value-type="float" office:value="55" calcext:value-type="float">
            <text:p>55</text:p>
          </table:table-cell>
          <table:table-cell table:style-name="ce4" office:value-type="date" office:date-value="2013-10-29" calcext:value-type="date">
            <text:p>10/29/13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56];[$Master.$A$2:.$B$125];2;1)" office:value-type="string" office:string-value="Inference" calcext:value-type="string">
            <text:p>Inference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2" office:value-type="float" office:value="1.6166666674" calcext:value-type="float">
            <text:p>1.6166666674</text:p>
          </table:table-cell>
          <table:table-cell table:number-columns-repeated="1012"/>
        </table:table-row>
        <table:table-row table:style-name="ro3">
          <table:table-cell table:style-name="ce2" office:value-type="float" office:value="56" calcext:value-type="float">
            <text:p>56</text:p>
          </table:table-cell>
          <table:table-cell table:style-name="ce4" office:value-type="date" office:date-value="2013-10-29" calcext:value-type="date">
            <text:p>10/29/13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57];[$Master.$A$2:.$B$125];2;1)" office:value-type="string" office:string-value="Strengthen" calcext:value-type="string">
            <text:p>Strengthe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2" office:value-type="float" office:value="1.8000000017" calcext:value-type="float">
            <text:p>1.8000000017</text:p>
          </table:table-cell>
          <table:table-cell table:number-columns-repeated="1012"/>
        </table:table-row>
        <table:table-row table:style-name="ro3">
          <table:table-cell table:style-name="ce2" office:value-type="float" office:value="57" calcext:value-type="float">
            <text:p>57</text:p>
          </table:table-cell>
          <table:table-cell table:style-name="ce4" office:value-type="date" office:date-value="2013-10-29" calcext:value-type="date">
            <text:p>10/29/13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58];[$Master.$A$2:.$B$125];2;1)" office:value-type="string" office:string-value="Explain Discrepancy" calcext:value-type="string">
            <text:p>Explain Discrepancy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2" office:value-type="float" office:value="3.2833333255" calcext:value-type="float">
            <text:p>3.2833333255</text:p>
          </table:table-cell>
          <table:table-cell table:number-columns-repeated="1012"/>
        </table:table-row>
        <table:table-row table:style-name="ro3">
          <table:table-cell table:style-name="ce2" office:value-type="float" office:value="58" calcext:value-type="float">
            <text:p>58</text:p>
          </table:table-cell>
          <table:table-cell table:style-name="ce4" office:value-type="date" office:date-value="2013-10-29" calcext:value-type="date">
            <text:p>10/29/13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59];[$Master.$A$2:.$B$125];2;1)" office:value-type="string" office:string-value="Weaken" calcext:value-type="string">
            <text:p>Weake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2" office:value-type="float" office:value="2.3166666739" calcext:value-type="float">
            <text:p>2.3166666739</text:p>
          </table:table-cell>
          <table:table-cell table:number-columns-repeated="1012"/>
        </table:table-row>
        <table:table-row table:style-name="ro3">
          <table:table-cell table:style-name="ce2" office:value-type="float" office:value="59" calcext:value-type="float">
            <text:p>59</text:p>
          </table:table-cell>
          <table:table-cell table:style-name="ce4" office:value-type="date" office:date-value="2013-10-29" calcext:value-type="date">
            <text:p>10/29/13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Incorrect</text:p>
          </table:table-cell>
          <table:table-cell table:style-name="ce2" office:value-type="string" calcext:value-type="string">
            <text:p>E</text:p>
          </table:table-cell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60];[$Master.$A$2:.$B$125];2;1)" office:value-type="string" office:string-value="Complete Argument" calcext:value-type="string">
            <text:p>Complete Argument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2" office:value-type="float" office:value="2.0499999973" calcext:value-type="float">
            <text:p>2.0499999973</text:p>
          </table:table-cell>
          <table:table-cell table:number-columns-repeated="1012"/>
        </table:table-row>
        <table:table-row table:style-name="ro3">
          <table:table-cell table:style-name="ce2" office:value-type="float" office:value="60" calcext:value-type="float">
            <text:p>60</text:p>
          </table:table-cell>
          <table:table-cell table:style-name="ce4" office:value-type="date" office:date-value="2013-10-29" calcext:value-type="date">
            <text:p>10/29/13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Incorrect</text:p>
          </table:table-cell>
          <table:table-cell table:style-name="ce2" office:value-type="string" calcext:value-type="string">
            <text:p>A</text:p>
          </table:table-cell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61];[$Master.$A$2:.$B$125];2;1)" office:value-type="string" office:string-value="Inference" calcext:value-type="string">
            <text:p>Inference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2" office:value-type="float" office:value="5.61666667" calcext:value-type="float">
            <text:p>5.61666667</text:p>
          </table:table-cell>
          <table:table-cell table:number-columns-repeated="1012"/>
        </table:table-row>
        <table:table-row table:style-name="ro3">
          <table:table-cell table:style-name="ce2" office:value-type="float" office:value="61" calcext:value-type="float">
            <text:p>61</text:p>
          </table:table-cell>
          <table:table-cell table:style-name="ce4" office:value-type="date" office:date-value="2013-11-17" calcext:value-type="date">
            <text:p>11/17/13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62];[$Master.$A$2:.$B$125];2;1)" office:value-type="string" office:string-value="Explain Discrepancy" calcext:value-type="string">
            <text:p>Explain Discrepancy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7" office:value-type="time" office:time-value="PT00H00M34.31S" calcext:value-type="time">
            <text:p>00:00:34</text:p>
          </table:table-cell>
          <table:table-cell table:number-columns-repeated="1012"/>
        </table:table-row>
        <table:table-row table:style-name="ro3">
          <table:table-cell table:style-name="ce2" office:value-type="float" office:value="62" calcext:value-type="float">
            <text:p>62</text:p>
          </table:table-cell>
          <table:table-cell table:style-name="ce4" office:value-type="date" office:date-value="2013-11-17" calcext:value-type="date">
            <text:p>11/17/1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Incorrec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ough</text:p>
          </table:table-cell>
          <table:table-cell/>
          <table:table-cell table:style-name="ce2" office:value-type="string" calcext:value-type="string">
            <text:p>Critical Reasoning</text:p>
          </table:table-cell>
          <table:table-cell table:style-name="ce2" table:formula="of:=VLOOKUP([.C63];[$Master.$A$2:.$B$125];2;1)" office:value-type="string" office:string-value="Weaken" calcext:value-type="string">
            <text:p>Weake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7" office:value-type="time" office:time-value="PT00H01M10.63S" calcext:value-type="time">
            <text:p>00:01:11</text:p>
          </table:table-cell>
          <table:table-cell table:number-columns-repeated="1012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4" office:value-type="date" office:date-value="2013-11-17" calcext:value-type="date">
            <text:p>11/17/13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64];[$Master.$A$2:.$B$125];2;1)" office:value-type="string" office:string-value="Describe Role" calcext:value-type="string">
            <text:p>Describe Role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7" office:value-type="time" office:time-value="PT00H01M56S" calcext:value-type="time">
            <text:p>00:01:56</text:p>
          </table:table-cell>
          <table:table-cell table:number-columns-repeated="1012"/>
        </table:table-row>
        <table:table-row table:style-name="ro3">
          <table:table-cell table:style-name="ce2" office:value-type="float" office:value="64" calcext:value-type="float">
            <text:p>64</text:p>
          </table:table-cell>
          <table:table-cell table:style-name="ce4" office:value-type="date" office:date-value="2013-11-17" calcext:value-type="date">
            <text:p>11/17/1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65];[$Master.$A$2:.$B$125];2;1)" office:value-type="string" office:string-value="Strengthen" calcext:value-type="string">
            <text:p>Strengthe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7" office:value-type="time" office:time-value="PT00H00M31.06S" calcext:value-type="time">
            <text:p>00:00:31</text:p>
          </table:table-cell>
          <table:table-cell table:number-columns-repeated="1012"/>
        </table:table-row>
        <table:table-row table:style-name="ro3">
          <table:table-cell table:style-name="ce2" office:value-type="float" office:value="65" calcext:value-type="float">
            <text:p>65</text:p>
          </table:table-cell>
          <table:table-cell table:style-name="ce4" office:value-type="date" office:date-value="2013-11-17" calcext:value-type="date">
            <text:p>11/17/13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66];[$Master.$A$2:.$B$125];2;1)" office:value-type="string" office:string-value="Complete Argument" calcext:value-type="string">
            <text:p>Complete Argument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7" office:value-type="time" office:time-value="PT00H01M21.19S" calcext:value-type="time">
            <text:p>00:01:21</text:p>
          </table:table-cell>
          <table:table-cell table:number-columns-repeated="1012"/>
        </table:table-row>
        <table:table-row table:style-name="ro3">
          <table:table-cell table:style-name="ce2" office:value-type="float" office:value="66" calcext:value-type="float">
            <text:p>66</text:p>
          </table:table-cell>
          <table:table-cell table:style-name="ce4" office:value-type="date" office:date-value="2013-11-17" calcext:value-type="date">
            <text:p>11/17/13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67];[$Master.$A$2:.$B$125];2;1)" office:value-type="string" office:string-value="Inference" calcext:value-type="string">
            <text:p>Inference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7" office:value-type="time" office:time-value="PT00H00M14.36S" calcext:value-type="time">
            <text:p>00:00:14</text:p>
          </table:table-cell>
          <table:table-cell table:number-columns-repeated="1012"/>
        </table:table-row>
        <table:table-row table:style-name="ro3">
          <table:table-cell table:style-name="ce2" office:value-type="float" office:value="67" calcext:value-type="float">
            <text:p>67</text:p>
          </table:table-cell>
          <table:table-cell table:style-name="ce4" office:value-type="date" office:date-value="2013-11-17" calcext:value-type="date">
            <text:p>11/17/13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68];[$Master.$A$2:.$B$125];2;1)" office:value-type="string" office:string-value="Strengthen" calcext:value-type="string">
            <text:p>Strengthe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7" office:value-type="time" office:time-value="PT00H00M16.84S" calcext:value-type="time">
            <text:p>00:00:17</text:p>
          </table:table-cell>
          <table:table-cell table:number-columns-repeated="1012"/>
        </table:table-row>
        <table:table-row table:style-name="ro3">
          <table:table-cell table:style-name="ce2" office:value-type="float" office:value="68" calcext:value-type="float">
            <text:p>68</text:p>
          </table:table-cell>
          <table:table-cell table:style-name="ce4" office:value-type="date" office:date-value="2013-11-17" calcext:value-type="date">
            <text:p>11/17/13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69];[$Master.$A$2:.$B$125];2;1)" office:value-type="string" office:string-value="Evaluate" calcext:value-type="string">
            <text:p>Evaluate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7" office:value-type="time" office:time-value="PT00H00M24.71S" calcext:value-type="time">
            <text:p>00:00:25</text:p>
          </table:table-cell>
          <table:table-cell table:number-columns-repeated="1012"/>
        </table:table-row>
        <table:table-row table:style-name="ro3">
          <table:table-cell table:style-name="ce2" office:value-type="float" office:value="69" calcext:value-type="float">
            <text:p>69</text:p>
          </table:table-cell>
          <table:table-cell table:style-name="ce4" office:value-type="date" office:date-value="2013-11-17" calcext:value-type="date">
            <text:p>11/17/13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70];[$Master.$A$2:.$B$125];2;1)" office:value-type="string" office:string-value="Complete Argument" calcext:value-type="string">
            <text:p>Complete Argument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7" office:value-type="time" office:time-value="PT00H00M14.82S" calcext:value-type="time">
            <text:p>00:00:15</text:p>
          </table:table-cell>
          <table:table-cell table:number-columns-repeated="1012"/>
        </table:table-row>
        <table:table-row table:style-name="ro3">
          <table:table-cell table:style-name="ce2" office:value-type="float" office:value="70" calcext:value-type="float">
            <text:p>70</text:p>
          </table:table-cell>
          <table:table-cell table:style-name="ce4" office:value-type="date" office:date-value="2013-11-17" calcext:value-type="date">
            <text:p>11/17/1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71];[$Master.$A$2:.$B$125];2;1)" office:value-type="string" office:string-value="Evaluate" calcext:value-type="string">
            <text:p>Evaluate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7" office:value-type="time" office:time-value="PT00H00M35S" calcext:value-type="time">
            <text:p>00:00:35</text:p>
          </table:table-cell>
          <table:table-cell table:number-columns-repeated="1012"/>
        </table:table-row>
        <table:table-row table:style-name="ro3">
          <table:table-cell table:style-name="ce2" office:value-type="float" office:value="71" calcext:value-type="float">
            <text:p>71</text:p>
          </table:table-cell>
          <table:table-cell table:style-name="ce4" office:value-type="date" office:date-value="2013-11-17" calcext:value-type="date">
            <text:p>11/17/13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72];[$Master.$A$2:.$B$125];2;1)" office:value-type="string" office:string-value="Weaken" calcext:value-type="string">
            <text:p>Weake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7" office:value-type="time" office:time-value="PT00H00M09.23S" calcext:value-type="time">
            <text:p>00:00:09</text:p>
          </table:table-cell>
          <table:table-cell table:number-columns-repeated="1012"/>
        </table:table-row>
        <table:table-row table:style-name="ro3">
          <table:table-cell table:style-name="ce2" office:value-type="float" office:value="72" calcext:value-type="float">
            <text:p>72</text:p>
          </table:table-cell>
          <table:table-cell table:style-name="ce4" office:value-type="date" office:date-value="2013-11-17" calcext:value-type="date">
            <text:p>11/17/13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Incorrect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Silly mistake – Answer</text:p>
          </table:table-cell>
          <table:table-cell/>
          <table:table-cell table:style-name="ce2" office:value-type="string" calcext:value-type="string">
            <text:p>Critical Reasoning</text:p>
          </table:table-cell>
          <table:table-cell table:style-name="ce2" table:formula="of:=VLOOKUP([.C73];[$Master.$A$2:.$B$125];2;1)" office:value-type="string" office:string-value="Evaluate" calcext:value-type="string">
            <text:p>Evaluate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7" office:value-type="time" office:time-value="PT00H01M17.02S" calcext:value-type="time">
            <text:p>00:01:17</text:p>
          </table:table-cell>
          <table:table-cell table:number-columns-repeated="1012"/>
        </table:table-row>
        <table:table-row table:style-name="ro3">
          <table:table-cell table:style-name="ce2" office:value-type="float" office:value="73" calcext:value-type="float">
            <text:p>73</text:p>
          </table:table-cell>
          <table:table-cell table:style-name="ce4" office:value-type="date" office:date-value="2013-11-17" calcext:value-type="date">
            <text:p>11/17/13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74];[$Master.$A$2:.$B$125];2;1)" office:value-type="string" office:string-value="Weaken" calcext:value-type="string">
            <text:p>Weake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7" office:value-type="time" office:time-value="PT00H01M30.39S" calcext:value-type="time">
            <text:p>00:01:30</text:p>
          </table:table-cell>
          <table:table-cell table:number-columns-repeated="1012"/>
        </table:table-row>
        <table:table-row table:style-name="ro3">
          <table:table-cell table:style-name="ce2" office:value-type="float" office:value="74" calcext:value-type="float">
            <text:p>74</text:p>
          </table:table-cell>
          <table:table-cell table:style-name="ce4" office:value-type="date" office:date-value="2013-11-17" calcext:value-type="date">
            <text:p>11/17/1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75];[$Master.$A$2:.$B$125];2;1)" office:value-type="string" office:string-value="Complete Argument" calcext:value-type="string">
            <text:p>Complete Argument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7" office:value-type="time" office:time-value="PT00H01M23.57S" calcext:value-type="time">
            <text:p>00:01:24</text:p>
          </table:table-cell>
          <table:table-cell table:number-columns-repeated="1012"/>
        </table:table-row>
        <table:table-row table:style-name="ro3">
          <table:table-cell table:style-name="ce2" office:value-type="float" office:value="75" calcext:value-type="float">
            <text:p>75</text:p>
          </table:table-cell>
          <table:table-cell table:style-name="ce4" office:value-type="date" office:date-value="2013-11-17" calcext:value-type="date">
            <text:p>11/17/13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76];[$Master.$A$2:.$B$125];2;1)" office:value-type="string" office:string-value="Assumption" calcext:value-type="string">
            <text:p>Assumptio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7" office:value-type="time" office:time-value="PT00H01M17.93S" calcext:value-type="time">
            <text:p>00:01:18</text:p>
          </table:table-cell>
          <table:table-cell table:number-columns-repeated="1012"/>
        </table:table-row>
        <table:table-row table:style-name="ro3">
          <table:table-cell table:style-name="ce2" office:value-type="float" office:value="76" calcext:value-type="float">
            <text:p>76</text:p>
          </table:table-cell>
          <table:table-cell table:style-name="ce4" office:value-type="date" office:date-value="2013-11-17" calcext:value-type="date">
            <text:p>11/17/13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77];[$Master.$A$2:.$B$125];2;1)" office:value-type="string" office:string-value="Describe Role" calcext:value-type="string">
            <text:p>Describe Role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7" office:value-type="time" office:time-value="PT00H01M46.71S" calcext:value-type="time">
            <text:p>00:01:47</text:p>
          </table:table-cell>
          <table:table-cell table:number-columns-repeated="1012"/>
        </table:table-row>
        <table:table-row table:style-name="ro3">
          <table:table-cell table:style-name="ce2" office:value-type="float" office:value="77" calcext:value-type="float">
            <text:p>77</text:p>
          </table:table-cell>
          <table:table-cell table:style-name="ce4" office:value-type="date" office:date-value="2013-11-17" calcext:value-type="date">
            <text:p>11/17/13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Incorrect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Tough</text:p>
          </table:table-cell>
          <table:table-cell/>
          <table:table-cell table:style-name="ce2" office:value-type="string" calcext:value-type="string">
            <text:p>Critical Reasoning</text:p>
          </table:table-cell>
          <table:table-cell table:style-name="ce2" table:formula="of:=VLOOKUP([.C78];[$Master.$A$2:.$B$125];2;1)" office:value-type="string" office:string-value="Assumption" calcext:value-type="string">
            <text:p>Assumptio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7" office:value-type="time" office:time-value="PT00H02M36.08S" calcext:value-type="time">
            <text:p>00:02:36</text:p>
          </table:table-cell>
          <table:table-cell table:number-columns-repeated="1012"/>
        </table:table-row>
        <table:table-row table:style-name="ro3">
          <table:table-cell table:style-name="ce2" office:value-type="float" office:value="78" calcext:value-type="float">
            <text:p>78</text:p>
          </table:table-cell>
          <table:table-cell table:style-name="ce4" office:value-type="date" office:date-value="2013-11-17" calcext:value-type="date">
            <text:p>11/17/13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79];[$Master.$A$2:.$B$125];2;1)" office:value-type="string" office:string-value="Describe Role" calcext:value-type="string">
            <text:p>Describe Role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7" office:value-type="time" office:time-value="PT00H02M27.95S" calcext:value-type="time">
            <text:p>00:02:28</text:p>
          </table:table-cell>
          <table:table-cell table:number-columns-repeated="1012"/>
        </table:table-row>
        <table:table-row table:style-name="ro3">
          <table:table-cell table:style-name="ce2" office:value-type="float" office:value="79" calcext:value-type="float">
            <text:p>79</text:p>
          </table:table-cell>
          <table:table-cell table:style-name="ce4" office:value-type="date" office:date-value="2013-11-17" calcext:value-type="date">
            <text:p>11/17/13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80];[$Master.$A$2:.$B$125];2;1)" office:value-type="string" office:string-value="Weaken" calcext:value-type="string">
            <text:p>Weake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7" office:value-type="time" office:time-value="PT00H01M21.13S" calcext:value-type="time">
            <text:p>00:01:21</text:p>
          </table:table-cell>
          <table:table-cell table:number-columns-repeated="1012"/>
        </table:table-row>
        <table:table-row table:style-name="ro3">
          <table:table-cell table:style-name="ce2" office:value-type="float" office:value="80" calcext:value-type="float">
            <text:p>80</text:p>
          </table:table-cell>
          <table:table-cell table:style-name="ce4" office:value-type="date" office:date-value="2013-11-17" calcext:value-type="date">
            <text:p>11/17/13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ncorrect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Tough</text:p>
          </table:table-cell>
          <table:table-cell/>
          <table:table-cell table:style-name="ce2" office:value-type="string" calcext:value-type="string">
            <text:p>Critical Reasoning</text:p>
          </table:table-cell>
          <table:table-cell table:style-name="ce2" table:formula="of:=VLOOKUP([.C81];[$Master.$A$2:.$B$125];2;1)" office:value-type="string" office:string-value="Weaken" calcext:value-type="string">
            <text:p>Weake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7" office:value-type="time" office:time-value="PT00H02M30S" calcext:value-type="time">
            <text:p>00:02:30</text:p>
          </table:table-cell>
          <table:table-cell table:number-columns-repeated="1012"/>
        </table:table-row>
        <table:table-row table:style-name="ro5">
          <table:table-cell table:style-name="ce2" office:value-type="float" office:value="81" calcext:value-type="float">
            <text:p>81</text:p>
          </table:table-cell>
          <table:table-cell table:style-name="ce4" office:value-type="date" office:date-value="2013-11-19" calcext:value-type="date">
            <text:p>11/19/13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D</text:p>
          </table:table-cell>
          <table:table-cell table:style-name="ce2" table:formula="of:=IF([.F82]=[.D82];&quot;Correct&quot;;&quot;Incorrect&quot;)" office:value-type="string" office:string-value="Correct" calcext:value-type="string">
            <text:p>Correct</text:p>
          </table:table-cell>
          <table:table-cell table:style-name="ce2" office:value-type="string" calcext:value-type="string">
            <text:p>D</text:p>
          </table:table-cell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82];[$Master.$A$2:.$B$125];2;1)" office:value-type="string" office:string-value="Complete Argument" calcext:value-type="string">
            <text:p>Complete Argument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7" office:value-type="time" office:time-value="PT01H13M10S" calcext:value-type="time">
            <text:p>01:13:10</text:p>
          </table:table-cell>
          <table:table-cell table:number-columns-repeated="1012"/>
        </table:table-row>
        <table:table-row table:style-name="ro5">
          <table:table-cell table:style-name="ce2" office:value-type="float" office:value="82" calcext:value-type="float">
            <text:p>82</text:p>
          </table:table-cell>
          <table:table-cell table:style-name="ce4" office:value-type="date" office:date-value="2013-11-19" calcext:value-type="date">
            <text:p>11/19/1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B</text:p>
          </table:table-cell>
          <table:table-cell table:style-name="ce2" table:formula="of:=IF([.F83]=[.D83];&quot;Correct&quot;;&quot;Incorrect&quot;)" office:value-type="string" office:string-value="Incorrect" calcext:value-type="string">
            <text:p>Incorrect</text:p>
          </table:table-cell>
          <table:table-cell table:style-name="ce2" office:value-type="string" calcext:value-type="string">
            <text:p>E</text:p>
          </table:table-cell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83];[$Master.$A$2:.$B$125];2;1)" office:value-type="string" office:string-value="Weaken" calcext:value-type="string">
            <text:p>Weake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7" office:value-type="time" office:time-value="PT01H51M16S" calcext:value-type="time">
            <text:p>01:51:16</text:p>
          </table:table-cell>
          <table:table-cell table:number-columns-repeated="1012"/>
        </table:table-row>
        <table:table-row table:style-name="ro5">
          <table:table-cell table:style-name="ce2" office:value-type="float" office:value="83" calcext:value-type="float">
            <text:p>83</text:p>
          </table:table-cell>
          <table:table-cell table:style-name="ce4" office:value-type="date" office:date-value="2013-11-19" calcext:value-type="date">
            <text:p>11/19/13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E</text:p>
          </table:table-cell>
          <table:table-cell table:style-name="ce2" table:formula="of:=IF([.F84]=[.D84];&quot;Correct&quot;;&quot;Incorrect&quot;)" office:value-type="string" office:string-value="Correct" calcext:value-type="string">
            <text:p>Correct</text:p>
          </table:table-cell>
          <table:table-cell table:style-name="ce2" office:value-type="string" calcext:value-type="string">
            <text:p>E</text:p>
          </table:table-cell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84];[$Master.$A$2:.$B$125];2;1)" office:value-type="string" office:string-value="Assumption" calcext:value-type="string">
            <text:p>Assumptio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7" office:value-type="time" office:time-value="PT02H08M05S" calcext:value-type="time">
            <text:p>02:08:05</text:p>
          </table:table-cell>
          <table:table-cell table:number-columns-repeated="1012"/>
        </table:table-row>
        <table:table-row table:style-name="ro5">
          <table:table-cell table:style-name="ce2" office:value-type="float" office:value="84" calcext:value-type="float">
            <text:p>84</text:p>
          </table:table-cell>
          <table:table-cell table:style-name="ce4" office:value-type="date" office:date-value="2013-11-19" calcext:value-type="date">
            <text:p>11/19/1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C</text:p>
          </table:table-cell>
          <table:table-cell table:style-name="ce2" table:formula="of:=IF([.F85]=[.D85];&quot;Correct&quot;;&quot;Incorrect&quot;)" office:value-type="string" office:string-value="Correct" calcext:value-type="string">
            <text:p>Correct</text:p>
          </table:table-cell>
          <table:table-cell table:style-name="ce2" office:value-type="string" calcext:value-type="string">
            <text:p>C</text:p>
          </table:table-cell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85];[$Master.$A$2:.$B$125];2;1)" office:value-type="string" office:string-value="Describe Argument" calcext:value-type="string">
            <text:p>Describe Argument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7" office:value-type="time" office:time-value="PT01H33M22S" calcext:value-type="time">
            <text:p>01:33:22</text:p>
          </table:table-cell>
          <table:table-cell table:number-columns-repeated="1012"/>
        </table:table-row>
        <table:table-row table:style-name="ro5">
          <table:table-cell table:style-name="ce2" office:value-type="float" office:value="85" calcext:value-type="float">
            <text:p>85</text:p>
          </table:table-cell>
          <table:table-cell table:style-name="ce4" office:value-type="date" office:date-value="2013-11-19" calcext:value-type="date">
            <text:p>11/19/13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C</text:p>
          </table:table-cell>
          <table:table-cell table:style-name="ce2" table:formula="of:=IF([.F86]=[.D86];&quot;Correct&quot;;&quot;Incorrect&quot;)" office:value-type="string" office:string-value="Correct" calcext:value-type="string">
            <text:p>Correct</text:p>
          </table:table-cell>
          <table:table-cell table:style-name="ce2" office:value-type="string" calcext:value-type="string">
            <text:p>C</text:p>
          </table:table-cell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86];[$Master.$A$2:.$B$125];2;1)" office:value-type="string" office:string-value="Describe Argument" calcext:value-type="string">
            <text:p>Describe Argument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7" office:value-type="time" office:time-value="PT02H03M06S" calcext:value-type="time">
            <text:p>02:03:06</text:p>
          </table:table-cell>
          <table:table-cell table:number-columns-repeated="1012"/>
        </table:table-row>
        <table:table-row table:style-name="ro5">
          <table:table-cell table:style-name="ce2" office:value-type="float" office:value="86" calcext:value-type="float">
            <text:p>86</text:p>
          </table:table-cell>
          <table:table-cell table:style-name="ce4" office:value-type="date" office:date-value="2013-11-19" calcext:value-type="date">
            <text:p>11/19/1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D</text:p>
          </table:table-cell>
          <table:table-cell table:style-name="ce2" table:formula="of:=IF([.F87]=[.D87];&quot;Correct&quot;;&quot;Incorrect&quot;)" office:value-type="string" office:string-value="Correct" calcext:value-type="string">
            <text:p>Correct</text:p>
          </table:table-cell>
          <table:table-cell table:style-name="ce2" office:value-type="string" calcext:value-type="string">
            <text:p>D</text:p>
          </table:table-cell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87];[$Master.$A$2:.$B$125];2;1)" office:value-type="string" office:string-value="Explain Discrepancy" calcext:value-type="string">
            <text:p>Explain Discrepancy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7" office:value-type="time" office:time-value="PT02H15M07S" calcext:value-type="time">
            <text:p>02:15:07</text:p>
          </table:table-cell>
          <table:table-cell table:number-columns-repeated="1012"/>
        </table:table-row>
        <table:table-row table:style-name="ro5">
          <table:table-cell table:style-name="ce2" office:value-type="float" office:value="87" calcext:value-type="float">
            <text:p>87</text:p>
          </table:table-cell>
          <table:table-cell table:style-name="ce4" office:value-type="date" office:date-value="2013-11-19" calcext:value-type="date">
            <text:p>11/19/13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E</text:p>
          </table:table-cell>
          <table:table-cell table:style-name="ce2" table:formula="of:=IF([.F88]=[.D88];&quot;Correct&quot;;&quot;Incorrect&quot;)" office:value-type="string" office:string-value="Incorrect" calcext:value-type="string">
            <text:p>Incorrect</text:p>
          </table:table-cell>
          <table:table-cell table:style-name="ce2" office:value-type="string" calcext:value-type="string">
            <text:p>C</text:p>
          </table:table-cell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88];[$Master.$A$2:.$B$125];2;1)" office:value-type="string" office:string-value="Weaken" calcext:value-type="string">
            <text:p>Weake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7" office:value-type="time" office:time-value="PT02H37M19S" calcext:value-type="time">
            <text:p>02:37:19</text:p>
          </table:table-cell>
          <table:table-cell table:number-columns-repeated="1012"/>
        </table:table-row>
        <table:table-row table:style-name="ro5">
          <table:table-cell table:style-name="ce2" office:value-type="float" office:value="88" calcext:value-type="float">
            <text:p>88</text:p>
          </table:table-cell>
          <table:table-cell table:style-name="ce4" office:value-type="date" office:date-value="2013-11-19" calcext:value-type="date">
            <text:p>11/19/13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B</text:p>
          </table:table-cell>
          <table:table-cell table:style-name="ce2" table:formula="of:=IF([.F89]=[.D89];&quot;Correct&quot;;&quot;Incorrect&quot;)" office:value-type="string" office:string-value="Incorrect" calcext:value-type="string">
            <text:p>Incorrect</text:p>
          </table:table-cell>
          <table:table-cell table:style-name="ce2" office:value-type="string" calcext:value-type="string">
            <text:p>A</text:p>
          </table:table-cell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89];[$Master.$A$2:.$B$125];2;1)" office:value-type="string" office:string-value="Weaken" calcext:value-type="string">
            <text:p>Weake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7" office:value-type="time" office:time-value="PT02H57M17S" calcext:value-type="time">
            <text:p>02:57:17</text:p>
          </table:table-cell>
          <table:table-cell table:number-columns-repeated="1012"/>
        </table:table-row>
        <table:table-row table:style-name="ro5">
          <table:table-cell table:style-name="ce2" office:value-type="float" office:value="89" calcext:value-type="float">
            <text:p>89</text:p>
          </table:table-cell>
          <table:table-cell table:style-name="ce4" office:value-type="date" office:date-value="2013-11-19" calcext:value-type="date">
            <text:p>11/19/13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A</text:p>
          </table:table-cell>
          <table:table-cell table:style-name="ce2" table:formula="of:=IF([.F90]=[.D90];&quot;Correct&quot;;&quot;Incorrect&quot;)" office:value-type="string" office:string-value="Correct" calcext:value-type="string">
            <text:p>Correct</text:p>
          </table:table-cell>
          <table:table-cell table:style-name="ce2" office:value-type="string" calcext:value-type="string">
            <text:p>A</text:p>
          </table:table-cell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90];[$Master.$A$2:.$B$125];2;1)" office:value-type="string" office:string-value="Describe Role" calcext:value-type="string">
            <text:p>Describe Role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7" office:value-type="time" office:time-value="PT01H56M22S" calcext:value-type="time">
            <text:p>01:56:22</text:p>
          </table:table-cell>
          <table:table-cell table:number-columns-repeated="1012"/>
        </table:table-row>
        <table:table-row table:style-name="ro5">
          <table:table-cell table:style-name="ce2" office:value-type="float" office:value="90" calcext:value-type="float">
            <text:p>90</text:p>
          </table:table-cell>
          <table:table-cell table:style-name="ce4" office:value-type="date" office:date-value="2013-11-19" calcext:value-type="date">
            <text:p>11/19/13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D</text:p>
          </table:table-cell>
          <table:table-cell table:style-name="ce2" table:formula="of:=IF([.F91]=[.D91];&quot;Correct&quot;;&quot;Incorrect&quot;)" office:value-type="string" office:string-value="Correct" calcext:value-type="string">
            <text:p>Correct</text:p>
          </table:table-cell>
          <table:table-cell table:style-name="ce2" office:value-type="string" calcext:value-type="string">
            <text:p>D</text:p>
          </table:table-cell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91];[$Master.$A$2:.$B$125];2;1)" office:value-type="string" office:string-value="Weaken" calcext:value-type="string">
            <text:p>Weake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7" office:value-type="time" office:time-value="PT02H52M11S" calcext:value-type="time">
            <text:p>02:52:11</text:p>
          </table:table-cell>
          <table:table-cell table:number-columns-repeated="101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4" office:value-type="date" office:date-value="2013-11-19" calcext:value-type="date">
            <text:p>11/19/13</text:p>
          </table:table-cell>
          <table:table-cell table:style-name="ce2" office:value-type="float" office:value="91" calcext:value-type="float">
            <text:p>91</text:p>
          </table:table-cell>
          <table:table-cell table:style-name="ce2"/>
          <table:table-cell table:style-name="ce2" table:formula="of:=IF([.F92]=[.D92];&quot;Correct&quot;;&quot;Incorrect&quot;)" office:value-type="string" office:string-value="Correct" calcext:value-type="string">
            <text:p>Correct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92];[$Master.$A$2:.$B$125];2;1)" office:value-type="string" office:string-value="Inference" calcext:value-type="string">
            <text:p>Inference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7" office:value-type="time" office:time-value="PT08H38M00S" calcext:value-type="time">
            <text:p>08:38:00</text:p>
          </table:table-cell>
          <table:table-cell table:number-columns-repeated="1012"/>
        </table:table-row>
        <table:table-row table:style-name="ro5">
          <table:table-cell table:style-name="ce2" office:value-type="float" office:value="92" calcext:value-type="float">
            <text:p>92</text:p>
          </table:table-cell>
          <table:table-cell table:style-name="ce4" office:value-type="date" office:date-value="2013-11-19" calcext:value-type="date">
            <text:p>11/19/13</text:p>
          </table:table-cell>
          <table:table-cell table:style-name="ce2" office:value-type="float" office:value="92" calcext:value-type="float">
            <text:p>92</text:p>
          </table:table-cell>
          <table:table-cell table:style-name="ce2"/>
          <table:table-cell table:style-name="ce2" table:formula="of:=IF([.F93]=[.D93];&quot;Correct&quot;;&quot;Incorrect&quot;)" office:value-type="string" office:string-value="Correct" calcext:value-type="string">
            <text:p>Correct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93];[$Master.$A$2:.$B$125];2;1)" office:value-type="string" office:string-value="Explain Discrepancy" calcext:value-type="string">
            <text:p>Explain Discrepancy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7" office:value-type="time" office:time-value="PT12H18M00S" calcext:value-type="time">
            <text:p>12:18:00</text:p>
          </table:table-cell>
          <table:table-cell table:number-columns-repeated="1012"/>
        </table:table-row>
        <table:table-row table:style-name="ro5">
          <table:table-cell table:style-name="ce2" office:value-type="float" office:value="93" calcext:value-type="float">
            <text:p>93</text:p>
          </table:table-cell>
          <table:table-cell table:style-name="ce4" office:value-type="date" office:date-value="2013-11-19" calcext:value-type="date">
            <text:p>11/19/13</text:p>
          </table:table-cell>
          <table:table-cell table:style-name="ce2" office:value-type="float" office:value="93" calcext:value-type="float">
            <text:p>93</text:p>
          </table:table-cell>
          <table:table-cell table:style-name="ce2"/>
          <table:table-cell table:style-name="ce2" table:formula="of:=IF([.F94]=[.D94];&quot;Correct&quot;;&quot;Incorrect&quot;)" office:value-type="string" office:string-value="Correct" calcext:value-type="string">
            <text:p>Correct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94];[$Master.$A$2:.$B$125];2;1)" office:value-type="string" office:string-value="Assumption" calcext:value-type="string">
            <text:p>Assumptio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7" office:value-type="time" office:time-value="PT01H25M16S" calcext:value-type="time">
            <text:p>01:25:16</text:p>
          </table:table-cell>
          <table:table-cell table:number-columns-repeated="1012"/>
        </table:table-row>
        <table:table-row table:style-name="ro5">
          <table:table-cell table:style-name="ce2" office:value-type="float" office:value="94" calcext:value-type="float">
            <text:p>94</text:p>
          </table:table-cell>
          <table:table-cell table:style-name="ce4" office:value-type="date" office:date-value="2013-11-19" calcext:value-type="date">
            <text:p>11/19/13</text:p>
          </table:table-cell>
          <table:table-cell table:style-name="ce2" office:value-type="float" office:value="94" calcext:value-type="float">
            <text:p>94</text:p>
          </table:table-cell>
          <table:table-cell table:style-name="ce2"/>
          <table:table-cell table:style-name="ce2" table:formula="of:=IF([.F95]=[.D95];&quot;Correct&quot;;&quot;Incorrect&quot;)" office:value-type="string" office:string-value="Correct" calcext:value-type="string">
            <text:p>Correct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95];[$Master.$A$2:.$B$125];2;1)" office:value-type="string" office:string-value="Explain Discrepancy" calcext:value-type="string">
            <text:p>Explain Discrepancy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7" office:value-type="time" office:time-value="PT03H21M52S" calcext:value-type="time">
            <text:p>03:21:52</text:p>
          </table:table-cell>
          <table:table-cell table:number-columns-repeated="1012"/>
        </table:table-row>
        <table:table-row table:style-name="ro5">
          <table:table-cell table:style-name="ce2" office:value-type="float" office:value="95" calcext:value-type="float">
            <text:p>95</text:p>
          </table:table-cell>
          <table:table-cell table:style-name="ce4" office:value-type="date" office:date-value="2013-11-19" calcext:value-type="date">
            <text:p>11/19/13</text:p>
          </table:table-cell>
          <table:table-cell table:style-name="ce2" office:value-type="float" office:value="95" calcext:value-type="float">
            <text:p>95</text:p>
          </table:table-cell>
          <table:table-cell table:style-name="ce2"/>
          <table:table-cell table:style-name="ce2" table:formula="of:=IF([.F96]=[.D96];&quot;Correct&quot;;&quot;Incorrect&quot;)" office:value-type="string" office:string-value="Correct" calcext:value-type="string">
            <text:p>Correct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96];[$Master.$A$2:.$B$125];2;1)" office:value-type="string" office:string-value="Strengthen" calcext:value-type="string">
            <text:p>Strengthe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7" office:value-type="time" office:time-value="PT04H29M24S" calcext:value-type="time">
            <text:p>04:29:24</text:p>
          </table:table-cell>
          <table:table-cell table:number-columns-repeated="1012"/>
        </table:table-row>
        <table:table-row table:style-name="ro5">
          <table:table-cell table:style-name="ce2" office:value-type="float" office:value="96" calcext:value-type="float">
            <text:p>96</text:p>
          </table:table-cell>
          <table:table-cell table:style-name="ce4" office:value-type="date" office:date-value="2013-11-19" calcext:value-type="date">
            <text:p>11/19/13</text:p>
          </table:table-cell>
          <table:table-cell table:style-name="ce2" office:value-type="float" office:value="96" calcext:value-type="float">
            <text:p>96</text:p>
          </table:table-cell>
          <table:table-cell table:style-name="ce2"/>
          <table:table-cell table:style-name="ce2" table:formula="of:=IF([.F97]=[.D97];&quot;Correct&quot;;&quot;Incorrect&quot;)" office:value-type="string" office:string-value="Correct" calcext:value-type="string">
            <text:p>Correct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97];[$Master.$A$2:.$B$125];2;1)" office:value-type="string" office:string-value="Assumption" calcext:value-type="string">
            <text:p>Assumptio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7" office:value-type="time" office:time-value="PT01H54M21S" calcext:value-type="time">
            <text:p>01:54:21</text:p>
          </table:table-cell>
          <table:table-cell table:number-columns-repeated="1012"/>
        </table:table-row>
        <table:table-row table:style-name="ro5">
          <table:table-cell table:style-name="ce2" office:value-type="float" office:value="97" calcext:value-type="float">
            <text:p>97</text:p>
          </table:table-cell>
          <table:table-cell table:style-name="ce4" office:value-type="date" office:date-value="2013-11-19" calcext:value-type="date">
            <text:p>11/19/13</text:p>
          </table:table-cell>
          <table:table-cell table:style-name="ce2" office:value-type="float" office:value="97" calcext:value-type="float">
            <text:p>97</text:p>
          </table:table-cell>
          <table:table-cell table:style-name="ce2"/>
          <table:table-cell table:style-name="ce2" table:formula="of:=IF([.F98]=[.D98];&quot;Correct&quot;;&quot;Incorrect&quot;)" office:value-type="string" office:string-value="Correct" calcext:value-type="string">
            <text:p>Correct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98];[$Master.$A$2:.$B$125];2;1)" office:value-type="string" office:string-value="Weaken" calcext:value-type="string">
            <text:p>Weake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7" office:value-type="time" office:time-value="PT02H06M46S" calcext:value-type="time">
            <text:p>02:06:46</text:p>
          </table:table-cell>
          <table:table-cell table:number-columns-repeated="1012"/>
        </table:table-row>
        <table:table-row table:style-name="ro5">
          <table:table-cell table:style-name="ce2" office:value-type="float" office:value="98" calcext:value-type="float">
            <text:p>98</text:p>
          </table:table-cell>
          <table:table-cell table:style-name="ce4" office:value-type="date" office:date-value="2013-11-19" calcext:value-type="date">
            <text:p>11/19/13</text:p>
          </table:table-cell>
          <table:table-cell table:style-name="ce2" office:value-type="float" office:value="98" calcext:value-type="float">
            <text:p>98</text:p>
          </table:table-cell>
          <table:table-cell table:style-name="ce2"/>
          <table:table-cell table:style-name="ce2" table:formula="of:=IF([.F99]=[.D99];&quot;Correct&quot;;&quot;Incorrect&quot;)" office:value-type="string" office:string-value="Correct" calcext:value-type="string">
            <text:p>Correct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99];[$Master.$A$2:.$B$125];2;1)" office:value-type="string" office:string-value="Describe Role" calcext:value-type="string">
            <text:p>Describe Role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7" office:value-type="time" office:time-value="PT02H16M13S" calcext:value-type="time">
            <text:p>02:16:13</text:p>
          </table:table-cell>
          <table:table-cell table:number-columns-repeated="1012"/>
        </table:table-row>
        <table:table-row table:style-name="ro5">
          <table:table-cell table:style-name="ce2" office:value-type="float" office:value="99" calcext:value-type="float">
            <text:p>99</text:p>
          </table:table-cell>
          <table:table-cell table:style-name="ce4" office:value-type="date" office:date-value="2013-11-19" calcext:value-type="date">
            <text:p>11/19/13</text:p>
          </table:table-cell>
          <table:table-cell table:style-name="ce2" office:value-type="float" office:value="99" calcext:value-type="float">
            <text:p>99</text:p>
          </table:table-cell>
          <table:table-cell table:style-name="ce2"/>
          <table:table-cell table:style-name="ce2" table:formula="of:=IF([.F100]=[.D100];&quot;Correct&quot;;&quot;Incorrect&quot;)" office:value-type="string" office:string-value="Correct" calcext:value-type="string">
            <text:p>Correct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100];[$Master.$A$2:.$B$125];2;1)" office:value-type="string" office:string-value="Explain Discrepancy" calcext:value-type="string">
            <text:p>Explain Discrepancy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7" office:value-type="time" office:time-value="PT02H12M00S" calcext:value-type="time">
            <text:p>02:12:00</text:p>
          </table:table-cell>
          <table:table-cell table:number-columns-repeated="101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date" office:date-value="2013-11-19" calcext:value-type="date">
            <text:p>11/19/13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table:formula="of:=IF([.F101]=[.D101];&quot;Correct&quot;;&quot;Incorrect&quot;)" office:value-type="string" office:string-value="Correct" calcext:value-type="string">
            <text:p>Correct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101];[$Master.$A$2:.$B$125];2;1)" office:value-type="string" office:string-value="Flaw" calcext:value-type="string">
            <text:p>Flaw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7" office:value-type="time" office:time-value="PT02H48M32S" calcext:value-type="time">
            <text:p>02:48:32</text:p>
          </table:table-cell>
          <table:table-cell table:number-columns-repeated="1012"/>
        </table:table-row>
        <table:table-row table:style-name="ro5">
          <table:table-cell table:style-name="ce2" office:value-type="float" office:value="101" calcext:value-type="float">
            <text:p>101</text:p>
          </table:table-cell>
          <table:table-cell table:style-name="ce4" office:value-type="date" office:date-value="2013-11-22" calcext:value-type="date">
            <text:p>11/22/13</text:p>
          </table:table-cell>
          <table:table-cell table:style-name="ce2" office:value-type="float" office:value="101" calcext:value-type="float">
            <text:p>101</text:p>
          </table:table-cell>
          <table:table-cell table:style-name="ce2"/>
          <table:table-cell table:style-name="ce2" table:formula="of:=IF([.F102]=[.D102];&quot;Correct&quot;;&quot;Incorrect&quot;)" office:value-type="string" office:string-value="Correct" calcext:value-type="string">
            <text:p>Correct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102];[$Master.$A$2:.$B$125];2;1)" office:value-type="string" office:string-value="Strengthen" calcext:value-type="string">
            <text:p>Strengthe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7" office:value-type="time" office:time-value="PT01H33M24S" calcext:value-type="time">
            <text:p>01:33:24</text:p>
          </table:table-cell>
          <table:table-cell table:number-columns-repeated="1012"/>
        </table:table-row>
        <table:table-row table:style-name="ro5">
          <table:table-cell table:style-name="ce2" office:value-type="float" office:value="102" calcext:value-type="float">
            <text:p>102</text:p>
          </table:table-cell>
          <table:table-cell table:style-name="ce4" office:value-type="date" office:date-value="2013-11-22" calcext:value-type="date">
            <text:p>11/22/13</text:p>
          </table:table-cell>
          <table:table-cell table:style-name="ce2" office:value-type="float" office:value="102" calcext:value-type="float">
            <text:p>102</text:p>
          </table:table-cell>
          <table:table-cell table:style-name="ce2"/>
          <table:table-cell table:style-name="ce2" table:formula="of:=IF([.F103]=[.D103];&quot;Correct&quot;;&quot;Incorrect&quot;)" office:value-type="string" office:string-value="Correct" calcext:value-type="string">
            <text:p>Correct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103];[$Master.$A$2:.$B$125];2;1)" office:value-type="string" office:string-value="Strengthen" calcext:value-type="string">
            <text:p>Strengthe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7" office:value-type="time" office:time-value="PT02H29M25S" calcext:value-type="time">
            <text:p>02:29:25</text:p>
          </table:table-cell>
          <table:table-cell table:number-columns-repeated="1012"/>
        </table:table-row>
        <table:table-row table:style-name="ro5">
          <table:table-cell table:style-name="ce2" office:value-type="float" office:value="103" calcext:value-type="float">
            <text:p>103</text:p>
          </table:table-cell>
          <table:table-cell table:style-name="ce4" office:value-type="date" office:date-value="2013-11-22" calcext:value-type="date">
            <text:p>11/22/13</text:p>
          </table:table-cell>
          <table:table-cell table:style-name="ce2" office:value-type="float" office:value="103" calcext:value-type="float">
            <text:p>103</text:p>
          </table:table-cell>
          <table:table-cell table:style-name="ce2"/>
          <table:table-cell table:style-name="ce2" table:formula="of:=IF([.F104]=[.D104];&quot;Correct&quot;;&quot;Incorrect&quot;)" office:value-type="string" office:string-value="Correct" calcext:value-type="string">
            <text:p>Correct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104];[$Master.$A$2:.$B$125];2;1)" office:value-type="string" office:string-value="Inference" calcext:value-type="string">
            <text:p>Inference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7" office:value-type="time" office:time-value="PT03H19M00S" calcext:value-type="time">
            <text:p>03:19:00</text:p>
          </table:table-cell>
          <table:table-cell table:number-columns-repeated="1012"/>
        </table:table-row>
        <table:table-row table:style-name="ro5">
          <table:table-cell table:style-name="ce2" office:value-type="float" office:value="104" calcext:value-type="float">
            <text:p>104</text:p>
          </table:table-cell>
          <table:table-cell table:style-name="ce4" office:value-type="date" office:date-value="2013-11-22" calcext:value-type="date">
            <text:p>11/22/13</text:p>
          </table:table-cell>
          <table:table-cell table:style-name="ce2" office:value-type="float" office:value="104" calcext:value-type="float">
            <text:p>104</text:p>
          </table:table-cell>
          <table:table-cell table:style-name="ce2"/>
          <table:table-cell table:style-name="ce2" table:formula="of:=IF([.F105]=[.D105];&quot;Correct&quot;;&quot;Incorrect&quot;)" office:value-type="string" office:string-value="Correct" calcext:value-type="string">
            <text:p>Correct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105];[$Master.$A$2:.$B$125];2;1)" office:value-type="string" office:string-value="Inference" calcext:value-type="string">
            <text:p>Inference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7" office:value-type="time" office:time-value="PT02H56M12S" calcext:value-type="time">
            <text:p>02:56:12</text:p>
          </table:table-cell>
          <table:table-cell table:number-columns-repeated="1012"/>
        </table:table-row>
        <table:table-row table:style-name="ro5">
          <table:table-cell table:style-name="ce2" office:value-type="float" office:value="105" calcext:value-type="float">
            <text:p>105</text:p>
          </table:table-cell>
          <table:table-cell table:style-name="ce4" office:value-type="date" office:date-value="2013-11-22" calcext:value-type="date">
            <text:p>11/22/13</text:p>
          </table:table-cell>
          <table:table-cell table:style-name="ce2" office:value-type="float" office:value="105" calcext:value-type="float">
            <text:p>105</text:p>
          </table:table-cell>
          <table:table-cell table:style-name="ce2"/>
          <table:table-cell table:style-name="ce2" table:formula="of:=IF([.F106]=[.D106];&quot;Correct&quot;;&quot;Incorrect&quot;)" office:value-type="string" office:string-value="Correct" calcext:value-type="string">
            <text:p>Correct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106];[$Master.$A$2:.$B$125];2;1)" office:value-type="string" office:string-value="Inference" calcext:value-type="string">
            <text:p>Inference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7" office:value-type="time" office:time-value="PT01H50M54S" calcext:value-type="time">
            <text:p>01:50:54</text:p>
          </table:table-cell>
          <table:table-cell table:number-columns-repeated="1012"/>
        </table:table-row>
        <table:table-row table:style-name="ro5">
          <table:table-cell table:style-name="ce2" office:value-type="float" office:value="106" calcext:value-type="float">
            <text:p>106</text:p>
          </table:table-cell>
          <table:table-cell table:style-name="ce4" office:value-type="date" office:date-value="2013-11-22" calcext:value-type="date">
            <text:p>11/22/13</text:p>
          </table:table-cell>
          <table:table-cell table:style-name="ce2" office:value-type="float" office:value="106" calcext:value-type="float">
            <text:p>106</text:p>
          </table:table-cell>
          <table:table-cell table:style-name="ce2"/>
          <table:table-cell table:style-name="ce2" table:formula="of:=IF([.F107]=[.D107];&quot;Correct&quot;;&quot;Incorrect&quot;)" office:value-type="string" office:string-value="Correct" calcext:value-type="string">
            <text:p>Correct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107];[$Master.$A$2:.$B$125];2;1)" office:value-type="string" office:string-value="Assumption" calcext:value-type="string">
            <text:p>Assumptio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7" office:value-type="time" office:time-value="PT01H33M33S" calcext:value-type="time">
            <text:p>01:33:33</text:p>
          </table:table-cell>
          <table:table-cell table:number-columns-repeated="1012"/>
        </table:table-row>
        <table:table-row table:style-name="ro5">
          <table:table-cell table:style-name="ce2" office:value-type="float" office:value="107" calcext:value-type="float">
            <text:p>107</text:p>
          </table:table-cell>
          <table:table-cell table:style-name="ce4" office:value-type="date" office:date-value="2013-11-22" calcext:value-type="date">
            <text:p>11/22/13</text:p>
          </table:table-cell>
          <table:table-cell table:style-name="ce2" office:value-type="float" office:value="107" calcext:value-type="float">
            <text:p>107</text:p>
          </table:table-cell>
          <table:table-cell table:style-name="ce2"/>
          <table:table-cell table:style-name="ce2" table:formula="of:=IF([.F108]=[.D108];&quot;Correct&quot;;&quot;Incorrect&quot;)" office:value-type="string" office:string-value="Correct" calcext:value-type="string">
            <text:p>Correct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108];[$Master.$A$2:.$B$125];2;1)" office:value-type="string" office:string-value="Weaken" calcext:value-type="string">
            <text:p>Weake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7" office:value-type="time" office:time-value="PT03H08M37S" calcext:value-type="time">
            <text:p>03:08:37</text:p>
          </table:table-cell>
          <table:table-cell table:number-columns-repeated="1012"/>
        </table:table-row>
        <table:table-row table:style-name="ro5">
          <table:table-cell table:style-name="ce2" office:value-type="float" office:value="108" calcext:value-type="float">
            <text:p>108</text:p>
          </table:table-cell>
          <table:table-cell table:style-name="ce4" office:value-type="date" office:date-value="2013-11-22" calcext:value-type="date">
            <text:p>11/22/13</text:p>
          </table:table-cell>
          <table:table-cell table:style-name="ce2" office:value-type="float" office:value="108" calcext:value-type="float">
            <text:p>108</text:p>
          </table:table-cell>
          <table:table-cell table:style-name="ce2"/>
          <table:table-cell table:style-name="ce2" table:formula="of:=IF([.F109]=[.D109];&quot;Correct&quot;;&quot;Incorrect&quot;)" office:value-type="string" office:string-value="Correct" calcext:value-type="string">
            <text:p>Correct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109];[$Master.$A$2:.$B$125];2;1)" office:value-type="string" office:string-value="Strengthen" calcext:value-type="string">
            <text:p>Strengthe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7" office:value-type="time" office:time-value="PT01H27M43S" calcext:value-type="time">
            <text:p>01:27:43</text:p>
          </table:table-cell>
          <table:table-cell table:number-columns-repeated="1012"/>
        </table:table-row>
        <table:table-row table:style-name="ro5">
          <table:table-cell table:style-name="ce2" office:value-type="float" office:value="109" calcext:value-type="float">
            <text:p>109</text:p>
          </table:table-cell>
          <table:table-cell table:style-name="ce4" office:value-type="date" office:date-value="2013-11-22" calcext:value-type="date">
            <text:p>11/22/13</text:p>
          </table:table-cell>
          <table:table-cell table:style-name="ce2" office:value-type="float" office:value="109" calcext:value-type="float">
            <text:p>109</text:p>
          </table:table-cell>
          <table:table-cell table:style-name="ce2"/>
          <table:table-cell table:style-name="ce2" table:formula="of:=IF([.F110]=[.D110];&quot;Correct&quot;;&quot;Incorrect&quot;)" office:value-type="string" office:string-value="Correct" calcext:value-type="string">
            <text:p>Correct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110];[$Master.$A$2:.$B$125];2;1)" office:value-type="string" office:string-value="Assumption" calcext:value-type="string">
            <text:p>Assumptio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7" office:value-type="time" office:time-value="PT02H19M03S" calcext:value-type="time">
            <text:p>02:19:03</text:p>
          </table:table-cell>
          <table:table-cell table:number-columns-repeated="1012"/>
        </table:table-row>
        <table:table-row table:style-name="ro5">
          <table:table-cell table:style-name="ce2" office:value-type="float" office:value="110" calcext:value-type="float">
            <text:p>110</text:p>
          </table:table-cell>
          <table:table-cell table:style-name="ce4" office:value-type="date" office:date-value="2013-11-22" calcext:value-type="date">
            <text:p>11/22/13</text:p>
          </table:table-cell>
          <table:table-cell table:style-name="ce2" office:value-type="float" office:value="110" calcext:value-type="float">
            <text:p>110</text:p>
          </table:table-cell>
          <table:table-cell table:style-name="ce2"/>
          <table:table-cell table:style-name="ce2" table:formula="of:=IF([.F111]=[.D111];&quot;Correct&quot;;&quot;Incorrect&quot;)" office:value-type="string" office:string-value="Correct" calcext:value-type="string">
            <text:p>Correct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111];[$Master.$A$2:.$B$125];2;1)" office:value-type="string" office:string-value="Evaluate" calcext:value-type="string">
            <text:p>Evaluate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7" office:value-type="time" office:time-value="PT01H32M01S" calcext:value-type="time">
            <text:p>01:32:01</text:p>
          </table:table-cell>
          <table:table-cell table:number-columns-repeated="1012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5" office:value-type="date" office:date-value="2013-03-12" calcext:value-type="date">
            <text:p>03/12/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style-name="ce2" table:formula="of:=IF([.F112]=[.D112];&quot;Correct&quot;;&quot;Incorrect&quot;)" office:value-type="string" office:string-value="Correct" calcext:value-type="string">
            <text:p>Correct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Sentence Correction</text:p>
          </table:table-cell>
          <table:table-cell office:value-type="string" calcext:value-type="string">
            <text:p>Dictio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number-columns-repeated="1013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style-name="ce2" table:formula="of:=IF([.F113]=[.D113];&quot;Correct&quot;;&quot;Incorrect&quot;)" office:value-type="string" office:string-value="Correct" calcext:value-type="string">
            <text:p>Correct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Sentence Correction</text:p>
          </table:table-cell>
          <table:table-cell office:value-type="string" calcext:value-type="string">
            <text:p>Parallelism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number-columns-repeated="1013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table:style-name="ce2" table:formula="of:=IF([.F114]=[.D114];&quot;Correct&quot;;&quot;Incorrect&quot;)" office:value-type="string" office:string-value="Correct" calcext:value-type="string">
            <text:p>Correct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Sentence Correction</text:p>
          </table:table-cell>
          <table:table-cell office:value-type="string" calcext:value-type="string">
            <text:p>Verb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number-columns-repeated="1013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style-name="ce2" table:formula="of:=IF([.F115]=[.D115];&quot;Correct&quot;;&quot;Incorrect&quot;)" office:value-type="string" office:string-value="Correct" calcext:value-type="string">
            <text:p>Correct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Sentence Correction</text:p>
          </table:table-cell>
          <table:table-cell office:value-type="string" calcext:value-type="string">
            <text:p>Parallelism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number-columns-repeated="1013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style-name="ce2" table:formula="of:=IF([.F116]=[.D116];&quot;Correct&quot;;&quot;Incorrect&quot;)" office:value-type="string" office:string-value="Correct" calcext:value-type="string">
            <text:p>Correct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Sentence Correction</text:p>
          </table:table-cell>
          <table:table-cell office:value-type="string" calcext:value-type="string">
            <text:p>Verb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number-columns-repeated="1013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table:style-name="ce2" table:formula="of:=IF([.F117]=[.D117];&quot;Correct&quot;;&quot;Incorrect&quot;)" office:value-type="string" office:string-value="Incorrect" calcext:value-type="string">
            <text:p>Incorrect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entence Correction</text:p>
          </table:table-cell>
          <table:table-cell office:value-type="string" calcext:value-type="string">
            <text:p>Verb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number-columns-repeated="1013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table:style-name="ce2" table:formula="of:=IF([.F118]=[.D118];&quot;Correct&quot;;&quot;Incorrect&quot;)" office:value-type="string" office:string-value="Incorrect" calcext:value-type="string">
            <text:p>Incorrect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Sentence Correction</text:p>
          </table:table-cell>
          <table:table-cell office:value-type="string" calcext:value-type="string">
            <text:p>Verb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number-columns-repeated="1013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style-name="ce2" table:formula="of:=IF([.F119]=[.D119];&quot;Correct&quot;;&quot;Incorrect&quot;)" office:value-type="string" office:string-value="Correct" calcext:value-type="string">
            <text:p>Correct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Sentence Correction</text:p>
          </table:table-cell>
          <table:table-cell office:value-type="string" calcext:value-type="string">
            <text:p>Parallelism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number-columns-repeated="1013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table:style-name="ce2" table:formula="of:=IF([.F120]=[.D120];&quot;Correct&quot;;&quot;Incorrect&quot;)" office:value-type="string" office:string-value="Correct" calcext:value-type="string">
            <text:p>Correct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Sentence Correction</text:p>
          </table:table-cell>
          <table:table-cell office:value-type="string" calcext:value-type="string">
            <text:p>Diction, Logical Predictio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number-columns-repeated="1013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style-name="ce2" table:formula="of:=IF([.F121]=[.D121];&quot;Correct&quot;;&quot;Incorrect&quot;)" office:value-type="string" office:string-value="Correct" calcext:value-type="string">
            <text:p>Correct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entence Correction</text:p>
          </table:table-cell>
          <table:table-cell office:value-type="string" calcext:value-type="string">
            <text:p>Logical Prediction, Verb form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number-columns-repeated="1013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</text:p>
          </table:table-cell>
          <table:table-cell table:style-name="ce2" table:formula="of:=IF([.F122]=[.D122];&quot;Correct&quot;;&quot;Incorrect&quot;)" office:value-type="string" office:string-value="Correct" calcext:value-type="string">
            <text:p>Correct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Sentence Correction</text:p>
          </table:table-cell>
          <table:table-cell office:value-type="string" calcext:value-type="string">
            <text:p>Logical Predictio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number-columns-repeated="1013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table:style-name="ce2" table:formula="of:=IF([.F123]=[.D123];&quot;Correct&quot;;&quot;Incorrect&quot;)" office:value-type="string" office:string-value="Correct" calcext:value-type="string">
            <text:p>Correct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Sentence Correction</text:p>
          </table:table-cell>
          <table:table-cell office:value-type="string" calcext:value-type="string">
            <text:p>Rhetoric construction, Verb form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number-columns-repeated="1013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table:style-name="ce2" table:formula="of:=IF([.F124]=[.D124];&quot;Correct&quot;;&quot;Incorrect&quot;)" office:value-type="string" office:string-value="Correct" calcext:value-type="string">
            <text:p>Correct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Sentence Correction</text:p>
          </table:table-cell>
          <table:table-cell office:value-type="string" calcext:value-type="string">
            <text:p>Parallelism, Verb form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number-columns-repeated="1013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table:style-name="ce2" table:formula="of:=IF([.F125]=[.D125];&quot;Correct&quot;;&quot;Incorrect&quot;)" office:value-type="string" office:string-value="Correct" calcext:value-type="string">
            <text:p>Correct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Sentence Correction</text:p>
          </table:table-cell>
          <table:table-cell office:value-type="string" calcext:value-type="string">
            <text:p>Dictio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number-columns-repeated="1013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</text:p>
          </table:table-cell>
          <table:table-cell table:style-name="ce2" table:formula="of:=IF([.F126]=[.D126];&quot;Correct&quot;;&quot;Incorrect&quot;)" office:value-type="string" office:string-value="Correct" calcext:value-type="string">
            <text:p>Correct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Sentence Correction</text:p>
          </table:table-cell>
          <table:table-cell table:style-name="ce6" office:value-type="string" calcext:value-type="string">
            <text:p>Idiom; Logical predication; Parallelism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number-columns-repeated="1013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2" table:formula="of:=IF([.F127]=[.D127];&quot;Correct&quot;;&quot;Incorrect&quot;)" office:value-type="string" office:string-value="Incorrect" calcext:value-type="string">
            <text:p>Incorrect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entence Correction</text:p>
          </table:table-cell>
          <table:table-cell table:style-name="ce6" office:value-type="string" calcext:value-type="string">
            <text:p>Agreement; Grammatical constructio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number-columns-repeated="1013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E</text:p>
          </table:table-cell>
          <table:table-cell table:style-name="ce2" table:formula="of:=IF([.F128]=[.D128];&quot;Correct&quot;;&quot;Incorrect&quot;)" office:value-type="string" office:string-value="Incorrect" calcext:value-type="string">
            <text:p>Incorrect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entence Correction</text:p>
          </table:table-cell>
          <table:table-cell table:style-name="ce6" office:value-type="string" calcext:value-type="string">
            <text:p>Logical predication; Parallelism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number-columns-repeated="1013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E</text:p>
          </table:table-cell>
          <table:table-cell table:style-name="ce2" table:formula="of:=IF([.F129]=[.D129];&quot;Correct&quot;;&quot;Incorrect&quot;)" office:value-type="string" office:string-value="Correct" calcext:value-type="string">
            <text:p>Correct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Sentence Correction</text:p>
          </table:table-cell>
          <table:table-cell table:style-name="ce6" office:value-type="string" calcext:value-type="string">
            <text:p>Parallelism; Grammatical constructio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number-columns-repeated="1013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style-name="ce2" table:formula="of:=IF([.F130]=[.D130];&quot;Correct&quot;;&quot;Incorrect&quot;)" office:value-type="string" office:string-value="Correct" calcext:value-type="string">
            <text:p>Correct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Sentence Correction</text:p>
          </table:table-cell>
          <table:table-cell table:style-name="ce6" office:value-type="string" calcext:value-type="string">
            <text:p>Logical predication; Modificatio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</text:p>
          </table:table-cell>
          <table:table-cell table:style-name="ce2" table:formula="of:=IF([.F131]=[.D131];&quot;Correct&quot;;&quot;Incorrect&quot;)" office:value-type="string" office:string-value="Correct" calcext:value-type="string">
            <text:p>Correct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Sentence Correction</text:p>
          </table:table-cell>
          <table:table-cell table:style-name="ce6" office:value-type="string" calcext:value-type="string">
            <text:p>Verb form; Logical predicatio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number-columns-repeated="1013"/>
        </table:table-row>
        <table:table-row table:style-name="ro3" table:number-rows-repeated="10484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ritical Reasoning" table:style-name="ta2">
        <table:table-column table:style-name="co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10" table:number-columns-repeated="2" table:default-cell-style-name="Default"/>
        <table:table-column table:style-name="co10" table:number-columns-repeated="3" table:default-cell-style-name="ce2"/>
        <table:table-column table:style-name="co9" table:number-columns-repeated="2" table:default-cell-style-name="ce2"/>
        <table:table-column table:style-name="co10" table:number-columns-repeated="1014" table:default-cell-style-name="ce2"/>
        <table:table-row table:style-name="ro6">
          <table:table-cell table:style-name="ce8" office:value-type="string" calcext:value-type="string">
            <text:p>Filter</text:p>
          </table:table-cell>
          <table:table-cell table:number-columns-repeated="4"/>
          <table:table-cell>
            <draw:frame table:end-cell-address="'Critical Reasoning'.L17" table:end-x="0.1346in" table:end-y="0.0114in" draw:z-index="0" draw:style-name="gr1" draw:text-style-name="P1" svg:width="6.2972in" svg:height="2.8366in" svg:x="0.1882in" svg:y="0.0197in">
              <draw:object draw:notify-on-update-of-ranges="'Critical Reasoning'.A5:'Critical Reasoning'.A10 'Critical Reasoning'.B3:'Critical Reasoning'.B4 'Critical Reasoning'.B5:'Critical Reasoning'.B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>
          <table:table-cell table:style-name="ce9" office:value-type="string" calcext:value-type="string">
            <text:p>Count - Result</text:p>
          </table:table-cell>
          <table:table-cell table:style-name="ce10" office:value-type="string" calcext:value-type="string">
            <text:p>Result</text:p>
          </table:table-cell>
          <table:table-cell table:style-name="ce27"/>
          <table:table-cell table:style-name="ce40"/>
          <table:table-cell table:number-columns-repeated="1020"/>
        </table:table-row>
        <table:table-row table:style-name="ro6">
          <table:table-cell table:style-name="ce10" office:value-type="string" calcext:value-type="string">
            <text:p>Date</text:p>
          </table:table-cell>
          <table:table-cell table:style-name="ce19" office:value-type="string" calcext:value-type="string">
            <text:p>Correct</text:p>
          </table:table-cell>
          <table:table-cell table:style-name="ce28" office:value-type="string" calcext:value-type="string">
            <text:p>Incorrect</text:p>
          </table:table-cell>
          <table:table-cell table:style-name="ce41" office:value-type="string" calcext:value-type="string">
            <text:p>Total Result</text:p>
          </table:table-cell>
          <table:table-cell table:number-columns-repeated="1020"/>
        </table:table-row>
        <table:table-row table:style-name="ro6">
          <table:table-cell table:style-name="ce11" office:value-type="date" office:date-value="2013-11-22" calcext:value-type="date">
            <text:p>11/22/13</text:p>
          </table:table-cell>
          <table:table-cell table:style-name="ce20" office:value-type="percentage" office:value="0.3" calcext:value-type="percentage">
            <text:p>30.00%</text:p>
          </table:table-cell>
          <table:table-cell table:style-name="ce29" office:value-type="percentage" office:value="0.7" calcext:value-type="percentage">
            <text:p>70.00%</text:p>
          </table:table-cell>
          <table:table-cell table:style-name="ce42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6">
          <table:table-cell table:style-name="ce12" office:value-type="date" office:date-value="2013-11-19" calcext:value-type="date">
            <text:p>11/19/13</text:p>
          </table:table-cell>
          <table:table-cell table:style-name="ce21" office:value-type="percentage" office:value="0.4" calcext:value-type="percentage">
            <text:p>40.00%</text:p>
          </table:table-cell>
          <table:table-cell table:style-name="ce30" office:value-type="percentage" office:value="0.6" calcext:value-type="percentage">
            <text:p>60.00%</text:p>
          </table:table-cell>
          <table:table-cell table:style-name="ce43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6">
          <table:table-cell table:style-name="ce12" office:value-type="date" office:date-value="2013-11-17" calcext:value-type="date">
            <text:p>11/17/13</text:p>
          </table:table-cell>
          <table:table-cell table:style-name="ce21" office:value-type="percentage" office:value="0.8" calcext:value-type="percentage">
            <text:p>80.00%</text:p>
          </table:table-cell>
          <table:table-cell table:style-name="ce30" office:value-type="percentage" office:value="0.2" calcext:value-type="percentage">
            <text:p>20.00%</text:p>
          </table:table-cell>
          <table:table-cell table:style-name="ce43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6">
          <table:table-cell table:style-name="ce12" office:value-type="date" office:date-value="2013-10-29" calcext:value-type="date">
            <text:p>10/29/13</text:p>
          </table:table-cell>
          <table:table-cell table:style-name="ce21" office:value-type="percentage" office:value="0.6" calcext:value-type="percentage">
            <text:p>60.00%</text:p>
          </table:table-cell>
          <table:table-cell table:style-name="ce30" office:value-type="percentage" office:value="0.4" calcext:value-type="percentage">
            <text:p>40.00%</text:p>
          </table:table-cell>
          <table:table-cell table:style-name="ce43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6">
          <table:table-cell table:style-name="ce12" office:value-type="date" office:date-value="2013-10-28" calcext:value-type="date">
            <text:p>10/28/13</text:p>
          </table:table-cell>
          <table:table-cell table:style-name="ce21" office:value-type="percentage" office:value="0.7" calcext:value-type="percentage">
            <text:p>70.00%</text:p>
          </table:table-cell>
          <table:table-cell table:style-name="ce30" office:value-type="percentage" office:value="0.3" calcext:value-type="percentage">
            <text:p>30.00%</text:p>
          </table:table-cell>
          <table:table-cell table:style-name="ce43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6">
          <table:table-cell table:style-name="ce12" office:value-type="date" office:date-value="2013-10-24" calcext:value-type="date">
            <text:p>10/24/13</text:p>
          </table:table-cell>
          <table:table-cell table:style-name="ce21" office:value-type="percentage" office:value="0.7" calcext:value-type="percentage">
            <text:p>70.00%</text:p>
          </table:table-cell>
          <table:table-cell table:style-name="ce30" office:value-type="percentage" office:value="0.3" calcext:value-type="percentage">
            <text:p>30.00%</text:p>
          </table:table-cell>
          <table:table-cell table:style-name="ce43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6">
          <table:table-cell table:style-name="ce12" office:value-type="date" office:date-value="2013-10-22" calcext:value-type="date">
            <text:p>10/22/13</text:p>
          </table:table-cell>
          <table:table-cell table:style-name="ce21" office:value-type="percentage" office:value="0.7" calcext:value-type="percentage">
            <text:p>70.00%</text:p>
          </table:table-cell>
          <table:table-cell table:style-name="ce30" office:value-type="percentage" office:value="0.3" calcext:value-type="percentage">
            <text:p>30.00%</text:p>
          </table:table-cell>
          <table:table-cell table:style-name="ce43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6">
          <table:table-cell table:style-name="ce12" office:value-type="date" office:date-value="2013-10-21" calcext:value-type="date">
            <text:p>10/21/13</text:p>
          </table:table-cell>
          <table:table-cell table:style-name="ce22" office:value-type="percentage" office:value="0.9" calcext:value-type="percentage">
            <text:p>90.00%</text:p>
          </table:table-cell>
          <table:table-cell table:style-name="ce31" office:value-type="percentage" office:value="0.1" calcext:value-type="percentage">
            <text:p>10.00%</text:p>
          </table:table-cell>
          <table:table-cell table:style-name="ce44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6">
          <table:table-cell table:style-name="ce13" office:value-type="string" calcext:value-type="string">
            <text:p>Total Result</text:p>
          </table:table-cell>
          <table:table-cell table:style-name="ce23" office:value-type="percentage" office:value="0.636363636363636" calcext:value-type="percentage">
            <text:p>63.64%</text:p>
          </table:table-cell>
          <table:table-cell table:style-name="ce32" office:value-type="percentage" office:value="0.363636363636364" calcext:value-type="percentage">
            <text:p>36.36%</text:p>
          </table:table-cell>
          <table:table-cell table:style-name="ce4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6" table:number-rows-repeated="12">
          <table:table-cell table:number-columns-repeated="1024"/>
        </table:table-row>
        <table:table-row table:style-name="ro6">
          <table:table-cell table:style-name="ce8" office:value-type="string" calcext:value-type="string">
            <text:p>Filter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14" office:value-type="string" calcext:value-type="string">
            <text:p>Count - Result</text:p>
          </table:table-cell>
          <table:table-cell table:style-name="ce24"/>
          <table:table-cell table:style-name="ce10" office:value-type="string" calcext:value-type="string">
            <text:p>Result</text:p>
          </table:table-cell>
          <table:table-cell table:style-name="ce27"/>
          <table:table-cell table:style-name="ce40"/>
          <table:table-cell>
            <draw:frame table:end-cell-address="'Critical Reasoning'.L50" table:end-x="0.0689in" table:end-y="0.1677in" draw:z-index="1" draw:style-name="gr1" draw:text-style-name="P1" svg:width="6.0551in" svg:height="4.0476in" svg:x="0.3646in" svg:y="0.0323in">
              <draw:object draw:notify-on-update-of-ranges="'Critical Reasoning'.A30:'Critical Reasoning'.A83 'Critical Reasoning'.C28:'Critical Reasoning'.C29 'Critical Reasoning'.C30:'Critical Reasoning'.C8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8"/>
        </table:table-row>
        <table:table-row table:style-name="ro6"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Date</text:p>
          </table:table-cell>
          <table:table-cell table:style-name="ce19" office:value-type="string" calcext:value-type="string">
            <text:p>Correct</text:p>
          </table:table-cell>
          <table:table-cell table:style-name="ce28" office:value-type="string" calcext:value-type="string">
            <text:p>Incorrect</text:p>
          </table:table-cell>
          <table:table-cell table:style-name="ce41" office:value-type="string" calcext:value-type="string">
            <text:p>Total Result</text:p>
          </table:table-cell>
          <table:table-cell table:number-columns-repeated="1019"/>
        </table:table-row>
        <table:table-row table:style-name="ro6">
          <table:table-cell table:style-name="ce15" office:value-type="string" calcext:value-type="string">
            <text:p>Assumption</text:p>
          </table:table-cell>
          <table:table-cell table:style-name="ce11" office:value-type="date" office:date-value="2013-10-24" calcext:value-type="date">
            <text:p>10/24/13</text:p>
          </table:table-cell>
          <table:table-cell table:style-name="ce20" office:value-type="percentage" office:value="1" calcext:value-type="percentage">
            <text:p>100.00%</text:p>
          </table:table-cell>
          <table:table-cell table:style-name="ce46"/>
          <table:table-cell table:style-name="ce42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6">
          <table:table-cell table:style-name="ce16"/>
          <table:table-cell table:style-name="ce12" office:value-type="date" office:date-value="2013-10-28" calcext:value-type="date">
            <text:p>10/28/13</text:p>
          </table:table-cell>
          <table:table-cell table:style-name="ce21" office:value-type="percentage" office:value="0.666666666666667" calcext:value-type="percentage">
            <text:p>66.67%</text:p>
          </table:table-cell>
          <table:table-cell table:style-name="ce30" office:value-type="percentage" office:value="0.333333333333333" calcext:value-type="percentage">
            <text:p>33.33%</text:p>
          </table:table-cell>
          <table:table-cell table:style-name="ce43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6">
          <table:table-cell table:style-name="ce16"/>
          <table:table-cell table:style-name="ce12" office:value-type="date" office:date-value="2013-11-17" calcext:value-type="date">
            <text:p>11/17/13</text:p>
          </table:table-cell>
          <table:table-cell table:style-name="ce21" office:value-type="percentage" office:value="0.5" calcext:value-type="percentage">
            <text:p>50.00%</text:p>
          </table:table-cell>
          <table:table-cell table:style-name="ce30" office:value-type="percentage" office:value="0.5" calcext:value-type="percentage">
            <text:p>50.00%</text:p>
          </table:table-cell>
          <table:table-cell table:style-name="ce43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6">
          <table:table-cell table:style-name="ce16"/>
          <table:table-cell table:style-name="ce12" office:value-type="date" office:date-value="2013-11-19" calcext:value-type="date">
            <text:p>11/19/13</text:p>
          </table:table-cell>
          <table:table-cell table:style-name="ce21" office:value-type="percentage" office:value="0.333333333333333" calcext:value-type="percentage">
            <text:p>33.33%</text:p>
          </table:table-cell>
          <table:table-cell table:style-name="ce30" office:value-type="percentage" office:value="0.666666666666667" calcext:value-type="percentage">
            <text:p>66.67%</text:p>
          </table:table-cell>
          <table:table-cell table:style-name="ce43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6">
          <table:table-cell table:style-name="ce17"/>
          <table:table-cell table:style-name="ce25" office:value-type="date" office:date-value="2013-11-22" calcext:value-type="date">
            <text:p>11/22/13</text:p>
          </table:table-cell>
          <table:table-cell table:style-name="ce33"/>
          <table:table-cell table:style-name="ce31" office:value-type="percentage" office:value="1" calcext:value-type="percentage">
            <text:p>100.00%</text:p>
          </table:table-cell>
          <table:table-cell table:style-name="ce44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6">
          <table:table-cell table:style-name="ce15" office:value-type="string" calcext:value-type="string">
            <text:p>Complete Argument</text:p>
          </table:table-cell>
          <table:table-cell table:style-name="ce11" office:value-type="date" office:date-value="2013-10-22" calcext:value-type="date">
            <text:p>10/22/13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47"/>
          <table:table-cell table:style-name="ce42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6">
          <table:table-cell table:style-name="ce16"/>
          <table:table-cell table:style-name="ce12" office:value-type="date" office:date-value="2013-10-24" calcext:value-type="date">
            <text:p>10/24/13</text:p>
          </table:table-cell>
          <table:table-cell table:number-columns-repeated="2" table:style-name="ce35" office:value-type="percentage" office:value="0.5" calcext:value-type="percentage">
            <text:p>50.00%</text:p>
          </table:table-cell>
          <table:table-cell table:style-name="ce43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6">
          <table:table-cell table:style-name="ce16"/>
          <table:table-cell table:style-name="ce12" office:value-type="date" office:date-value="2013-10-29" calcext:value-type="date">
            <text:p>10/29/13</text:p>
          </table:table-cell>
          <table:table-cell table:style-name="ce36"/>
          <table:table-cell table:style-name="ce35" office:value-type="percentage" office:value="1" calcext:value-type="percentage">
            <text:p>100.00%</text:p>
          </table:table-cell>
          <table:table-cell table:style-name="ce43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6">
          <table:table-cell table:style-name="ce16"/>
          <table:table-cell table:style-name="ce12" office:value-type="date" office:date-value="2013-11-17" calcext:value-type="date">
            <text:p>11/17/13</text:p>
          </table:table-cell>
          <table:table-cell table:style-name="ce35" office:value-type="percentage" office:value="1" calcext:value-type="percentage">
            <text:p>100.00%</text:p>
          </table:table-cell>
          <table:table-cell table:style-name="ce36"/>
          <table:table-cell table:style-name="ce43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6">
          <table:table-cell table:style-name="ce17"/>
          <table:table-cell table:style-name="ce25" office:value-type="date" office:date-value="2013-11-19" calcext:value-type="date">
            <text:p>11/19/13</text:p>
          </table:table-cell>
          <table:table-cell table:style-name="ce37"/>
          <table:table-cell table:style-name="ce38" office:value-type="percentage" office:value="1" calcext:value-type="percentage">
            <text:p>100.00%</text:p>
          </table:table-cell>
          <table:table-cell table:style-name="ce44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6">
          <table:table-cell table:style-name="ce15" office:value-type="string" calcext:value-type="string">
            <text:p>Describe Argument</text:p>
          </table:table-cell>
          <table:table-cell table:style-name="ce11" office:value-type="date" office:date-value="2013-10-24" calcext:value-type="date">
            <text:p>10/24/13</text:p>
          </table:table-cell>
          <table:table-cell table:style-name="ce20" office:value-type="percentage" office:value="1" calcext:value-type="percentage">
            <text:p>100.00%</text:p>
          </table:table-cell>
          <table:table-cell table:style-name="ce46"/>
          <table:table-cell table:style-name="ce42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6">
          <table:table-cell table:style-name="ce17"/>
          <table:table-cell table:style-name="ce25" office:value-type="date" office:date-value="2013-11-19" calcext:value-type="date">
            <text:p>11/19/13</text:p>
          </table:table-cell>
          <table:table-cell table:style-name="ce22" office:value-type="percentage" office:value="0.5" calcext:value-type="percentage">
            <text:p>50.00%</text:p>
          </table:table-cell>
          <table:table-cell table:style-name="ce31" office:value-type="percentage" office:value="0.5" calcext:value-type="percentage">
            <text:p>50.00%</text:p>
          </table:table-cell>
          <table:table-cell table:style-name="ce44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6">
          <table:table-cell table:style-name="ce15" office:value-type="string" calcext:value-type="string">
            <text:p>Describe Role</text:p>
          </table:table-cell>
          <table:table-cell table:style-name="ce11" office:value-type="date" office:date-value="2013-10-22" calcext:value-type="date">
            <text:p>10/22/13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47"/>
          <table:table-cell table:style-name="ce42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6">
          <table:table-cell table:style-name="ce16"/>
          <table:table-cell table:style-name="ce12" office:value-type="date" office:date-value="2013-10-24" calcext:value-type="date">
            <text:p>10/24/13</text:p>
          </table:table-cell>
          <table:table-cell table:style-name="ce35" office:value-type="percentage" office:value="1" calcext:value-type="percentage">
            <text:p>100.00%</text:p>
          </table:table-cell>
          <table:table-cell table:style-name="ce36"/>
          <table:table-cell table:style-name="ce43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6">
          <table:table-cell table:style-name="ce16"/>
          <table:table-cell table:style-name="ce12" office:value-type="date" office:date-value="2013-11-17" calcext:value-type="date">
            <text:p>11/17/13</text:p>
          </table:table-cell>
          <table:table-cell table:style-name="ce35" office:value-type="percentage" office:value="1" calcext:value-type="percentage">
            <text:p>100.00%</text:p>
          </table:table-cell>
          <table:table-cell table:style-name="ce36"/>
          <table:table-cell table:style-name="ce43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2">
          <table:table-cell table:style-name="ce17"/>
          <table:table-cell table:style-name="ce25" office:value-type="date" office:date-value="2013-11-19" calcext:value-type="date">
            <text:p>11/19/13</text:p>
          </table:table-cell>
          <table:table-cell table:style-name="ce38" office:value-type="percentage" office:value="1" calcext:value-type="percentage">
            <text:p>100.00%</text:p>
          </table:table-cell>
          <table:table-cell table:style-name="ce37"/>
          <table:table-cell table:style-name="ce44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6">
          <table:table-cell table:style-name="ce15" office:value-type="string" calcext:value-type="string">
            <text:p>Evaluate</text:p>
          </table:table-cell>
          <table:table-cell table:style-name="ce11" office:value-type="date" office:date-value="2013-10-21" calcext:value-type="date">
            <text:p>10/21/13</text:p>
          </table:table-cell>
          <table:table-cell table:style-name="ce20" office:value-type="percentage" office:value="1" calcext:value-type="percentage">
            <text:p>100.00%</text:p>
          </table:table-cell>
          <table:table-cell table:style-name="ce46"/>
          <table:table-cell table:style-name="ce42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6">
          <table:table-cell table:style-name="ce16"/>
          <table:table-cell table:style-name="ce12" office:value-type="date" office:date-value="2013-10-22" calcext:value-type="date">
            <text:p>10/22/13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48"/>
          <table:table-cell table:style-name="ce43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6">
          <table:table-cell table:style-name="ce16"/>
          <table:table-cell table:style-name="ce12" office:value-type="date" office:date-value="2013-10-24" calcext:value-type="date">
            <text:p>10/24/13</text:p>
          </table:table-cell>
          <table:table-cell table:style-name="ce21" office:value-type="percentage" office:value="0.5" calcext:value-type="percentage">
            <text:p>50.00%</text:p>
          </table:table-cell>
          <table:table-cell table:style-name="ce30" office:value-type="percentage" office:value="0.5" calcext:value-type="percentage">
            <text:p>50.00%</text:p>
          </table:table-cell>
          <table:table-cell table:style-name="ce43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6">
          <table:table-cell table:style-name="ce16"/>
          <table:table-cell table:style-name="ce12" office:value-type="date" office:date-value="2013-10-28" calcext:value-type="date">
            <text:p>10/28/13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48"/>
          <table:table-cell table:style-name="ce43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6">
          <table:table-cell table:style-name="ce16"/>
          <table:table-cell table:style-name="ce12" office:value-type="date" office:date-value="2013-10-29" calcext:value-type="date">
            <text:p>10/29/13</text:p>
          </table:table-cell>
          <table:table-cell table:style-name="ce39"/>
          <table:table-cell table:style-name="ce30" office:value-type="percentage" office:value="1" calcext:value-type="percentage">
            <text:p>100.00%</text:p>
          </table:table-cell>
          <table:table-cell table:style-name="ce43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6">
          <table:table-cell table:style-name="ce16"/>
          <table:table-cell table:style-name="ce12" office:value-type="date" office:date-value="2013-11-17" calcext:value-type="date">
            <text:p>11/17/13</text:p>
          </table:table-cell>
          <table:table-cell table:style-name="ce21" office:value-type="percentage" office:value="0.666666666666667" calcext:value-type="percentage">
            <text:p>66.67%</text:p>
          </table:table-cell>
          <table:table-cell table:style-name="ce30" office:value-type="percentage" office:value="0.333333333333333" calcext:value-type="percentage">
            <text:p>33.33%</text:p>
          </table:table-cell>
          <table:table-cell table:style-name="ce43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6">
          <table:table-cell table:style-name="ce17"/>
          <table:table-cell table:style-name="ce25" office:value-type="date" office:date-value="2013-11-22" calcext:value-type="date">
            <text:p>11/22/13</text:p>
          </table:table-cell>
          <table:table-cell table:style-name="ce22" office:value-type="percentage" office:value="1" calcext:value-type="percentage">
            <text:p>100.00%</text:p>
          </table:table-cell>
          <table:table-cell table:style-name="ce49"/>
          <table:table-cell table:style-name="ce44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6">
          <table:table-cell table:style-name="ce15" office:value-type="string" calcext:value-type="string">
            <text:p>Explain Discrepancy</text:p>
          </table:table-cell>
          <table:table-cell table:style-name="ce11" office:value-type="date" office:date-value="2013-10-21" calcext:value-type="date">
            <text:p>10/21/13</text:p>
          </table:table-cell>
          <table:table-cell table:style-name="ce34" office:value-type="percentage" office:value="0.666666666666667" calcext:value-type="percentage">
            <text:p>66.67%</text:p>
          </table:table-cell>
          <table:table-cell table:style-name="ce34" office:value-type="percentage" office:value="0.333333333333333" calcext:value-type="percentage">
            <text:p>33.33%</text:p>
          </table:table-cell>
          <table:table-cell table:style-name="ce42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6">
          <table:table-cell table:style-name="ce16"/>
          <table:table-cell table:style-name="ce12" office:value-type="date" office:date-value="2013-10-22" calcext:value-type="date">
            <text:p>10/22/13</text:p>
          </table:table-cell>
          <table:table-cell table:number-columns-repeated="2" table:style-name="ce35" office:value-type="percentage" office:value="0.5" calcext:value-type="percentage">
            <text:p>50.00%</text:p>
          </table:table-cell>
          <table:table-cell table:style-name="ce43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6">
          <table:table-cell table:style-name="ce16"/>
          <table:table-cell table:style-name="ce12" office:value-type="date" office:date-value="2013-10-24" calcext:value-type="date">
            <text:p>10/24/13</text:p>
          </table:table-cell>
          <table:table-cell table:number-columns-repeated="2" table:style-name="ce35" office:value-type="percentage" office:value="0.5" calcext:value-type="percentage">
            <text:p>50.00%</text:p>
          </table:table-cell>
          <table:table-cell table:style-name="ce43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6">
          <table:table-cell table:style-name="ce16"/>
          <table:table-cell table:style-name="ce12" office:value-type="date" office:date-value="2013-10-28" calcext:value-type="date">
            <text:p>10/28/13</text:p>
          </table:table-cell>
          <table:table-cell table:style-name="ce35" office:value-type="percentage" office:value="1" calcext:value-type="percentage">
            <text:p>100.00%</text:p>
          </table:table-cell>
          <table:table-cell table:style-name="ce36"/>
          <table:table-cell table:style-name="ce43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6">
          <table:table-cell table:style-name="ce16"/>
          <table:table-cell table:style-name="ce12" office:value-type="date" office:date-value="2013-10-29" calcext:value-type="date">
            <text:p>10/29/13</text:p>
          </table:table-cell>
          <table:table-cell table:style-name="ce35" office:value-type="percentage" office:value="1" calcext:value-type="percentage">
            <text:p>100.00%</text:p>
          </table:table-cell>
          <table:table-cell table:style-name="ce36"/>
          <table:table-cell table:style-name="ce43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6">
          <table:table-cell table:style-name="ce16"/>
          <table:table-cell table:style-name="ce12" office:value-type="date" office:date-value="2013-11-17" calcext:value-type="date">
            <text:p>11/17/13</text:p>
          </table:table-cell>
          <table:table-cell table:style-name="ce35" office:value-type="percentage" office:value="1" calcext:value-type="percentage">
            <text:p>100.00%</text:p>
          </table:table-cell>
          <table:table-cell table:style-name="ce36"/>
          <table:table-cell table:style-name="ce43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6">
          <table:table-cell table:style-name="ce17"/>
          <table:table-cell table:style-name="ce25" office:value-type="date" office:date-value="2013-11-19" calcext:value-type="date">
            <text:p>11/19/13</text:p>
          </table:table-cell>
          <table:table-cell table:style-name="ce38" office:value-type="percentage" office:value="0.25" calcext:value-type="percentage">
            <text:p>25.00%</text:p>
          </table:table-cell>
          <table:table-cell table:style-name="ce38" office:value-type="percentage" office:value="0.75" calcext:value-type="percentage">
            <text:p>75.00%</text:p>
          </table:table-cell>
          <table:table-cell table:style-name="ce44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6">
          <table:table-cell table:style-name="ce15" office:value-type="string" calcext:value-type="string">
            <text:p>Flaw</text:p>
          </table:table-cell>
          <table:table-cell table:style-name="ce11" office:value-type="date" office:date-value="2013-10-21" calcext:value-type="date">
            <text:p>10/21/13</text:p>
          </table:table-cell>
          <table:table-cell table:style-name="ce20" office:value-type="percentage" office:value="1" calcext:value-type="percentage">
            <text:p>100.00%</text:p>
          </table:table-cell>
          <table:table-cell table:style-name="ce46"/>
          <table:table-cell table:style-name="ce42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6">
          <table:table-cell table:style-name="ce17"/>
          <table:table-cell table:style-name="ce25" office:value-type="date" office:date-value="2013-11-19" calcext:value-type="date">
            <text:p>11/19/13</text:p>
          </table:table-cell>
          <table:table-cell table:style-name="ce22" office:value-type="percentage" office:value="1" calcext:value-type="percentage">
            <text:p>100.00%</text:p>
          </table:table-cell>
          <table:table-cell table:style-name="ce49"/>
          <table:table-cell table:style-name="ce44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6">
          <table:table-cell table:style-name="ce15" office:value-type="string" calcext:value-type="string">
            <text:p>Inference</text:p>
          </table:table-cell>
          <table:table-cell table:style-name="ce11" office:value-type="date" office:date-value="2013-10-24" calcext:value-type="date">
            <text:p>10/24/13</text:p>
          </table:table-cell>
          <table:table-cell table:number-columns-repeated="2" table:style-name="ce34" office:value-type="percentage" office:value="0.5" calcext:value-type="percentage">
            <text:p>50.00%</text:p>
          </table:table-cell>
          <table:table-cell table:style-name="ce42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6">
          <table:table-cell table:style-name="ce16"/>
          <table:table-cell table:style-name="ce12" office:value-type="date" office:date-value="2013-10-29" calcext:value-type="date">
            <text:p>10/29/13</text:p>
          </table:table-cell>
          <table:table-cell table:style-name="ce35" office:value-type="percentage" office:value="0.666666666666667" calcext:value-type="percentage">
            <text:p>66.67%</text:p>
          </table:table-cell>
          <table:table-cell table:style-name="ce35" office:value-type="percentage" office:value="0.333333333333333" calcext:value-type="percentage">
            <text:p>33.33%</text:p>
          </table:table-cell>
          <table:table-cell table:style-name="ce43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6">
          <table:table-cell table:style-name="ce16"/>
          <table:table-cell table:style-name="ce12" office:value-type="date" office:date-value="2013-11-17" calcext:value-type="date">
            <text:p>11/17/13</text:p>
          </table:table-cell>
          <table:table-cell table:style-name="ce35" office:value-type="percentage" office:value="1" calcext:value-type="percentage">
            <text:p>100.00%</text:p>
          </table:table-cell>
          <table:table-cell table:style-name="ce36"/>
          <table:table-cell table:style-name="ce43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6">
          <table:table-cell table:style-name="ce16"/>
          <table:table-cell table:style-name="ce12" office:value-type="date" office:date-value="2013-11-19" calcext:value-type="date">
            <text:p>11/19/13</text:p>
          </table:table-cell>
          <table:table-cell table:style-name="ce36"/>
          <table:table-cell table:style-name="ce35" office:value-type="percentage" office:value="1" calcext:value-type="percentage">
            <text:p>100.00%</text:p>
          </table:table-cell>
          <table:table-cell table:style-name="ce43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6">
          <table:table-cell table:style-name="ce17"/>
          <table:table-cell table:style-name="ce25" office:value-type="date" office:date-value="2013-11-22" calcext:value-type="date">
            <text:p>11/22/13</text:p>
          </table:table-cell>
          <table:table-cell table:style-name="ce37"/>
          <table:table-cell table:style-name="ce38" office:value-type="percentage" office:value="1" calcext:value-type="percentage">
            <text:p>100.00%</text:p>
          </table:table-cell>
          <table:table-cell table:style-name="ce44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6">
          <table:table-cell table:style-name="ce15" office:value-type="string" calcext:value-type="string">
            <text:p>Strengthen</text:p>
          </table:table-cell>
          <table:table-cell table:style-name="ce11" office:value-type="date" office:date-value="2013-10-21" calcext:value-type="date">
            <text:p>10/21/13</text:p>
          </table:table-cell>
          <table:table-cell table:style-name="ce20" office:value-type="percentage" office:value="1" calcext:value-type="percentage">
            <text:p>100.00%</text:p>
          </table:table-cell>
          <table:table-cell table:style-name="ce46"/>
          <table:table-cell table:style-name="ce42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6">
          <table:table-cell table:style-name="ce16"/>
          <table:table-cell table:style-name="ce12" office:value-type="date" office:date-value="2013-10-22" calcext:value-type="date">
            <text:p>10/22/13</text:p>
          </table:table-cell>
          <table:table-cell table:style-name="ce21" office:value-type="percentage" office:value="0.75" calcext:value-type="percentage">
            <text:p>75.00%</text:p>
          </table:table-cell>
          <table:table-cell table:style-name="ce30" office:value-type="percentage" office:value="0.25" calcext:value-type="percentage">
            <text:p>25.00%</text:p>
          </table:table-cell>
          <table:table-cell table:style-name="ce43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6">
          <table:table-cell table:style-name="ce16"/>
          <table:table-cell table:style-name="ce12" office:value-type="date" office:date-value="2013-10-24" calcext:value-type="date">
            <text:p>10/24/13</text:p>
          </table:table-cell>
          <table:table-cell table:style-name="ce21" office:value-type="percentage" office:value="0.666666666666667" calcext:value-type="percentage">
            <text:p>66.67%</text:p>
          </table:table-cell>
          <table:table-cell table:style-name="ce30" office:value-type="percentage" office:value="0.333333333333333" calcext:value-type="percentage">
            <text:p>33.33%</text:p>
          </table:table-cell>
          <table:table-cell table:style-name="ce43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6">
          <table:table-cell table:style-name="ce16"/>
          <table:table-cell table:style-name="ce12" office:value-type="date" office:date-value="2013-10-28" calcext:value-type="date">
            <text:p>10/28/13</text:p>
          </table:table-cell>
          <table:table-cell table:style-name="ce21" office:value-type="percentage" office:value="0.5" calcext:value-type="percentage">
            <text:p>50.00%</text:p>
          </table:table-cell>
          <table:table-cell table:style-name="ce30" office:value-type="percentage" office:value="0.5" calcext:value-type="percentage">
            <text:p>50.00%</text:p>
          </table:table-cell>
          <table:table-cell table:style-name="ce43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6">
          <table:table-cell table:style-name="ce16"/>
          <table:table-cell table:style-name="ce12" office:value-type="date" office:date-value="2013-10-29" calcext:value-type="date">
            <text:p>10/29/13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48"/>
          <table:table-cell table:style-name="ce43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6">
          <table:table-cell table:style-name="ce16"/>
          <table:table-cell table:style-name="ce12" office:value-type="date" office:date-value="2013-11-17" calcext:value-type="date">
            <text:p>11/17/13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48"/>
          <table:table-cell table:style-name="ce43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6">
          <table:table-cell table:style-name="ce16"/>
          <table:table-cell table:style-name="ce12" office:value-type="date" office:date-value="2013-11-19" calcext:value-type="date">
            <text:p>11/19/13</text:p>
          </table:table-cell>
          <table:table-cell table:style-name="ce39"/>
          <table:table-cell table:style-name="ce30" office:value-type="percentage" office:value="1" calcext:value-type="percentage">
            <text:p>100.00%</text:p>
          </table:table-cell>
          <table:table-cell table:style-name="ce43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6">
          <table:table-cell table:style-name="ce17"/>
          <table:table-cell table:style-name="ce25" office:value-type="date" office:date-value="2013-11-22" calcext:value-type="date">
            <text:p>11/22/13</text:p>
          </table:table-cell>
          <table:table-cell table:style-name="ce22" office:value-type="percentage" office:value="0.333333333333333" calcext:value-type="percentage">
            <text:p>33.33%</text:p>
          </table:table-cell>
          <table:table-cell table:style-name="ce31" office:value-type="percentage" office:value="0.666666666666667" calcext:value-type="percentage">
            <text:p>66.67%</text:p>
          </table:table-cell>
          <table:table-cell table:style-name="ce44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6">
          <table:table-cell table:style-name="ce15" office:value-type="string" calcext:value-type="string">
            <text:p>Weaken</text:p>
          </table:table-cell>
          <table:table-cell table:style-name="ce11" office:value-type="date" office:date-value="2013-10-21" calcext:value-type="date">
            <text:p>10/21/13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47"/>
          <table:table-cell table:style-name="ce42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6">
          <table:table-cell table:style-name="ce16"/>
          <table:table-cell table:style-name="ce12" office:value-type="date" office:date-value="2013-10-22" calcext:value-type="date">
            <text:p>10/22/13</text:p>
          </table:table-cell>
          <table:table-cell table:style-name="ce36"/>
          <table:table-cell table:style-name="ce35" office:value-type="percentage" office:value="1" calcext:value-type="percentage">
            <text:p>100.00%</text:p>
          </table:table-cell>
          <table:table-cell table:style-name="ce43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6">
          <table:table-cell table:style-name="ce16"/>
          <table:table-cell table:style-name="ce12" office:value-type="date" office:date-value="2013-10-24" calcext:value-type="date">
            <text:p>10/24/13</text:p>
          </table:table-cell>
          <table:table-cell table:style-name="ce35" office:value-type="percentage" office:value="1" calcext:value-type="percentage">
            <text:p>100.00%</text:p>
          </table:table-cell>
          <table:table-cell table:style-name="ce36"/>
          <table:table-cell table:style-name="ce43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6">
          <table:table-cell table:style-name="ce16"/>
          <table:table-cell table:style-name="ce12" office:value-type="date" office:date-value="2013-10-28" calcext:value-type="date">
            <text:p>10/28/13</text:p>
          </table:table-cell>
          <table:table-cell table:style-name="ce36"/>
          <table:table-cell table:style-name="ce35" office:value-type="percentage" office:value="1" calcext:value-type="percentage">
            <text:p>100.00%</text:p>
          </table:table-cell>
          <table:table-cell table:style-name="ce43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6">
          <table:table-cell table:style-name="ce16"/>
          <table:table-cell table:style-name="ce12" office:value-type="date" office:date-value="2013-10-29" calcext:value-type="date">
            <text:p>10/29/13</text:p>
          </table:table-cell>
          <table:table-cell table:number-columns-repeated="2" table:style-name="ce35" office:value-type="percentage" office:value="0.5" calcext:value-type="percentage">
            <text:p>50.00%</text:p>
          </table:table-cell>
          <table:table-cell table:style-name="ce43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6">
          <table:table-cell table:style-name="ce16"/>
          <table:table-cell table:style-name="ce12" office:value-type="date" office:date-value="2013-11-17" calcext:value-type="date">
            <text:p>11/17/13</text:p>
          </table:table-cell>
          <table:table-cell table:style-name="ce35" office:value-type="percentage" office:value="0.6" calcext:value-type="percentage">
            <text:p>60.00%</text:p>
          </table:table-cell>
          <table:table-cell table:style-name="ce35" office:value-type="percentage" office:value="0.4" calcext:value-type="percentage">
            <text:p>40.00%</text:p>
          </table:table-cell>
          <table:table-cell table:style-name="ce43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6">
          <table:table-cell table:style-name="ce16"/>
          <table:table-cell table:style-name="ce12" office:value-type="date" office:date-value="2013-11-19" calcext:value-type="date">
            <text:p>11/19/13</text:p>
          </table:table-cell>
          <table:table-cell table:style-name="ce35" office:value-type="percentage" office:value="0.4" calcext:value-type="percentage">
            <text:p>40.00%</text:p>
          </table:table-cell>
          <table:table-cell table:style-name="ce35" office:value-type="percentage" office:value="0.6" calcext:value-type="percentage">
            <text:p>60.00%</text:p>
          </table:table-cell>
          <table:table-cell table:style-name="ce43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6">
          <table:table-cell table:style-name="ce17"/>
          <table:table-cell table:style-name="ce25" office:value-type="date" office:date-value="2013-11-22" calcext:value-type="date">
            <text:p>11/22/13</text:p>
          </table:table-cell>
          <table:table-cell table:style-name="ce38" office:value-type="percentage" office:value="1" calcext:value-type="percentage">
            <text:p>100.00%</text:p>
          </table:table-cell>
          <table:table-cell table:style-name="ce37"/>
          <table:table-cell table:style-name="ce44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6">
          <table:table-cell table:style-name="ce18" office:value-type="string" calcext:value-type="string">
            <text:p>Total Result</text:p>
          </table:table-cell>
          <table:table-cell table:style-name="ce26"/>
          <table:table-cell table:style-name="ce23" office:value-type="percentage" office:value="0.636363636363636" calcext:value-type="percentage">
            <text:p>63.64%</text:p>
          </table:table-cell>
          <table:table-cell table:style-name="ce32" office:value-type="percentage" office:value="0.363636363636364" calcext:value-type="percentage">
            <text:p>36.36%</text:p>
          </table:table-cell>
          <table:table-cell table:style-name="ce45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6" table:number-rows-repeated="104849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ster" table:style-name="ta3">
        <table:table-column table:style-name="co10" table:default-cell-style-name="Default"/>
        <table:table-column table:style-name="co21" table:default-cell-style-name="Default"/>
        <table:table-column table:style-name="co10" table:number-columns-repeated="1022" table:default-cell-style-name="ce2"/>
        <table:table-row table:style-name="ro3">
          <table:table-cell table:style-name="ce50" office:value-type="string" calcext:value-type="string" table:number-columns-spanned="2" table:number-rows-spanned="1">
            <text:p>Critical Reasoning</text:p>
          </table:table-cell>
          <table:covered-table-cell table:style-name="ce51"/>
          <table:table-cell table:number-columns-repeated="1022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rengthen</text:p>
          </table:table-cell>
          <table:table-cell table:number-columns-repeated="1022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eaken</text:p>
          </table:table-cell>
          <table:table-cell table:number-columns-repeated="1022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xplain Discrepancy</text:p>
          </table:table-cell>
          <table:table-cell table:number-columns-repeated="1022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Weaken</text:p>
          </table:table-cell>
          <table:table-cell table:number-columns-repeated="1022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trengthen</text:p>
          </table:table-cell>
          <table:table-cell table:number-columns-repeated="1022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xplain Discrepancy</text:p>
          </table:table-cell>
          <table:table-cell table:number-columns-repeated="1022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valuate</text:p>
          </table:table-cell>
          <table:table-cell table:number-columns-repeated="1022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Flaw</text:p>
          </table:table-cell>
          <table:table-cell table:number-columns-repeated="1022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Explain Discrepancy</text:p>
          </table:table-cell>
          <table:table-cell table:number-columns-repeated="1022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Evaluate</text:p>
          </table:table-cell>
          <table:table-cell table:number-columns-repeated="1022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trengthen</text:p>
          </table:table-cell>
          <table:table-cell table:number-columns-repeated="1022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omplete Argument</text:p>
          </table:table-cell>
          <table:table-cell table:number-columns-repeated="1022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Explain Discrepancy</text:p>
          </table:table-cell>
          <table:table-cell table:number-columns-repeated="1022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Strengthen</text:p>
          </table:table-cell>
          <table:table-cell table:number-columns-repeated="1022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Evaluate</text:p>
          </table:table-cell>
          <table:table-cell table:number-columns-repeated="1022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Strengthen</text:p>
          </table:table-cell>
          <table:table-cell table:number-columns-repeated="1022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Explain Discrepancy</text:p>
          </table:table-cell>
          <table:table-cell table:number-columns-repeated="1022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Describe Role</text:p>
          </table:table-cell>
          <table:table-cell table:number-columns-repeated="1022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Strengthen</text:p>
          </table:table-cell>
          <table:table-cell table:number-columns-repeated="1022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Weaken</text:p>
          </table:table-cell>
          <table:table-cell table:number-columns-repeated="1022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Assumption</text:p>
          </table:table-cell>
          <table:table-cell table:number-columns-repeated="1022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Explain Discrepancy</text:p>
          </table:table-cell>
          <table:table-cell table:number-columns-repeated="1022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Strengthen</text:p>
          </table:table-cell>
          <table:table-cell table:number-columns-repeated="1022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Explain Discrepancy</text:p>
          </table:table-cell>
          <table:table-cell table:number-columns-repeated="1022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Weaken</text:p>
          </table:table-cell>
          <table:table-cell table:number-columns-repeated="1022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Inference</text:p>
          </table:table-cell>
          <table:table-cell table:number-columns-repeated="1022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Evaluate</text:p>
          </table:table-cell>
          <table:table-cell table:number-columns-repeated="1022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Describe Role</text:p>
          </table:table-cell>
          <table:table-cell table:number-columns-repeated="1022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Strengthen</text:p>
          </table:table-cell>
          <table:table-cell table:number-columns-repeated="1022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Strengthen</text:p>
          </table:table-cell>
          <table:table-cell table:number-columns-repeated="1022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Strengthen</text:p>
          </table:table-cell>
          <table:table-cell table:number-columns-repeated="1022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Weaken</text:p>
          </table:table-cell>
          <table:table-cell table:number-columns-repeated="1022"/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omplete Argument</text:p>
          </table:table-cell>
          <table:table-cell table:number-columns-repeated="1022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Describe Argument</text:p>
          </table:table-cell>
          <table:table-cell table:number-columns-repeated="1022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Strengthen</text:p>
          </table:table-cell>
          <table:table-cell table:number-columns-repeated="1022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Evaluate</text:p>
          </table:table-cell>
          <table:table-cell table:number-columns-repeated="1022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Weaken</text:p>
          </table:table-cell>
          <table:table-cell table:number-columns-repeated="1022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Inference</text:p>
          </table:table-cell>
          <table:table-cell table:number-columns-repeated="1022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Complete Argument</text:p>
          </table:table-cell>
          <table:table-cell table:number-columns-repeated="1022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trengthen</text:p>
          </table:table-cell>
          <table:table-cell table:number-columns-repeated="1022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Assumption</text:p>
          </table:table-cell>
          <table:table-cell table:number-columns-repeated="102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Evaluate</text:p>
          </table:table-cell>
          <table:table-cell table:number-columns-repeated="1022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Weaken</text:p>
          </table:table-cell>
          <table:table-cell table:number-columns-repeated="1022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Explain Discrepancy</text:p>
          </table:table-cell>
          <table:table-cell table:number-columns-repeated="1022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Strengthen</text:p>
          </table:table-cell>
          <table:table-cell table:number-columns-repeated="1022"/>
        </table:table-row>
        <table:table-row table:style-name="ro3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Assumption</text:p>
          </table:table-cell>
          <table:table-cell table:number-columns-repeated="1022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Evaluate</text:p>
          </table:table-cell>
          <table:table-cell table:number-columns-repeated="1022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Assumption</text:p>
          </table:table-cell>
          <table:table-cell table:number-columns-repeated="1022"/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Explain Discrepancy</text:p>
          </table:table-cell>
          <table:table-cell table:number-columns-repeated="1022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trengthen</text:p>
          </table:table-cell>
          <table:table-cell table:number-columns-repeated="1022"/>
        </table:table-row>
        <table:table-row table:style-name="ro3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Weaken</text:p>
          </table:table-cell>
          <table:table-cell table:number-columns-repeated="1022"/>
        </table:table-row>
        <table:table-row table:style-name="ro3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Strengthen</text:p>
          </table:table-cell>
          <table:table-cell table:number-columns-repeated="1022"/>
        </table:table-row>
        <table:table-row table:style-name="ro3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Evaluate</text:p>
          </table:table-cell>
          <table:table-cell table:number-columns-repeated="1022"/>
        </table:table-row>
        <table:table-row table:style-name="ro3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Inference</text:p>
          </table:table-cell>
          <table:table-cell table:number-columns-repeated="1022"/>
        </table:table-row>
        <table:table-row table:style-name="ro3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Inference</text:p>
          </table:table-cell>
          <table:table-cell table:number-columns-repeated="1022"/>
        </table:table-row>
        <table:table-row table:style-name="ro3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Strengthen</text:p>
          </table:table-cell>
          <table:table-cell table:number-columns-repeated="1022"/>
        </table:table-row>
        <table:table-row table:style-name="ro3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Explain Discrepancy</text:p>
          </table:table-cell>
          <table:table-cell table:number-columns-repeated="1022"/>
        </table:table-row>
        <table:table-row table:style-name="ro3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Weaken</text:p>
          </table:table-cell>
          <table:table-cell table:number-columns-repeated="1022"/>
        </table:table-row>
        <table:table-row table:style-name="ro3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Complete Argument</text:p>
          </table:table-cell>
          <table:table-cell table:number-columns-repeated="1022"/>
        </table:table-row>
        <table:table-row table:style-name="ro3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Inference</text:p>
          </table:table-cell>
          <table:table-cell table:number-columns-repeated="1022"/>
        </table:table-row>
        <table:table-row table:style-name="ro3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Explain Discrepancy</text:p>
          </table:table-cell>
          <table:table-cell table:number-columns-repeated="1022"/>
        </table:table-row>
        <table:table-row table:style-name="ro3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Weaken</text:p>
          </table:table-cell>
          <table:table-cell table:number-columns-repeated="1022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Describe Role</text:p>
          </table:table-cell>
          <table:table-cell table:number-columns-repeated="1022"/>
        </table:table-row>
        <table:table-row table:style-name="ro3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Strengthen</text:p>
          </table:table-cell>
          <table:table-cell table:number-columns-repeated="1022"/>
        </table:table-row>
        <table:table-row table:style-name="ro3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Complete Argument</text:p>
          </table:table-cell>
          <table:table-cell table:number-columns-repeated="1022"/>
        </table:table-row>
        <table:table-row table:style-name="ro3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Inference</text:p>
          </table:table-cell>
          <table:table-cell table:number-columns-repeated="1022"/>
        </table:table-row>
        <table:table-row table:style-name="ro3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Strengthen</text:p>
          </table:table-cell>
          <table:table-cell table:number-columns-repeated="1022"/>
        </table:table-row>
        <table:table-row table:style-name="ro3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Evaluate</text:p>
          </table:table-cell>
          <table:table-cell table:number-columns-repeated="1022"/>
        </table:table-row>
        <table:table-row table:style-name="ro3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Complete Argument</text:p>
          </table:table-cell>
          <table:table-cell table:number-columns-repeated="1022"/>
        </table:table-row>
        <table:table-row table:style-name="ro3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Evaluate</text:p>
          </table:table-cell>
          <table:table-cell table:number-columns-repeated="1022"/>
        </table:table-row>
        <table:table-row table:style-name="ro3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Weaken</text:p>
          </table:table-cell>
          <table:table-cell table:number-columns-repeated="1022"/>
        </table:table-row>
        <table:table-row table:style-name="ro3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Evaluate</text:p>
          </table:table-cell>
          <table:table-cell table:number-columns-repeated="1022"/>
        </table:table-row>
        <table:table-row table:style-name="ro3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Weaken</text:p>
          </table:table-cell>
          <table:table-cell table:number-columns-repeated="1022"/>
        </table:table-row>
        <table:table-row table:style-name="ro3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Complete Argument</text:p>
          </table:table-cell>
          <table:table-cell table:number-columns-repeated="1022"/>
        </table:table-row>
        <table:table-row table:style-name="ro3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Assumption</text:p>
          </table:table-cell>
          <table:table-cell table:number-columns-repeated="1022"/>
        </table:table-row>
        <table:table-row table:style-name="ro3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Describe Role</text:p>
          </table:table-cell>
          <table:table-cell table:number-columns-repeated="1022"/>
        </table:table-row>
        <table:table-row table:style-name="ro3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Assumption</text:p>
          </table:table-cell>
          <table:table-cell table:number-columns-repeated="1022"/>
        </table:table-row>
        <table:table-row table:style-name="ro3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Describe Role</text:p>
          </table:table-cell>
          <table:table-cell table:number-columns-repeated="1022"/>
        </table:table-row>
        <table:table-row table:style-name="ro3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Weaken</text:p>
          </table:table-cell>
          <table:table-cell table:number-columns-repeated="1022"/>
        </table:table-row>
        <table:table-row table:style-name="ro3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Weaken</text:p>
          </table:table-cell>
          <table:table-cell table:number-columns-repeated="1022"/>
        </table:table-row>
        <table:table-row table:style-name="ro3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Complete Argument</text:p>
          </table:table-cell>
          <table:table-cell table:number-columns-repeated="1022"/>
        </table:table-row>
        <table:table-row table:style-name="ro3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Weaken</text:p>
          </table:table-cell>
          <table:table-cell table:number-columns-repeated="1022"/>
        </table:table-row>
        <table:table-row table:style-name="ro3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Assumption</text:p>
          </table:table-cell>
          <table:table-cell table:number-columns-repeated="1022"/>
        </table:table-row>
        <table:table-row table:style-name="ro3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Describe Argument</text:p>
          </table:table-cell>
          <table:table-cell table:number-columns-repeated="1022"/>
        </table:table-row>
        <table:table-row table:style-name="ro3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Describe Argument</text:p>
          </table:table-cell>
          <table:table-cell table:number-columns-repeated="1022"/>
        </table:table-row>
        <table:table-row table:style-name="ro3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Explain Discrepancy</text:p>
          </table:table-cell>
          <table:table-cell table:number-columns-repeated="1022"/>
        </table:table-row>
        <table:table-row table:style-name="ro3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Weaken</text:p>
          </table:table-cell>
          <table:table-cell table:number-columns-repeated="1022"/>
        </table:table-row>
        <table:table-row table:style-name="ro3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Weaken</text:p>
          </table:table-cell>
          <table:table-cell table:number-columns-repeated="102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Describe Role</text:p>
          </table:table-cell>
          <table:table-cell table:number-columns-repeated="1022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Weaken</text:p>
          </table:table-cell>
          <table:table-cell table:number-columns-repeated="1022"/>
        </table:table-row>
        <table:table-row table:style-name="ro3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Inference</text:p>
          </table:table-cell>
          <table:table-cell table:number-columns-repeated="1022"/>
        </table:table-row>
        <table:table-row table:style-name="ro3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Explain Discrepancy</text:p>
          </table:table-cell>
          <table:table-cell table:number-columns-repeated="1022"/>
        </table:table-row>
        <table:table-row table:style-name="ro3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Assumption</text:p>
          </table:table-cell>
          <table:table-cell table:number-columns-repeated="102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Explain Discrepancy</text:p>
          </table:table-cell>
          <table:table-cell table:number-columns-repeated="1022"/>
        </table:table-row>
        <table:table-row table:style-name="ro3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Strengthen</text:p>
          </table:table-cell>
          <table:table-cell table:number-columns-repeated="1022"/>
        </table:table-row>
        <table:table-row table:style-name="ro3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Assumption</text:p>
          </table:table-cell>
          <table:table-cell table:number-columns-repeated="1022"/>
        </table:table-row>
        <table:table-row table:style-name="ro3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Weaken</text:p>
          </table:table-cell>
          <table:table-cell table:number-columns-repeated="1022"/>
        </table:table-row>
        <table:table-row table:style-name="ro3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Describe Role</text:p>
          </table:table-cell>
          <table:table-cell table:number-columns-repeated="1022"/>
        </table:table-row>
        <table:table-row table:style-name="ro3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Explain Discrepancy</text:p>
          </table:table-cell>
          <table:table-cell table:number-columns-repeated="1022"/>
        </table:table-row>
        <table:table-row table:style-name="ro3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Flaw</text:p>
          </table:table-cell>
          <table:table-cell table:number-columns-repeated="1022"/>
        </table:table-row>
        <table:table-row table:style-name="ro3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Strengthen</text:p>
          </table:table-cell>
          <table:table-cell table:number-columns-repeated="1022"/>
        </table:table-row>
        <table:table-row table:style-name="ro3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Strengthen</text:p>
          </table:table-cell>
          <table:table-cell table:number-columns-repeated="1022"/>
        </table:table-row>
        <table:table-row table:style-name="ro3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Inference</text:p>
          </table:table-cell>
          <table:table-cell table:number-columns-repeated="1022"/>
        </table:table-row>
        <table:table-row table:style-name="ro3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Inference</text:p>
          </table:table-cell>
          <table:table-cell table:number-columns-repeated="1022"/>
        </table:table-row>
        <table:table-row table:style-name="ro3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Inference</text:p>
          </table:table-cell>
          <table:table-cell table:number-columns-repeated="1022"/>
        </table:table-row>
        <table:table-row table:style-name="ro3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Assumption</text:p>
          </table:table-cell>
          <table:table-cell table:number-columns-repeated="1022"/>
        </table:table-row>
        <table:table-row table:style-name="ro3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Weaken</text:p>
          </table:table-cell>
          <table:table-cell table:number-columns-repeated="1022"/>
        </table:table-row>
        <table:table-row table:style-name="ro3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Strengthen</text:p>
          </table:table-cell>
          <table:table-cell table:number-columns-repeated="1022"/>
        </table:table-row>
        <table:table-row table:style-name="ro3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Assumption</text:p>
          </table:table-cell>
          <table:table-cell table:number-columns-repeated="1022"/>
        </table:table-row>
        <table:table-row table:style-name="ro3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Evaluate</text:p>
          </table:table-cell>
          <table:table-cell table:number-columns-repeated="1022"/>
        </table:table-row>
        <table:table-row table:style-name="ro3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Strengthen</text:p>
          </table:table-cell>
          <table:table-cell table:number-columns-repeated="1022"/>
        </table:table-row>
        <table:table-row table:style-name="ro3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Weaken</text:p>
          </table:table-cell>
          <table:table-cell table:number-columns-repeated="1022"/>
        </table:table-row>
        <table:table-row table:style-name="ro3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Assumption</text:p>
          </table:table-cell>
          <table:table-cell table:number-columns-repeated="1022"/>
        </table:table-row>
        <table:table-row table:style-name="ro3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Evaluate</text:p>
          </table:table-cell>
          <table:table-cell table:number-columns-repeated="1022"/>
        </table:table-row>
        <table:table-row table:style-name="ro3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Weaken</text:p>
          </table:table-cell>
          <table:table-cell table:number-columns-repeated="1022"/>
        </table:table-row>
        <table:table-row table:style-name="ro3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Describe Role</text:p>
          </table:table-cell>
          <table:table-cell table:number-columns-repeated="1022"/>
        </table:table-row>
        <table:table-row table:style-name="ro3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Weaken</text:p>
          </table:table-cell>
          <table:table-cell table:number-columns-repeated="1022"/>
        </table:table-row>
        <table:table-row table:style-name="ro3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Strengthen</text:p>
          </table:table-cell>
          <table:table-cell table:number-columns-repeated="1022"/>
        </table:table-row>
        <table:table-row table:style-name="ro3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Weaken</text:p>
          </table:table-cell>
          <table:table-cell table:number-columns-repeated="1022"/>
        </table:table-row>
        <table:table-row table:style-name="ro3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Strengthen</text:p>
          </table:table-cell>
          <table:table-cell table:number-columns-repeated="1022"/>
        </table:table-row>
        <table:table-row table:style-name="ro3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Strengthen</text:p>
          </table:table-cell>
          <table:table-cell table:number-columns-repeated="1022"/>
        </table:table-row>
        <table:table-row table:style-name="ro3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Weaken</text:p>
          </table:table-cell>
          <table:table-cell table:number-columns-repeated="1022"/>
        </table:table-row>
        <table:table-row table:style-name="ro3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Describe Argument</text:p>
          </table:table-cell>
          <table:table-cell table:number-columns-repeated="1022"/>
        </table:table-row>
        <table:table-row table:style-name="ro3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Evaluate</text:p>
          </table:table-cell>
          <table:table-cell table:number-columns-repeated="1022"/>
        </table:table-row>
        <table:table-row table:style-name="ro3">
          <table:table-cell table:style-name="ce2" office:value-type="float" office:value="125" calcext:value-type="float">
            <text:p>125</text:p>
          </table:table-cell>
          <table:table-cell table:number-columns-repeated="1023"/>
        </table:table-row>
        <table:table-row table:style-name="ro3">
          <table:table-cell table:style-name="ce2" office:value-type="float" office:value="126" calcext:value-type="float">
            <text:p>126</text:p>
          </table:table-cell>
          <table:table-cell table:number-columns-repeated="1023"/>
        </table:table-row>
        <table:table-row table:style-name="ro3">
          <table:table-cell table:style-name="ce2" office:value-type="float" office:value="127" calcext:value-type="float">
            <text:p>127</text:p>
          </table:table-cell>
          <table:table-cell table:number-columns-repeated="1023"/>
        </table:table-row>
        <table:table-row table:style-name="ro3">
          <table:table-cell table:style-name="ce2" office:value-type="float" office:value="128" calcext:value-type="float">
            <text:p>128</text:p>
          </table:table-cell>
          <table:table-cell table:number-columns-repeated="1023"/>
        </table:table-row>
        <table:table-row table:style-name="ro3">
          <table:table-cell table:style-name="ce2" office:value-type="float" office:value="129" calcext:value-type="float">
            <text:p>129</text:p>
          </table:table-cell>
          <table:table-cell table:number-columns-repeated="1023"/>
        </table:table-row>
        <table:table-row table:style-name="ro3">
          <table:table-cell table:style-name="ce2" office:value-type="float" office:value="130" calcext:value-type="float">
            <text:p>130</text:p>
          </table:table-cell>
          <table:table-cell table:number-columns-repeated="1023"/>
        </table:table-row>
        <table:table-row table:style-name="ro3">
          <table:table-cell table:style-name="ce2" office:value-type="float" office:value="131" calcext:value-type="float">
            <text:p>131</text:p>
          </table:table-cell>
          <table:table-cell table:number-columns-repeated="1023"/>
        </table:table-row>
        <table:table-row table:style-name="ro3">
          <table:table-cell table:style-name="ce2" office:value-type="float" office:value="132" calcext:value-type="float">
            <text:p>132</text:p>
          </table:table-cell>
          <table:table-cell table:number-columns-repeated="1023"/>
        </table:table-row>
        <table:table-row table:style-name="ro3">
          <table:table-cell table:style-name="ce2" office:value-type="float" office:value="133" calcext:value-type="float">
            <text:p>133</text:p>
          </table:table-cell>
          <table:table-cell table:number-columns-repeated="1023"/>
        </table:table-row>
        <table:table-row table:style-name="ro3">
          <table:table-cell table:style-name="ce2" office:value-type="float" office:value="134" calcext:value-type="float">
            <text:p>134</text:p>
          </table:table-cell>
          <table:table-cell table:number-columns-repeated="1023"/>
        </table:table-row>
        <table:table-row table:style-name="ro3">
          <table:table-cell table:style-name="ce2" office:value-type="float" office:value="135" calcext:value-type="float">
            <text:p>135</text:p>
          </table:table-cell>
          <table:table-cell table:number-columns-repeated="1023"/>
        </table:table-row>
        <table:table-row table:style-name="ro3">
          <table:table-cell table:style-name="ce2" office:value-type="float" office:value="136" calcext:value-type="float">
            <text:p>136</text:p>
          </table:table-cell>
          <table:table-cell table:number-columns-repeated="1023"/>
        </table:table-row>
        <table:table-row table:style-name="ro3">
          <table:table-cell table:style-name="ce2" office:value-type="float" office:value="137" calcext:value-type="float">
            <text:p>137</text:p>
          </table:table-cell>
          <table:table-cell table:number-columns-repeated="1023"/>
        </table:table-row>
        <table:table-row table:style-name="ro3">
          <table:table-cell table:style-name="ce2" office:value-type="float" office:value="138" calcext:value-type="float">
            <text:p>138</text:p>
          </table:table-cell>
          <table:table-cell table:number-columns-repeated="1023"/>
        </table:table-row>
        <table:table-row table:style-name="ro3">
          <table:table-cell table:style-name="ce2" office:value-type="float" office:value="139" calcext:value-type="float">
            <text:p>139</text:p>
          </table:table-cell>
          <table:table-cell table:number-columns-repeated="1023"/>
        </table:table-row>
        <table:table-row table:style-name="ro3">
          <table:table-cell table:style-name="ce2" office:value-type="float" office:value="140" calcext:value-type="float">
            <text:p>140</text:p>
          </table:table-cell>
          <table:table-cell table:number-columns-repeated="1023"/>
        </table:table-row>
        <table:table-row table:style-name="ro3">
          <table:table-cell table:style-name="ce2" office:value-type="float" office:value="141" calcext:value-type="float">
            <text:p>141</text:p>
          </table:table-cell>
          <table:table-cell table:number-columns-repeated="1023"/>
        </table:table-row>
        <table:table-row table:style-name="ro3">
          <table:table-cell table:style-name="ce2" office:value-type="float" office:value="142" calcext:value-type="float">
            <text:p>142</text:p>
          </table:table-cell>
          <table:table-cell table:number-columns-repeated="1023"/>
        </table:table-row>
        <table:table-row table:style-name="ro3">
          <table:table-cell table:style-name="ce2" office:value-type="float" office:value="143" calcext:value-type="float">
            <text:p>143</text:p>
          </table:table-cell>
          <table:table-cell table:number-columns-repeated="1023"/>
        </table:table-row>
        <table:table-row table:style-name="ro3">
          <table:table-cell table:style-name="ce2" office:value-type="float" office:value="144" calcext:value-type="float">
            <text:p>144</text:p>
          </table:table-cell>
          <table:table-cell table:number-columns-repeated="1023"/>
        </table:table-row>
        <table:table-row table:style-name="ro3">
          <table:table-cell table:style-name="ce2" office:value-type="float" office:value="145" calcext:value-type="float">
            <text:p>145</text:p>
          </table:table-cell>
          <table:table-cell table:number-columns-repeated="1023"/>
        </table:table-row>
        <table:table-row table:style-name="ro3">
          <table:table-cell table:style-name="ce2" office:value-type="float" office:value="146" calcext:value-type="float">
            <text:p>146</text:p>
          </table:table-cell>
          <table:table-cell table:number-columns-repeated="1023"/>
        </table:table-row>
        <table:table-row table:style-name="ro3">
          <table:table-cell table:style-name="ce2" office:value-type="float" office:value="147" calcext:value-type="float">
            <text:p>147</text:p>
          </table:table-cell>
          <table:table-cell table:number-columns-repeated="1023"/>
        </table:table-row>
        <table:table-row table:style-name="ro3">
          <table:table-cell table:style-name="ce2" office:value-type="float" office:value="148" calcext:value-type="float">
            <text:p>148</text:p>
          </table:table-cell>
          <table:table-cell table:number-columns-repeated="1023"/>
        </table:table-row>
        <table:table-row table:style-name="ro3">
          <table:table-cell table:style-name="ce2" office:value-type="float" office:value="149" calcext:value-type="float">
            <text:p>149</text:p>
          </table:table-cell>
          <table:table-cell table:number-columns-repeated="1023"/>
        </table:table-row>
        <table:table-row table:style-name="ro3">
          <table:table-cell table:style-name="ce2" office:value-type="float" office:value="150" calcext:value-type="float">
            <text:p>150</text:p>
          </table:table-cell>
          <table:table-cell table:number-columns-repeated="1023"/>
        </table:table-row>
        <table:table-row table:style-name="ro3">
          <table:table-cell table:style-name="ce2" office:value-type="float" office:value="151" calcext:value-type="float">
            <text:p>151</text:p>
          </table:table-cell>
          <table:table-cell table:number-columns-repeated="1023"/>
        </table:table-row>
        <table:table-row table:style-name="ro3">
          <table:table-cell table:style-name="ce2" office:value-type="float" office:value="152" calcext:value-type="float">
            <text:p>152</text:p>
          </table:table-cell>
          <table:table-cell table:number-columns-repeated="1023"/>
        </table:table-row>
        <table:table-row table:style-name="ro3">
          <table:table-cell table:style-name="ce2" office:value-type="float" office:value="153" calcext:value-type="float">
            <text:p>153</text:p>
          </table:table-cell>
          <table:table-cell table:number-columns-repeated="1023"/>
        </table:table-row>
        <table:table-row table:style-name="ro3">
          <table:table-cell table:style-name="ce2" office:value-type="float" office:value="154" calcext:value-type="float">
            <text:p>154</text:p>
          </table:table-cell>
          <table:table-cell table:number-columns-repeated="1023"/>
        </table:table-row>
        <table:table-row table:style-name="ro3">
          <table:table-cell table:style-name="ce2" office:value-type="float" office:value="155" calcext:value-type="float">
            <text:p>155</text:p>
          </table:table-cell>
          <table:table-cell table:number-columns-repeated="1023"/>
        </table:table-row>
        <table:table-row table:style-name="ro3">
          <table:table-cell table:style-name="ce2" office:value-type="float" office:value="156" calcext:value-type="float">
            <text:p>156</text:p>
          </table:table-cell>
          <table:table-cell table:number-columns-repeated="1023"/>
        </table:table-row>
        <table:table-row table:style-name="ro3">
          <table:table-cell table:style-name="ce2" office:value-type="float" office:value="157" calcext:value-type="float">
            <text:p>157</text:p>
          </table:table-cell>
          <table:table-cell table:number-columns-repeated="1023"/>
        </table:table-row>
        <table:table-row table:style-name="ro3">
          <table:table-cell table:style-name="ce2" office:value-type="float" office:value="158" calcext:value-type="float">
            <text:p>158</text:p>
          </table:table-cell>
          <table:table-cell table:number-columns-repeated="1023"/>
        </table:table-row>
        <table:table-row table:style-name="ro3">
          <table:table-cell table:style-name="ce2" office:value-type="float" office:value="159" calcext:value-type="float">
            <text:p>159</text:p>
          </table:table-cell>
          <table:table-cell table:number-columns-repeated="1023"/>
        </table:table-row>
        <table:table-row table:style-name="ro3">
          <table:table-cell table:style-name="ce2" office:value-type="float" office:value="160" calcext:value-type="float">
            <text:p>160</text:p>
          </table:table-cell>
          <table:table-cell table:number-columns-repeated="1023"/>
        </table:table-row>
        <table:table-row table:style-name="ro3">
          <table:table-cell table:style-name="ce2" office:value-type="float" office:value="161" calcext:value-type="float">
            <text:p>161</text:p>
          </table:table-cell>
          <table:table-cell table:number-columns-repeated="1023"/>
        </table:table-row>
        <table:table-row table:style-name="ro3">
          <table:table-cell table:style-name="ce2" office:value-type="float" office:value="162" calcext:value-type="float">
            <text:p>162</text:p>
          </table:table-cell>
          <table:table-cell table:number-columns-repeated="1023"/>
        </table:table-row>
        <table:table-row table:style-name="ro3">
          <table:table-cell table:style-name="ce2" office:value-type="float" office:value="163" calcext:value-type="float">
            <text:p>163</text:p>
          </table:table-cell>
          <table:table-cell table:number-columns-repeated="1023"/>
        </table:table-row>
        <table:table-row table:style-name="ro3">
          <table:table-cell table:style-name="ce2" office:value-type="float" office:value="164" calcext:value-type="float">
            <text:p>164</text:p>
          </table:table-cell>
          <table:table-cell table:number-columns-repeated="1023"/>
        </table:table-row>
        <table:table-row table:style-name="ro3">
          <table:table-cell table:style-name="ce2" office:value-type="float" office:value="165" calcext:value-type="float">
            <text:p>165</text:p>
          </table:table-cell>
          <table:table-cell table:number-columns-repeated="1023"/>
        </table:table-row>
        <table:table-row table:style-name="ro3">
          <table:table-cell table:style-name="ce2" office:value-type="float" office:value="166" calcext:value-type="float">
            <text:p>166</text:p>
          </table:table-cell>
          <table:table-cell table:number-columns-repeated="1023"/>
        </table:table-row>
        <table:table-row table:style-name="ro3">
          <table:table-cell table:style-name="ce2" office:value-type="float" office:value="167" calcext:value-type="float">
            <text:p>167</text:p>
          </table:table-cell>
          <table:table-cell table:number-columns-repeated="1023"/>
        </table:table-row>
        <table:table-row table:style-name="ro3">
          <table:table-cell table:style-name="ce2" office:value-type="float" office:value="168" calcext:value-type="float">
            <text:p>168</text:p>
          </table:table-cell>
          <table:table-cell table:number-columns-repeated="1023"/>
        </table:table-row>
        <table:table-row table:style-name="ro3">
          <table:table-cell table:style-name="ce2" office:value-type="float" office:value="169" calcext:value-type="float">
            <text:p>169</text:p>
          </table:table-cell>
          <table:table-cell table:number-columns-repeated="1023"/>
        </table:table-row>
        <table:table-row table:style-name="ro3">
          <table:table-cell table:style-name="ce2" office:value-type="float" office:value="170" calcext:value-type="float">
            <text:p>170</text:p>
          </table:table-cell>
          <table:table-cell table:number-columns-repeated="1023"/>
        </table:table-row>
        <table:table-row table:style-name="ro3">
          <table:table-cell table:style-name="ce2" office:value-type="float" office:value="171" calcext:value-type="float">
            <text:p>171</text:p>
          </table:table-cell>
          <table:table-cell table:number-columns-repeated="1023"/>
        </table:table-row>
        <table:table-row table:style-name="ro3">
          <table:table-cell table:style-name="ce2" office:value-type="float" office:value="172" calcext:value-type="float">
            <text:p>172</text:p>
          </table:table-cell>
          <table:table-cell table:number-columns-repeated="1023"/>
        </table:table-row>
        <table:table-row table:style-name="ro3">
          <table:table-cell table:style-name="ce2" office:value-type="float" office:value="173" calcext:value-type="float">
            <text:p>173</text:p>
          </table:table-cell>
          <table:table-cell table:number-columns-repeated="1023"/>
        </table:table-row>
        <table:table-row table:style-name="ro3">
          <table:table-cell table:style-name="ce2" office:value-type="float" office:value="174" calcext:value-type="float">
            <text:p>174</text:p>
          </table:table-cell>
          <table:table-cell table:number-columns-repeated="1023"/>
        </table:table-row>
        <table:table-row table:style-name="ro3">
          <table:table-cell table:style-name="ce2" office:value-type="float" office:value="175" calcext:value-type="float">
            <text:p>175</text:p>
          </table:table-cell>
          <table:table-cell table:number-columns-repeated="1023"/>
        </table:table-row>
        <table:table-row table:style-name="ro3">
          <table:table-cell table:style-name="ce2" office:value-type="float" office:value="176" calcext:value-type="float">
            <text:p>176</text:p>
          </table:table-cell>
          <table:table-cell table:number-columns-repeated="1023"/>
        </table:table-row>
        <table:table-row table:style-name="ro3">
          <table:table-cell table:style-name="ce2" office:value-type="float" office:value="177" calcext:value-type="float">
            <text:p>177</text:p>
          </table:table-cell>
          <table:table-cell table:number-columns-repeated="1023"/>
        </table:table-row>
        <table:table-row table:style-name="ro3">
          <table:table-cell table:style-name="ce2" office:value-type="float" office:value="178" calcext:value-type="float">
            <text:p>178</text:p>
          </table:table-cell>
          <table:table-cell table:number-columns-repeated="1023"/>
        </table:table-row>
        <table:table-row table:style-name="ro3">
          <table:table-cell table:style-name="ce2" office:value-type="float" office:value="179" calcext:value-type="float">
            <text:p>179</text:p>
          </table:table-cell>
          <table:table-cell table:number-columns-repeated="1023"/>
        </table:table-row>
        <table:table-row table:style-name="ro3">
          <table:table-cell table:style-name="ce2" office:value-type="float" office:value="180" calcext:value-type="float">
            <text:p>180</text:p>
          </table:table-cell>
          <table:table-cell table:number-columns-repeated="1023"/>
        </table:table-row>
        <table:table-row table:style-name="ro3">
          <table:table-cell table:style-name="ce2" office:value-type="float" office:value="181" calcext:value-type="float">
            <text:p>181</text:p>
          </table:table-cell>
          <table:table-cell table:number-columns-repeated="1023"/>
        </table:table-row>
        <table:table-row table:style-name="ro3">
          <table:table-cell table:style-name="ce2" office:value-type="float" office:value="182" calcext:value-type="float">
            <text:p>182</text:p>
          </table:table-cell>
          <table:table-cell table:number-columns-repeated="1023"/>
        </table:table-row>
        <table:table-row table:style-name="ro3">
          <table:table-cell table:style-name="ce2" office:value-type="float" office:value="183" calcext:value-type="float">
            <text:p>183</text:p>
          </table:table-cell>
          <table:table-cell table:number-columns-repeated="1023"/>
        </table:table-row>
        <table:table-row table:style-name="ro3">
          <table:table-cell table:style-name="ce2" office:value-type="float" office:value="184" calcext:value-type="float">
            <text:p>184</text:p>
          </table:table-cell>
          <table:table-cell table:number-columns-repeated="1023"/>
        </table:table-row>
        <table:table-row table:style-name="ro3">
          <table:table-cell table:style-name="ce2" office:value-type="float" office:value="185" calcext:value-type="float">
            <text:p>185</text:p>
          </table:table-cell>
          <table:table-cell table:number-columns-repeated="1023"/>
        </table:table-row>
        <table:table-row table:style-name="ro3">
          <table:table-cell table:style-name="ce2" office:value-type="float" office:value="186" calcext:value-type="float">
            <text:p>186</text:p>
          </table:table-cell>
          <table:table-cell table:number-columns-repeated="1023"/>
        </table:table-row>
        <table:table-row table:style-name="ro3">
          <table:table-cell table:style-name="ce2" office:value-type="float" office:value="187" calcext:value-type="float">
            <text:p>187</text:p>
          </table:table-cell>
          <table:table-cell table:number-columns-repeated="1023"/>
        </table:table-row>
        <table:table-row table:style-name="ro3">
          <table:table-cell table:style-name="ce2" office:value-type="float" office:value="188" calcext:value-type="float">
            <text:p>188</text:p>
          </table:table-cell>
          <table:table-cell table:number-columns-repeated="1023"/>
        </table:table-row>
        <table:table-row table:style-name="ro3">
          <table:table-cell table:style-name="ce2" office:value-type="float" office:value="189" calcext:value-type="float">
            <text:p>189</text:p>
          </table:table-cell>
          <table:table-cell table:number-columns-repeated="1023"/>
        </table:table-row>
        <table:table-row table:style-name="ro3">
          <table:table-cell table:style-name="ce2" office:value-type="float" office:value="190" calcext:value-type="float">
            <text:p>190</text:p>
          </table:table-cell>
          <table:table-cell table:number-columns-repeated="1023"/>
        </table:table-row>
        <table:table-row table:style-name="ro3">
          <table:table-cell table:style-name="ce2" office:value-type="float" office:value="191" calcext:value-type="float">
            <text:p>191</text:p>
          </table:table-cell>
          <table:table-cell table:number-columns-repeated="1023"/>
        </table:table-row>
        <table:table-row table:style-name="ro3">
          <table:table-cell table:style-name="ce2" office:value-type="float" office:value="192" calcext:value-type="float">
            <text:p>192</text:p>
          </table:table-cell>
          <table:table-cell table:number-columns-repeated="1023"/>
        </table:table-row>
        <table:table-row table:style-name="ro3">
          <table:table-cell table:style-name="ce2" office:value-type="float" office:value="193" calcext:value-type="float">
            <text:p>193</text:p>
          </table:table-cell>
          <table:table-cell table:number-columns-repeated="1023"/>
        </table:table-row>
        <table:table-row table:style-name="ro3">
          <table:table-cell table:style-name="ce2" office:value-type="float" office:value="194" calcext:value-type="float">
            <text:p>194</text:p>
          </table:table-cell>
          <table:table-cell table:number-columns-repeated="1023"/>
        </table:table-row>
        <table:table-row table:style-name="ro3">
          <table:table-cell table:style-name="ce2" office:value-type="float" office:value="195" calcext:value-type="float">
            <text:p>195</text:p>
          </table:table-cell>
          <table:table-cell table:number-columns-repeated="1023"/>
        </table:table-row>
        <table:table-row table:style-name="ro3">
          <table:table-cell table:style-name="ce2" office:value-type="float" office:value="196" calcext:value-type="float">
            <text:p>196</text:p>
          </table:table-cell>
          <table:table-cell table:number-columns-repeated="1023"/>
        </table:table-row>
        <table:table-row table:style-name="ro3">
          <table:table-cell table:style-name="ce2" office:value-type="float" office:value="197" calcext:value-type="float">
            <text:p>197</text:p>
          </table:table-cell>
          <table:table-cell table:number-columns-repeated="1023"/>
        </table:table-row>
        <table:table-row table:style-name="ro3">
          <table:table-cell table:style-name="ce2" office:value-type="float" office:value="198" calcext:value-type="float">
            <text:p>198</text:p>
          </table:table-cell>
          <table:table-cell table:number-columns-repeated="1023"/>
        </table:table-row>
        <table:table-row table:style-name="ro3">
          <table:table-cell table:style-name="ce2" office:value-type="float" office:value="199" calcext:value-type="float">
            <text:p>199</text:p>
          </table:table-cell>
          <table:table-cell table:number-columns-repeated="1023"/>
        </table:table-row>
        <table:table-row table:style-name="ro3">
          <table:table-cell table:style-name="ce2" office:value-type="float" office:value="200" calcext:value-type="float">
            <text:p>200</text:p>
          </table:table-cell>
          <table:table-cell table:number-columns-repeated="1023"/>
        </table:table-row>
        <table:table-row table:style-name="ro6" table:number-rows-repeated="104837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consolidation table:function="countnums" table:source-cell-range-addresses="'GMAT Test Evaluation'.A1:'GMAT Test Evaluation'.A1" table:target-cell-address="Evaluation.A13"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Lohit Hindi" svg:font-family="'Lohit Hindi'" style:font-family-generic="swiss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number:fill-character> </number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ivot_20_Table_20_Category" style:display-name="Excel Built-in Pivot Table Category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Lohit Hindi" fo:font-family="'Lohit Hindi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ohit Hindi" style:font-family-complex="'Lohit Hindi'" style:font-family-generic-complex="swiss" style:font-size-complex="10pt" style:font-style-complex="normal" style:font-weight-complex="normal"/>
    </style:style>
    <style:style style:name="Excel_20_Built-in_20_Pivot_20_Table_20_Corner" style:display-name="Excel Built-in Pivot Table Corner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font-name="Lohit Hindi" fo:font-family="'Lohit Hindi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ohit Hindi" style:font-family-complex="'Lohit Hindi'" style:font-family-generic-complex="swiss" style:font-size-complex="10pt" style:font-style-complex="normal" style:font-weight-complex="normal"/>
    </style:style>
    <style:style style:name="Excel_20_Built-in_20_Pivot_20_Table_20_Field" style:display-name="Excel Built-in Pivot Table Field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font-name="Lohit Hindi" fo:font-family="'Lohit Hindi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ohit Hindi" style:font-family-complex="'Lohit Hindi'" style:font-family-generic-complex="swiss" style:font-size-complex="10pt" style:font-style-complex="normal" style:font-weight-complex="normal"/>
    </style:style>
    <style:style style:name="Excel_20_Built-in_20_Pivot_20_Table_20_Result" style:display-name="Excel Built-in Pivot Table Result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font-name="Lohit Hindi" fo:font-family="'Lohit Hindi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ohit Hindi" style:font-family-complex="'Lohit Hindi'" style:font-family-generic-complex="swiss" style:font-size-complex="10pt" style:font-style-complex="normal" style:font-weight-complex="normal"/>
    </style:style>
    <style:style style:name="Excel_20_Built-in_20_Pivot_20_Table_20_Title" style:display-name="Excel Built-in Pivot Table Title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Lohit Hindi" fo:font-family="'Lohit Hindi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ohit Hindi" style:font-family-complex="'Lohit Hindi'" style:font-family-generic-complex="swiss" style:font-size-complex="10pt" style:font-style-complex="normal" style:font-weight-complex="normal"/>
    </style:style>
    <style:style style:name="Excel_20_Built-in_20_Pivot_20_Table_20_Value" style:display-name="Excel Built-in Pivot Table Value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font-name="Lohit Hindi" fo:font-family="'Lohit Hindi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ohit Hindi" style:font-family-complex="'Lohit Hindi'" style:font-family-generic-complex="swiss" style:font-size-complex="10pt" style:font-style-complex="normal" style:font-weight-complex="normal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3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valuation" style:display-name="PageStyle_Evaluati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ritical_20_Reasoning" style:display-name="PageStyle_Critical Reasonin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ster" style:display-name="PageStyle_Master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5</meta:editing-cycles>
    <meta:editing-duration>PT2H38M7S</meta:editing-duration>
    <meta:generator>LibreOffice/4.1.3.2$Windows_x86 LibreOffice_project/70feb7d99726f064edab4605a8ab840c50ec57a</meta:generator>
    <dc:date>2013-12-03T09:01:00.362000000</dc:date>
    <meta:document-statistic meta:table-count="4" meta:cell-count="208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month/>
      <number:text>/</number:text>
      <number:day/>
      <number:text>/</number:text>
      <number:year/>
    </number:date-style>
    <style:style style:name="ch1" style:family="chart">
      <style:graphic-properties draw:stroke="none" draw:fill-color="#808080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3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e6e6ff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7" style:family="chart" style:data-style-name="N11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automatic" chart:symbol-width="0.176cm" chart:symbol-height="0.176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7.204cm" xlink:href=".." xlink:type="simple" chart:class="chart:line" chart:style-name="ch1">
        <chart:title svg:x="6.103cm" svg:y="0.28cm" chart:style-name="ch2">
          <text:p>Section Accuracy</text:p>
        </chart:title>
        <chart:legend chart:legend-position="end" svg:x="12.459cm" svg:y="3.29cm" style:legend-expansion="high" chart:style-name="ch3"/>
        <chart:plot-area chart:style-name="ch4" table:cell-range-address="'Critical Reasoning'.A3:'Critical Reasoning'.B10" chart:data-source-has-labels="both" svg:x="2.605cm" svg:y="1.491cm" svg:width="9.216cm" svg:height="4.561cm">
          <chartooo:coordinate-region svg:x="4.205cm" svg:y="1.703cm" svg:width="7.318cm" svg:height="3.676cm"/>
          <chart:axis chart:dimension="x" chart:name="primary-x" chart:style-name="ch5" chartooo:axis-type="auto">
            <chartooo:date-scale/>
            <chart:title svg:x="6.812cm" svg:y="6.197cm" chart:style-name="ch6">
              <text:p>Date</text:p>
            </chart:title>
            <chart:categories table:cell-range-address="'Critical Reasoning'.A5:'Critical Reasoning'.A10"/>
          </chart:axis>
          <chart:axis chart:dimension="y" chart:name="primary-y" chart:style-name="ch7">
            <chart:title svg:x="0.451cm" svg:y="3.478cm" chart:style-name="ch6">
              <text:p>% accuracy</text:p>
            </chart:title>
            <chart:grid chart:style-name="ch8" chart:class="major"/>
          </chart:axis>
          <chart:series chart:style-name="ch9" chart:values-cell-range-address="'Critical Reasoning'.B5:'Critical Reasoning'.B10" chart:label-cell-address="'Critical Reasoning'.B3:'Critical Reasoning'.B4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Correct</text:p>
                <text:list>
                  <text:list-item>
                    <text:p>Result</text:p>
                  </text:list-item>
                  <text:list-item>
                    <text:p>Correct</text:p>
                  </text:list-item>
                </text:list>
                <draw:g>
                  <svg:desc>'Critical Reasoning'.B3:'Critical Reasoning'.B4</svg:desc>
                </draw:g>
              </table:table-cell>
            </table:table-row>
          </table:table-header-rows>
          <table:table-rows>
            <table:table-row>
              <table:table-cell office:value-type="float" office:value="41600">
                <text:p>41600</text:p>
                <draw:g>
                  <svg:desc>'Critical Reasoning'.A5:'Critical Reasoning'.A10</svg:desc>
                </draw:g>
              </table:table-cell>
              <table:table-cell office:value-type="float" office:value="0.3">
                <text:p>0.3</text:p>
                <draw:g>
                  <svg:desc>'Critical Reasoning'.B5:'Critical Reasoning'.B10</svg:desc>
                </draw:g>
              </table:table-cell>
            </table:table-row>
            <table:table-row>
              <table:table-cell office:value-type="float" office:value="41597">
                <text:p>416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1595">
                <text:p>416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1576">
                <text:p>4158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1575">
                <text:p>4158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41571">
                <text:p>41570</text:p>
              </table:table-cell>
              <table:table-cell office:value-type="float" office:value="0.7">
                <text:p>0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1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cccccc"/>
    </style:style>
  </office:automatic-styles>
  <office:body>
    <office:chart>
      <chart:chart svg:width="15.384cm" svg:height="10.279cm" xlink:href=".." xlink:type="simple" chart:class="chart:bar" chart:style-name="ch1">
        <chart:title svg:x="5.408cm" svg:y="0.34cm" chart:style-name="ch2">
          <text:p>Result Correct</text:p>
        </chart:title>
        <chart:legend chart:legend-position="end" svg:x="12.433cm" svg:y="4.827cm" style:legend-expansion="high" chart:style-name="ch3"/>
        <chart:plot-area chart:style-name="ch4" table:cell-range-address="'Critical Reasoning'.A30:'Critical Reasoning'.A83 'Critical Reasoning'.C28:'Critical Reasoning'.C83" chart:data-source-has-labels="both" svg:x="0.757cm" svg:y="1.901cm" svg:width="11.062cm" svg:height="7.753cm" dr3d:transform="matrix (0.999972800016336 -0.00737533313452331 -0.0000607342043382752 0.00737537115762558 0.999847710542609 0.0158164352175289 -0.000055926523570631 -0.0158164529480484 0.999874910520494 0cm 0cm 0cm)" dr3d:vrp="(17993.0031805171 10480.2255964449 25094.6954579973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2.432cm" svg:y="2.024cm" svg:width="9.312cm" svg:height="5.566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Critical Reasoning'.A30:'Critical Reasoning'.A8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Critical Reasoning'.C30:'Critical Reasoning'.C83" chart:label-cell-address="'Critical Reasoning'.C28:'Critical Reasoning'.C29" chart:class="chart:bar">
            <chart:data-point chart:repeated="5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Correct</text:p>
                <text:list>
                  <text:list-item>
                    <text:p>Result</text:p>
                  </text:list-item>
                  <text:list-item>
                    <text:p>Correct</text:p>
                  </text:list-item>
                </text:list>
                <draw:g>
                  <svg:desc>'Critical Reasoning'.C28:'Critical Reasoning'.C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sumption</text:p>
                <draw:g>
                  <svg:desc>'Critical Reasoning'.A30:'Critical Reasoning'.A83</svg:desc>
                </draw:g>
              </table:table-cell>
              <table:table-cell office:value-type="float" office:value="1">
                <text:p>1</text:p>
                <draw:g>
                  <svg:desc>'Critical Reasoning'.C30:'Critical Reasoning'.C83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mplete Argumen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scribe Argumen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Describe Rol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valua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plain Discrepancy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Flaw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ference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rength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Weak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otal Result</text:p>
              </table:table-cell>
              <table:table-cell office:value-type="float" office:value="0.636363636363636">
                <text:p>0.6363636363636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